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21.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5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240.75pt"/>
    </style:style>
    <style:style style:name="co17" style:family="table-column">
      <style:table-column-properties fo:break-before="auto" style:column-width="173.25pt"/>
    </style:style>
    <style:style style:name="co18" style:family="table-column">
      <style:table-column-properties fo:break-before="auto" style:column-width="84.75pt"/>
    </style:style>
    <style:style style:name="co19"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14pt"/>
    </style:style>
    <style:style style:name="ro2" style:family="table-row">
      <style:table-row-properties fo:break-before="auto" style:row-height="285pt"/>
    </style:style>
    <style:style style:name="ro3" style:family="table-row">
      <style:table-row-properties fo:break-before="auto" style:row-height="185pt"/>
    </style:style>
    <style:style style:name="ro4" style:family="table-row">
      <style:table-row-properties fo:break-before="auto" style:row-height="228pt"/>
    </style:style>
    <style:style style:name="ro5" style:family="table-row">
      <style:table-row-properties fo:break-before="auto" style:row-height="171pt"/>
    </style:style>
    <style:style style:name="ro6" style:family="table-row">
      <style:table-row-properties fo:break-before="auto" style:row-height="242pt"/>
    </style:style>
    <style:style style:name="ro7" style:family="table-row">
      <style:table-row-properties fo:break-before="auto" style:row-height="257pt"/>
    </style:style>
    <style:style style:name="ro8" style:family="table-row">
      <style:table-row-properties fo:break-before="auto" style:row-height="356pt"/>
    </style:style>
    <style:style style:name="ro9" style:family="table-row">
      <style:table-row-properties fo:break-before="auto" style:row-height="128pt"/>
    </style:style>
    <style:style style:name="ro10" style:family="table-row">
      <style:table-row-properties fo:break-before="auto" style:row-height="200pt"/>
    </style:style>
    <style:style style:name="ro11" style:family="table-row">
      <style:table-row-properties fo:break-before="auto" style:row-height="214pt"/>
    </style:style>
    <style:style style:name="ro12" style:family="table-row">
      <style:table-row-properties fo:break-before="auto" style:row-height="314pt"/>
    </style:style>
    <style:style style:name="ro13" style:family="table-row">
      <style:table-row-properties fo:break-before="auto" style:row-height="385pt"/>
    </style:style>
    <style:style style:name="ro14" style:family="table-row">
      <style:table-row-properties fo:break-before="auto" style:row-height="371pt"/>
    </style:style>
    <style:style style:name="ro15" style:family="table-row">
      <style:table-row-properties fo:break-before="auto" style:row-height="299pt"/>
    </style:style>
    <style:style style:name="ro16" style:family="table-row">
      <style:table-row-properties fo:break-before="auto" style:row-height="157pt"/>
    </style:style>
    <style:style style:name="ro17" style:family="table-row">
      <style:table-row-properties fo:break-before="auto" style:row-height="143pt"/>
    </style:style>
    <style:style style:name="ro18" style:family="table-row">
      <style:table-row-properties fo:break-before="auto" style:row-height="57pt"/>
    </style:style>
    <style:style style:name="ro19" style:family="table-row">
      <style:table-row-properties fo:break-before="auto" style:row-height="100pt"/>
    </style:style>
    <style:style style:name="ro20" style:family="table-row">
      <style:table-row-properties fo:break-before="auto" style:row-height="328pt"/>
    </style:style>
    <style:style style:name="ro21" style:family="table-row">
      <style:table-row-properties fo:break-before="auto" style:row-height="342pt"/>
    </style:style>
    <style:style style:name="ro22" style:family="table-row">
      <style:table-row-properties fo:break-before="auto" style:row-height="410pt"/>
    </style:style>
    <style:style style:name="ro23" style:family="table-row">
      <style:table-row-properties fo:break-before="auto" style:row-height="71pt"/>
    </style:style>
    <style:style style:name="ro24" style:family="table-row">
      <style:table-row-properties fo:break-before="auto" style:row-height="86pt"/>
    </style:style>
    <style:style style:name="ro25" style:family="table-row">
      <style:table-row-properties fo:break-before="auto" style:row-height="271pt"/>
    </style:style>
    <style:style style:name="ro26" style:family="table-row">
      <style:table-row-properties fo:break-before="auto" style:row-height="399pt"/>
    </style:style>
    <style:style style:name="ro27" style:family="table-row">
      <style:table-row-properties fo:break-before="auto" style:row-height="43pt"/>
    </style:style>
    <style:style style:name="ro28" style:family="table-row">
      <style:table-row-properties fo:break-before="auto" style:row-height="13pt"/>
    </style:style>
    <style:style style:name="ro29" style:family="table-row">
      <style:table-row-properties fo:break-before="auto" style:row-height="29pt"/>
    </style:style>
    <style:style style:name="ro30" style:family="table-row">
      <style:table-row-properties fo:break-before="auto" style:row-height="14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24" style:family="table-cell">
      <style:table-cell-properties style:vertical-align="bottom" fo:wrap-option="wrap"/>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number-columns-repeated="2"/>
        <table:table-column table:style-name="co0" table:default-cell-style-name="Default" table:number-columns-repeated="1004"/>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2" office:value-type="string">
            <text:p>Habitat et comportement Répartition géographique</text:p>
          </table:table-cell>
          <table:table-cell table:style-name="ce22" office:value-type="string">
            <text:p>Habitat1</text:p>
          </table:table-cell>
          <table:table-cell table:style-name="ce22" office:value-type="string">
            <text:p>Habitat2</text:p>
          </table:table-cell>
          <table:table-cell table:number-columns-repeated="1004"/>
        </table:table-row>
        <table:table-row table:style-name="ro2">
          <table:table-cell table:style-name="ce23" office:value-type="string">
            <text:p>Coucou geai</text:p>
          </table:table-cell>
          <table:table-cell table:style-name="ce23"/>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4" office:value-type="float" office:value="37.0">
            <text:p>37</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Dos brun noir, bout des ailes tacheté de blanc. Calotte grise avec une petite huppe. Gorge et ventre blancs. Longue queue à bout blanc. Bec noir assez épais et légèrement crochu.</text:p>
          </table:table-cell>
          <table:table-cell table:number-columns-repeated="1007"/>
        </table:table-row>
        <table:table-row table:style-name="ro2">
          <table:table-cell table:style-name="ce23" office:value-type="string">
            <text:p>Coucou gris</text:p>
          </table:table-cell>
          <table:table-cell table:style-name="ce23"/>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4" office:value-type="float" office:value="33.0">
            <text:p>33</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table-cell table:style-name="ce24" office:value-type="string">
            <text:p>Dos et tête gris, ventre blanc strié horizontalement de noir. Longue queue mouchetée de blanc. Cercle oculaire jaune. Bec épais et noirâtre. Certaines femelles ont un plumage brun.</text:p>
          </table:table-cell>
          <table:table-cell table:number-columns-repeated="1007"/>
        </table:table-row>
        <table:table-row table:style-name="ro3">
          <table:table-cell table:style-name="ce23" office:value-type="string">
            <text:p>Engoulevent à collier roux</text:p>
          </table:table-cell>
          <table:table-cell table:style-name="ce23"/>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number-columns-repeated="1007"/>
        </table:table-row>
        <table:table-row table:style-name="ro3">
          <table:table-cell table:style-name="ce23" office:value-type="string">
            <text:p>Engoulevent d'Europe</text:p>
          </table:table-cell>
          <table:table-cell table:style-name="ce23"/>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number-columns-repeated="1007"/>
        </table:table-row>
        <table:table-row table:style-name="ro2">
          <table:table-cell table:style-name="ce23" office:value-type="string">
            <text:p>Ganga cata</text:p>
          </table:table-cell>
          <table:table-cell table:style-name="ce23"/>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4" office:value-type="float" office:value="35.0">
            <text:p>35</text:p>
          </table:table-cell>
          <table:table-cell table:style-name="ce25"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rousses, soulignées par des bandes noires. Bandes noires au niveau de l'oeil et du menton. Dos à écailles brunes, jaunes, bleutées et noires. Ventre blanc.</text:p>
          </table:table-cell>
          <table:table-cell table:number-columns-repeated="1007"/>
        </table:table-row>
        <table:table-row table:style-name="ro4">
          <table:table-cell table:style-name="ce23" office:value-type="string">
            <text:p>Ganga unibande</text:p>
          </table:table-cell>
          <table:table-cell table:style-name="ce23"/>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4" office:value-type="float" office:value="35.0">
            <text:p>35</text:p>
          </table:table-cell>
          <table:table-cell table:style-name="ce25"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gris brun. Tache rousse et noire au niveau du menton. Bande noire sur la poitrine. Bas du ventre noir. Dos moucheté gris brun.</text:p>
          </table:table-cell>
          <table:table-cell table:number-columns-repeated="1007"/>
        </table:table-row>
        <table:table-row table:style-name="ro5">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4" office:value-type="float" office:value="90.0">
            <text:p>90</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Base du cou et queue rousses. Tête et cou gris. Ventre blanc. Moustache blanche.</text:p>
          </table:table-cell>
          <table:table-cell table:number-columns-repeated="1007"/>
        </table:table-row>
        <table:table-row table:style-name="ro6">
          <table:table-cell table:style-name="ce23" office:value-type="string">
            <text:p>Guêpier d'Europe</text:p>
          </table:table-cell>
          <table:table-cell table:style-name="ce23"/>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4" office:value-type="float" office:value="28.0">
            <text:p>28</text:p>
          </table:table-cell>
          <table:table-cell table:style-name="ce24" office:value-type="string">
            <text:p>Autres</text:p>
          </table:table-cell>
          <table:table-cell/>
          <table:table-cell table:style-name="ce24" office:value-type="string">
            <text:p>courbé</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roux</text:p>
          </table:table-cell>
          <table:table-cell table:style-name="ce24" office:value-type="string">
            <text:p>bleu</text:p>
          </table:table-cell>
          <table:table-cell table:style-name="ce24" office:value-type="string">
            <text:p>Dos et calotte roux. Bas du dos jaune. Gorge jaune. Bandeau noir sur l'oeil. Ventre, bout des ailes et queue bleus. Bec noir et courbé.</text:p>
          </table:table-cell>
          <table:table-cell table:number-columns-repeated="1007"/>
        </table:table-row>
        <table:table-row table:style-name="ro7">
          <table:table-cell table:style-name="ce23" office:value-type="string">
            <text:p>Huppe fasciée</text:p>
          </table:table-cell>
          <table:table-cell table:style-name="ce23"/>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4" office:value-type="float" office:value="27.0">
            <text:p>27</text:p>
          </table:table-cell>
          <table:table-cell table:style-name="ce24" office:value-type="string">
            <text:p>Autres</text:p>
          </table:table-cell>
          <table:table-cell/>
          <table:table-cell table:style-name="ce24" office:value-type="string">
            <text:p>courbé</text:p>
          </table:table-cell>
          <table:table-cell table:number-columns-repeated="4"/>
          <table:table-cell table:style-name="ce24" office:value-type="string">
            <text:p>huppe</text:p>
          </table:table-cell>
          <table:table-cell table:style-name="ce24" office:value-type="string">
            <text:p>roux</text:p>
          </table:table-cell>
          <table:table-cell/>
          <table:table-cell table:style-name="ce24" office:value-type="string">
            <text:p>Tête et dos bruns. Huppe érectile rousse à taches noires. Les ailes et la queue sont striées de noir et blanc crème. Bec long, pointu et noirâtre. Ventre pâle.</text:p>
          </table:table-cell>
          <table:table-cell table:number-columns-repeated="1007"/>
        </table:table-row>
        <table:table-row table:style-name="ro8">
          <table:table-cell table:style-name="ce23" office:value-type="string">
            <text:p>Martin-pêcheur d'Europe</text:p>
          </table:table-cell>
          <table:table-cell table:style-name="ce23"/>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4" office:value-type="float" office:value="16.0">
            <text:p>16</text:p>
          </table:table-cell>
          <table:table-cell table:style-name="ce24" office:value-type="string">
            <text:p>Autr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leu</text:p>
          </table:table-cell>
          <table:table-cell table:style-name="ce24" office:value-type="string">
            <text:p>orange</text:p>
          </table:table-cell>
          <table:table-cell table:style-name="ce24"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number-columns-repeated="1007"/>
        </table:table-row>
        <table:table-row table:style-name="ro9">
          <table:table-cell table:style-name="ce23" office:value-type="string">
            <text:p>Outarde canepetière</text:p>
          </table:table-cell>
          <table:table-cell table:style-name="ce23"/>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4" office:value-type="float" office:value="44.0">
            <text:p>44</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tête grise à calotte brune. Collier noir et blanc complexe.</text:p>
          </table:table-cell>
          <table:table-cell table:number-columns-repeated="1007"/>
        </table:table-row>
        <table:table-row table:style-name="ro5">
          <table:table-cell table:style-name="ce23" office:value-type="string">
            <text:p>Rollier d'Europe</text:p>
          </table:table-cell>
          <table:table-cell table:style-name="ce23"/>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4" office:value-type="float" office:value="31.0">
            <text:p>31</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leu</text:p>
          </table:table-cell>
          <table:table-cell table:style-name="ce24" office:value-type="string">
            <text:p>roux</text:p>
          </table:table-cell>
          <table:table-cell table:style-name="ce24" office:value-type="string">
            <text:p>Dos roux. Bord des ailes noir. Tête et ventre bleus. Bec épais noir. Quelques plumes brunes autour du bec.</text:p>
          </table:table-cell>
          <table:table-cell table:number-columns-repeated="1007"/>
        </table:table-row>
        <table:table-row table:style-name="ro10">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4" office:value-type="float" office:value="15.0">
            <text:p>15</text:p>
          </table:table-cell>
          <table:table-cell table:style-name="ce24" office:value-type="string">
            <text:p>Autre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Dos grisâtre moucheté de blanc, noir et brun. Dessous roux. Tête grise mouchetée de blanc. Bec épais grisâtre. Espagne.</text:p>
          </table:table-cell>
          <table:table-cell table:number-columns-repeated="1007"/>
        </table:table-row>
        <table:table-row table:style-name="ro11">
          <table:table-cell table:style-name="ce23" office:value-type="string">
            <text:p>Chevêche d'Athéna</text:p>
          </table:table-cell>
          <table:table-cell table:style-name="ce23"/>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4" office:value-type="float" office:value="22.0">
            <text:p>22</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Corps brun moucheté de blanc, avec le ventre plus pâle que le dos. Tête plate, disques faciaux bordés de blanc, bec crochu jaune, œil jaune.</text:p>
          </table:table-cell>
          <table:table-cell table:number-columns-repeated="1007"/>
        </table:table-row>
        <table:table-row table:style-name="ro12">
          <table:table-cell table:style-name="ce23" office:value-type="string">
            <text:p>Chevêchette d'Europe</text:p>
          </table:table-cell>
          <table:table-cell table:style-name="ce23"/>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4" office:value-type="float" office:value="17.0">
            <text:p>17</text:p>
          </table:table-cell>
          <table:table-cell table:style-name="ce24" office:value-type="string">
            <text:p>Chouettes, hiboux</text:p>
          </table:table-cell>
          <table:table-cell/>
          <table:table-cell table:style-name="ce24" office:value-type="string">
            <text:p>crochu</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ête plate brune, ventre blanc strié de brun. Sourcils blancs, disques faciaux peu prononcés, marqués de cercles concentriques incomplets, bec crochu jaune. Nord de l'Europe ou zones montagneuses.</text:p>
          </table:table-cell>
          <table:table-cell table:number-columns-repeated="1007"/>
        </table:table-row>
        <table:table-row table:style-name="ro13">
          <table:table-cell table:style-name="ce23" office:value-type="string">
            <text:p>Chouette de l'Oural</text:p>
          </table:table-cell>
          <table:table-cell table:style-name="ce23"/>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4" office:value-type="float" office:value="61.0">
            <text:p>61</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number-columns-repeated="1007"/>
        </table:table-row>
        <table:table-row table:style-name="ro8">
          <table:table-cell table:style-name="ce23" office:value-type="string">
            <text:p>Chouette de Tengmalm</text:p>
          </table:table-cell>
          <table:table-cell table:style-name="ce23"/>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4" office:value-type="float" office:value="25.0">
            <text:p>25</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number-columns-repeated="1007"/>
        </table:table-row>
        <table:table-row table:style-name="ro14">
          <table:table-cell table:style-name="ce23" office:value-type="string">
            <text:p>Chouette épervière</text:p>
          </table:table-cell>
          <table:table-cell table:style-name="ce23"/>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number-columns-repeated="1007"/>
        </table:table-row>
        <table:table-row table:style-name="ro13">
          <table:table-cell table:style-name="ce23" office:value-type="string">
            <text:p>Chouette hulotte</text:p>
          </table:table-cell>
          <table:table-cell table:style-name="ce23"/>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4" office:value-type="float" office:value="39.0">
            <text:p>39</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number-columns-repeated="1007"/>
        </table:table-row>
        <table:table-row table:style-name="ro6">
          <table:table-cell table:style-name="ce23" office:value-type="string">
            <text:p>Chouette lapone</text:p>
          </table:table-cell>
          <table:table-cell table:style-name="ce23"/>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4" office:value-type="float" office:value="66.0">
            <text:p>66</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Corps brun gris mêlé de blanc. Disques faciaux très prononcés et ronds marqués de cercles concentriques. Oeil jaune cerclé de noir, bec jaune. Nord de l'Europe. </text:p>
          </table:table-cell>
          <table:table-cell table:number-columns-repeated="1007"/>
        </table:table-row>
        <table:table-row table:style-name="ro15">
          <table:table-cell table:style-name="ce23" office:value-type="string">
            <text:p>Effraie des clochers</text:p>
          </table:table-cell>
          <table:table-cell table:style-name="ce23"/>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4" office:value-type="float" office:value="34.0">
            <text:p>34</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Face, cou et ventre blancs. Dos brun mêlé de gris, moucheté de blanc et de noir. Disque facial blanc, très marqué, bordé de brun. Quelques plumes brunes autour des yeux noirs. Bec blanchâtre.</text:p>
          </table:table-cell>
          <table:table-cell table:number-columns-repeated="1007"/>
        </table:table-row>
        <table:table-row table:style-name="ro6">
          <table:table-cell table:style-name="ce23" office:value-type="string">
            <text:p>Grand-duc d'Europe</text:p>
          </table:table-cell>
          <table:table-cell table:style-name="ce23"/>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4" office:value-type="float" office:value="67.0">
            <text:p>6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noirâtre. Gorge brune striée de noir. Disque facial gris formant un V au niveau du front. Grandes aigrettes. Oeil orange. Bec noir.</text:p>
          </table:table-cell>
          <table:table-cell table:number-columns-repeated="1007"/>
        </table:table-row>
        <table:table-row table:style-name="ro16">
          <table:table-cell table:style-name="ce23" office:value-type="string">
            <text:p>Harfang des neiges</text:p>
          </table:table-cell>
          <table:table-cell table:style-name="ce23"/>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4" office:value-type="float" office:value="59.0">
            <text:p>59</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lanc</text:p>
          </table:table-cell>
          <table:table-cell/>
          <table:table-cell table:style-name="ce24" office:value-type="string">
            <text:p>Mâle entièrement blanc, femelle striée de noir. Vit dans la toundra, plutôt en bord de mer.</text:p>
          </table:table-cell>
          <table:table-cell table:number-columns-repeated="1007"/>
        </table:table-row>
        <table:table-row table:style-name="ro12">
          <table:table-cell table:style-name="ce23" office:value-type="string">
            <text:p>Hibou des marais</text:p>
          </table:table-cell>
          <table:table-cell table:style-name="ce23"/>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Dos brun sombre moucheté de blanc. Dessous blanc moucheté de noir. Disque facial prononcé, blanc au centre, brun sur les côté et cerclé de blanc. Bec noir, yeux jaunes. Aigrettes à peine visibles.</text:p>
          </table:table-cell>
          <table:table-cell table:number-columns-repeated="1007"/>
        </table:table-row>
        <table:table-row table:style-name="ro12">
          <table:table-cell table:style-name="ce23" office:value-type="string">
            <text:p>Hibou moyen-duc</text:p>
          </table:table-cell>
          <table:table-cell table:style-name="ce23"/>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4" office:value-type="float" office:value="37.0">
            <text:p>3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gris brun. Devant brun moucheté de blanc. Disque facial coupé par un V frontal gris, bordé de blanc et de noir, brun sur les bords externes. Grandes aigrettes. Yeux jaunes. Bec crochu et noir.</text:p>
          </table:table-cell>
          <table:table-cell table:number-columns-repeated="1007"/>
        </table:table-row>
        <table:table-row table:style-name="ro11">
          <table:table-cell table:style-name="ce23" office:value-type="string">
            <text:p>Petit-duc scops</text:p>
          </table:table-cell>
          <table:table-cell table:style-name="ce23"/>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4" office:value-type="float" office:value="19.0">
            <text:p>19</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Entièrement gris-brun, avec un plumage proche couleur d'écorce. Petites aigrettes pas toujours visibles. Bec noir, et yeux jaunes.</text:p>
          </table:table-cell>
          <table:table-cell table:number-columns-repeated="1007"/>
        </table:table-row>
        <table:table-row table:style-name="ro7">
          <table:table-cell table:style-name="ce23" office:value-type="string">
            <text:p>Cassenoix moucheté</text:p>
          </table:table-cell>
          <table:table-cell table:style-name="ce23"/>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4" office:value-type="float" office:value="32.0">
            <text:p>32</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ventre, gorge et joues brun moucheté de blanc. Queue et bouts des ailes noirs, la queue étant de plus bordée de blanc. Croupion blanc. Epais bec noir. </text:p>
          </table:table-cell>
          <table:table-cell table:number-columns-repeated="1007"/>
        </table:table-row>
        <table:table-row table:style-name="ro5">
          <table:table-cell table:style-name="ce23" office:value-type="string">
            <text:p>Chocard à bec jaune</text:p>
          </table:table-cell>
          <table:table-cell table:style-name="ce23"/>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4" office:value-type="float" office:value="38.0">
            <text:p>38</text:p>
          </table:table-cell>
          <table:table-cell table:style-name="ce24" office:value-type="string">
            <text:p>corvid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noir, à l'exception du bec jaune et des pattes orange. Souvent en grandes bandes. Oiseau de montagne.</text:p>
          </table:table-cell>
          <table:table-cell table:number-columns-repeated="1007"/>
        </table:table-row>
        <table:table-row table:style-name="ro10">
          <table:table-cell table:style-name="ce23" office:value-type="string">
            <text:p>Choucas des tours</text:p>
          </table:table-cell>
          <table:table-cell table:style-name="ce23"/>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4" office:value-type="float" office:value="33.0">
            <text:p>33</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gris noir, particulièrement sombre sur le dessus et au bout des ailes. Nuque gris pâle, front noir. Bec épais noir, pattes noires.</text:p>
          </table:table-cell>
          <table:table-cell table:number-columns-repeated="1007"/>
        </table:table-row>
        <table:table-row table:style-name="ro4">
          <table:table-cell table:style-name="ce23" office:value-type="string">
            <text:p>Corbeau freux</text:p>
          </table:table-cell>
          <table:table-cell table:style-name="ce23"/>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out noir, à l'exception d'une zone de peau nue et blanchâtre à la base du bec. Bec épais noir, pattes noires. Forme des colonies parfois importantes. </text:p>
          </table:table-cell>
          <table:table-cell table:number-columns-repeated="1007"/>
        </table:table-row>
        <table:table-row table:style-name="ro17">
          <table:table-cell table:style-name="ce23" office:value-type="string">
            <text:p>Corneille mantelée</text:p>
          </table:table-cell>
          <table:table-cell table:style-name="ce23"/>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4" office:value-type="float" office:value="46.0">
            <text:p>46</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gorge, bout des ailes et queue noirs, nuque, dos et ventre gris-brun clair. Epais bec noir.</text:p>
          </table:table-cell>
          <table:table-cell table:number-columns-repeated="1007"/>
        </table:table-row>
        <table:table-row table:style-name="ro18">
          <table:table-cell table:style-name="ce23" office:value-type="string">
            <text:p>Corneille noire</text:p>
          </table:table-cell>
          <table:table-cell table:style-name="ce23"/>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4" office:value-type="float" office:value="47.0">
            <text:p>47</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Entièrement noire, du bec (épais) aux pattes.</text:p>
          </table:table-cell>
          <table:table-cell table:number-columns-repeated="1007"/>
        </table:table-row>
        <table:table-row table:style-name="ro9">
          <table:table-cell table:style-name="ce23" office:value-type="string">
            <text:p>Crave à bec rouge</text:p>
          </table:table-cell>
          <table:table-cell table:style-name="ce23"/>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4" office:value-type="float" office:value="39.0">
            <text:p>39</text:p>
          </table:table-cell>
          <table:table-cell table:style-name="ce24" office:value-type="string">
            <text:p>corvidés</text:p>
          </table:table-cell>
          <table:table-cell/>
          <table:table-cell table:style-name="ce24" office:value-type="string">
            <text:p>courbé</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out noir, à l'exception du bec et des pattes rouges. Le bec est courbé. Le jeune a le bec jaune.</text:p>
          </table:table-cell>
          <table:table-cell table:style-name="ce24" office:value-type="string">
            <text:p> Sédentaire. Vit en haute montagne ou sur les côtes rocheuses.</text:p>
          </table:table-cell>
          <table:table-cell table:number-columns-repeated="1006"/>
        </table:table-row>
        <table:table-row table:style-name="ro6">
          <table:table-cell table:style-name="ce23" office:value-type="string">
            <text:p>Geai des chênes</text:p>
          </table:table-cell>
          <table:table-cell table:style-name="ce23"/>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eu</text:p>
          </table:table-cell>
          <table:table-cell table:style-name="ce24" office:value-type="string">
            <text:p>Tête, dos et ventre bruns. Oeil bleu. Moustaches noires, menton blanc. Bout des ailes et queue noirs. Plumes d'un bleu brillant sur les ailes. Bec épais et noir.</text:p>
          </table:table-cell>
          <table:table-cell table:number-columns-repeated="1007"/>
        </table:table-row>
        <table:table-row table:style-name="ro19">
          <table:table-cell table:style-name="ce23" office:value-type="string">
            <text:p>Grand Corbeau</text:p>
          </table:table-cell>
          <table:table-cell table:style-name="ce23"/>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4" office:value-type="float" office:value="64.0">
            <text:p>6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Intégralement noir. Bec épais, couvert d'un duvet noir à la base.</text:p>
          </table:table-cell>
          <table:table-cell table:number-columns-repeated="1007"/>
        </table:table-row>
        <table:table-row table:style-name="ro20">
          <table:table-cell table:style-name="ce23" office:value-type="string">
            <text:p>Mésangeai imitateur</text:p>
          </table:table-cell>
          <table:table-cell table:style-name="ce23"/>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4" office:value-type="float" office:value="30.0">
            <text:p>30</text:p>
          </table:table-cell>
          <table:table-cell table:style-name="ce24" office:value-type="string">
            <text:p>corvidé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gris-brun, bout des ailes grises, tête brun sombre, cou et gorge d'un brun plus terne, ventre roussâtre. Quelques plumes d'un roux plus éclatant sur l'aile et la queue. Petit bec noir. Scandinavie.</text:p>
          </table:table-cell>
          <table:table-cell table:number-columns-repeated="1007"/>
        </table:table-row>
        <table:table-row table:style-name="ro11">
          <table:table-cell table:style-name="ce23" office:value-type="string">
            <text:p>Pie bavarde</text:p>
          </table:table-cell>
          <table:table-cell table:style-name="ce23"/>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Tête et dos noirs, reflets bleus sur les ailes et la longue queue. Ventre blanc. Marques blanches sur les ailes. Bec et pattes noires.</text:p>
          </table:table-cell>
          <table:table-cell table:number-columns-repeated="1007"/>
        </table:table-row>
        <table:table-row table:style-name="ro10">
          <table:table-cell table:style-name="ce23" office:value-type="string">
            <text:p>Pie bleue</text:p>
          </table:table-cell>
          <table:table-cell table:style-name="ce23"/>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bleu</text:p>
          </table:table-cell>
          <table:table-cell table:style-name="ce24" office:value-type="string">
            <text:p>Corps brun gris, dessous brun pale, calotte noire, bavette blanchâtre. Ailes et longue queue bleues. Bec et pattes noires.</text:p>
          </table:table-cell>
          <table:table-cell table:number-columns-repeated="1007"/>
        </table:table-row>
        <table:table-row table:style-name="ro2">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Cou, tête et dos gris bleu. Flancs roux. Tache blanche autour de l'oeil. En Europe, se rencontre essentiellement en Islande. La femelle est brune, avec une tache blanche derrière l'oeil.</text:p>
          </table:table-cell>
          <table:table-cell table:number-columns-repeated="1007"/>
        </table:table-row>
        <table:table-row table:style-name="ro20">
          <table:table-cell table:style-name="ce23" office:value-type="string">
            <text:p>Bernache à cou roux</text:p>
          </table:table-cell>
          <table:table-cell table:style-name="ce23"/>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number-columns-repeated="1007"/>
        </table:table-row>
        <table:table-row table:style-name="ro7">
          <table:table-cell table:style-name="ce23" office:value-type="string">
            <text:p>Bernache cravant</text:p>
          </table:table-cell>
          <table:table-cell table:style-name="ce23"/>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Ventre clair ou gris sombre selon les régions. Dos gris. Flancs blancs tigrés. Croupion blanc. Marque blanche au niveau du cou. Bec noir.</text:p>
          </table:table-cell>
          <table:table-cell table:number-columns-repeated="1007"/>
        </table:table-row>
        <table:table-row table:style-name="ro3">
          <table:table-cell table:style-name="ce23" office:value-type="string">
            <text:p>Bernache du Canada</text:p>
          </table:table-cell>
          <table:table-cell table:style-name="ce23"/>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4" office:value-type="float" office:value="95.0">
            <text:p>9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à l'exception d'une tache sur le menton. Dos et flancs bruns. Gorge et croupion blancs. Bec noir.</text:p>
          </table:table-cell>
          <table:table-cell table:number-columns-repeated="1007"/>
        </table:table-row>
        <table:table-row table:style-name="ro5">
          <table:table-cell table:style-name="ce23" office:value-type="string">
            <text:p>Bernache nonnette</text:p>
          </table:table-cell>
          <table:table-cell table:style-name="ce23"/>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4" office:value-type="float" office:value="63.0">
            <text:p>6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Joues et front blancs. Dos gris barré de noir. Calotte, cou et gorge noirs. Flancs grisâtres. Bec noir.</text:p>
          </table:table-cell>
          <table:table-cell table:number-columns-repeated="1007"/>
        </table:table-row>
        <table:table-row table:style-name="ro15">
          <table:table-cell table:style-name="ce23" office:value-type="string">
            <text:p>Canard chipeau</text:p>
          </table:table-cell>
          <table:table-cell table:style-name="ce23"/>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brune. Corps gris, quelques plumes brunes sur le dos, croupion noir et miroir blanc. Le mâle a le bec noir et la femelle a le bec orangé. Elle est brune avec un miroir blanc et un plumage en écailles.</text:p>
          </table:table-cell>
          <table:table-cell table:number-columns-repeated="1007"/>
        </table:table-row>
        <table:table-row table:style-name="ro21">
          <table:table-cell table:style-name="ce23" office:value-type="string">
            <text:p>Canard colvert</text:p>
          </table:table-cell>
          <table:table-cell table:style-name="ce23"/>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table-cell table:style-name="ce24" office:value-type="string">
            <text:p>orange</text:p>
          </table:table-cell>
          <table:table-cell/>
          <table:table-cell table:style-name="ce24" office:value-type="string">
            <text:p>gris</text:p>
          </table:table-cell>
          <table:table-cell table:style-name="ce24" office:value-type="string">
            <text:p>vert</text:p>
          </table:table-cell>
          <table:table-cell table:style-name="ce24" office:value-type="string">
            <text:p>Tête verte, collier blanc, gorge brune. Corps gris avec quelques brunes. Croupion noir avec une plume blanche. Bec jaune, pattes orange. Femelle au bec orange, entièrement brune avec un miroir violet.</text:p>
          </table:table-cell>
          <table:table-cell table:number-columns-repeated="1007"/>
        </table:table-row>
        <table:table-row table:style-name="ro15">
          <table:table-cell table:style-name="ce23" office:value-type="string">
            <text:p>Canard mandarin</text:p>
          </table:table-cell>
          <table:table-cell table:style-name="ce23"/>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style-name="ce24" office:value-type="string">
            <text:p>blanc</text:p>
          </table:table-cell>
          <table:table-cell table:number-columns-repeated="3"/>
          <table:table-cell table:style-name="ce24" office:value-type="string">
            <text:p>brun</text:p>
          </table:table-cell>
          <table:table-cell/>
          <table:table-cell table:style-name="ce24" office:value-type="string">
            <text:p>Le mâle est impossible à confondre en raison de ses couleurs vives (brun, blanc, vert, bleu, reflets violets) et de l'agencement de ces plumes. La femelle est grise avec les flancs tachetés.</text:p>
          </table:table-cell>
          <table:table-cell table:number-columns-repeated="1007"/>
        </table:table-row>
        <table:table-row table:style-name="ro22">
          <table:table-cell table:style-name="ce23" office:value-type="string">
            <text:p>Canard pilet</text:p>
          </table:table-cell>
          <table:table-cell table:style-name="ce23"/>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4" office:value-type="float" office:value="66.0">
            <text:p>6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style-name="ce24" office:value-type="string">
            <text:p>brun</text:p>
          </table:table-cell>
          <table:table-cell table:style-name="ce24"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number-columns-repeated="1007"/>
        </table:table-row>
        <table:table-row table:style-name="ro4">
          <table:table-cell table:style-name="ce23" office:value-type="string">
            <text:p>Canard siffleur</text:p>
          </table:table-cell>
          <table:table-cell table:style-name="ce23"/>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Chez le mâle, tête rousse, barrée de jaune pâle sur le dessus. Gorge brun rosé. Dos gris, croupion noir. Femelle brune. Bec gris à bout noir.</text:p>
          </table:table-cell>
          <table:table-cell table:number-columns-repeated="1007"/>
        </table:table-row>
        <table:table-row table:style-name="ro21">
          <table:table-cell table:style-name="ce23" office:value-type="string">
            <text:p>Canard souchet</text:p>
          </table:table-cell>
          <table:table-cell table:style-name="ce23"/>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autr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x</text:p>
          </table:table-cell>
          <table:table-cell table:style-name="ce24"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number-columns-repeated="1007"/>
        </table:table-row>
        <table:table-row table:style-name="ro23">
          <table:table-cell table:style-name="ce23" office:value-type="string">
            <text:p>Cygne chanteur</text:p>
          </table:table-cell>
          <table:table-cell table:style-name="ce23"/>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text:p>
          </table:table-cell>
          <table:table-cell table:number-columns-repeated="1007"/>
        </table:table-row>
        <table:table-row table:style-name="ro5">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4" office:value-type="float" office:value="122.0">
            <text:p>12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 La partie jaune est plus réduite que chez le cygne chanteur.</text:p>
          </table:table-cell>
          <table:table-cell table:number-columns-repeated="1007"/>
        </table:table-row>
        <table:table-row table:style-name="ro24">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Renflement noir au-dessus du bec orange.</text:p>
          </table:table-cell>
          <table:table-cell table:number-columns-repeated="1007"/>
        </table:table-row>
        <table:table-row table:style-name="ro15">
          <table:table-cell table:style-name="ce23" office:value-type="string">
            <text:p>Eider à duvet</text:p>
          </table:table-cell>
          <table:table-cell table:style-name="ce23"/>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Corps blanc. Flancs et croupion noirs. Tête blanche avec une calotte noire et une nuque verdâtre. Front dans l'alignement du bec jaunâtre. La femelle est entièrement brune. Canard marin.</text:p>
          </table:table-cell>
          <table:table-cell table:number-columns-repeated="1007"/>
        </table:table-row>
        <table:table-row table:style-name="ro15">
          <table:table-cell table:style-name="ce23" office:value-type="string">
            <text:p>Eider à tête grise</text:p>
          </table:table-cell>
          <table:table-cell table:style-name="ce23"/>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4"/>
          <table:table-cell table:style-name="ce24" office:value-type="string">
            <text:p>noir</text:p>
          </table:table-cell>
          <table:table-cell/>
          <table:table-cell table:style-name="ce24" office:value-type="string">
            <text:p>Tête grise aplatie. Joues verdâtres. Gorge brune. Dos, flancs et croupion noirs avec quelques marques blanches. Bec orange surmonté d'une excroissance jaune et noire. La femelle est entièrement brune.</text:p>
          </table:table-cell>
          <table:table-cell table:number-columns-repeated="1007"/>
        </table:table-row>
        <table:table-row table:style-name="ro25">
          <table:table-cell table:style-name="ce23" office:value-type="string">
            <text:p>Eider de Steller</text:p>
          </table:table-cell>
          <table:table-cell table:style-name="ce23"/>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Tête blanche avec une marque verdâtre sur la nuque et au-dessus du bec. Collier noir. Flancs brunâtres marqués d'un point noir. Dos noir rayé de blanc. Croupion noir.</text:p>
          </table:table-cell>
          <table:table-cell table:number-columns-repeated="1007"/>
        </table:table-row>
        <table:table-row table:style-name="ro11">
          <table:table-cell table:style-name="ce23" office:value-type="string">
            <text:p>Érismature à tête blanche</text:p>
          </table:table-cell>
          <table:table-cell table:style-name="ce23"/>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blanc</text:p>
          </table:table-cell>
          <table:table-cell table:style-name="ce24" office:value-type="string">
            <text:p>Tête blanche avec une tache noire sur le dessus. Cou noir, dos brun, queue noire. Bec enflé à la base, bleu en plumage nuptial.</text:p>
          </table:table-cell>
          <table:table-cell table:number-columns-repeated="1007"/>
        </table:table-row>
        <table:table-row table:style-name="ro5">
          <table:table-cell table:style-name="ce23" office:value-type="string">
            <text:p>Érismature rousse</text:p>
          </table:table-cell>
          <table:table-cell table:style-name="ce23"/>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noir</text:p>
          </table:table-cell>
          <table:table-cell table:style-name="ce24" office:value-type="string">
            <text:p>Tête noire. Joues blanche. Cou et dos roux. Queue noire, bec enflé à la base, bleu en plumage nuptial.</text:p>
          </table:table-cell>
          <table:table-cell table:number-columns-repeated="1007"/>
        </table:table-row>
        <table:table-row table:style-name="ro10">
          <table:table-cell table:style-name="ce23" office:value-type="string">
            <text:p>Fuligule milouin</text:p>
          </table:table-cell>
          <table:table-cell table:style-name="ce23"/>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run</text:p>
          </table:table-cell>
          <table:table-cell table:style-name="ce24" office:value-type="string">
            <text:p>Dos et flancs gris pâle. Tête brune. Cou et croupion noirs. Femelle entièrement brune. Bec noir avec une tache grise. Oeil rouge.</text:p>
          </table:table-cell>
          <table:table-cell table:number-columns-repeated="1007"/>
        </table:table-row>
        <table:table-row table:style-name="ro20">
          <table:table-cell table:style-name="ce23" office:value-type="string">
            <text:p>Fuligule milouinan</text:p>
          </table:table-cell>
          <table:table-cell table:style-name="ce23"/>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et croupion noirs. Dos gris marbré. Flancs blancs. Bec gris. La femelle est d'un brun très sombre. Elle se distingue de la femelle du morillon par une tache blanche à la base du bec. Oeil jaune.</text:p>
          </table:table-cell>
          <table:table-cell table:number-columns-repeated="1007"/>
        </table:table-row>
        <table:table-row table:style-name="ro11">
          <table:table-cell table:style-name="ce23" office:value-type="string">
            <text:p>Fuligule morillon</text:p>
          </table:table-cell>
          <table:table-cell table:style-name="ce23"/>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huppe</text:p>
          </table:table-cell>
          <table:table-cell table:style-name="ce24" office:value-type="string">
            <text:p>noir</text:p>
          </table:table-cell>
          <table:table-cell table:style-name="ce24" office:value-type="string">
            <text:p>blanc</text:p>
          </table:table-cell>
          <table:table-cell table:style-name="ce24" office:value-type="string">
            <text:p>Entièrement noir à l'exception des flancs blancs. Petite huppe chez le mâle. La femelle est d'un brun très sombre. Bec gris à bout noir. Oeil jaune.</text:p>
          </table:table-cell>
          <table:table-cell table:number-columns-repeated="1007"/>
        </table:table-row>
        <table:table-row table:style-name="ro16">
          <table:table-cell table:style-name="ce23" office:value-type="string">
            <text:p>Fuligule nyroca</text:p>
          </table:table-cell>
          <table:table-cell table:style-name="ce23"/>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flancs brun roux. Dos plus sombre. Croupion blanc. La femelle est plus terne. Bec gris à bout noir.</text:p>
          </table:table-cell>
          <table:table-cell table:number-columns-repeated="1007"/>
        </table:table-row>
        <table:table-row table:style-name="ro6">
          <table:table-cell table:style-name="ce23" office:value-type="string">
            <text:p>Garrot à oeil d'or</text:p>
          </table:table-cell>
          <table:table-cell table:style-name="ce23"/>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noire avec une tache blanche près du bec. Gorge, ventre et flancs blancs, rayés de quelques plumes noires. Dos noir. Bec noir. Pattes oranges. Oeil jaune.</text:p>
          </table:table-cell>
          <table:table-cell table:number-columns-repeated="1007"/>
        </table:table-row>
        <table:table-row table:style-name="ro6">
          <table:table-cell table:style-name="ce23" office:value-type="string">
            <text:p>Garrot d'Islande</text:p>
          </table:table-cell>
          <table:table-cell table:style-name="ce23"/>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et dos noirs. Gorge et flancs blancs. Grande tache blanche entre l'oeil et le bec. Ligne de points blancs sur l'aile. Oeil jaune. Bec noir. Pattes orange.</text:p>
          </table:table-cell>
          <table:table-cell table:number-columns-repeated="1007"/>
        </table:table-row>
        <table:table-row table:style-name="ro3">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4" office:value-type="float" office:value="62.0">
            <text:p>62</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noire à reflets verts. Dos noir. Flanc, ventre et cou blancs. Femelle grise à tête rousse. Bec pointu orange. Pattes orange.</text:p>
          </table:table-cell>
          <table:table-cell table:number-columns-repeated="1007"/>
        </table:table-row>
        <table:table-row table:style-name="ro22">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queue longue</text:p>
          </table:table-cell>
          <table:table-cell table:style-name="ce24" office:value-type="string">
            <text:p>noir</text:p>
          </table:table-cell>
          <table:table-cell table:style-name="ce24" office:value-type="string">
            <text:p>blanc</text:p>
          </table:table-cell>
          <table:table-cell table:style-name="ce24"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number-columns-repeated="1007"/>
        </table:table-row>
        <table:table-row table:style-name="ro7">
          <table:table-cell table:style-name="ce23" office:value-type="string">
            <text:p>Harle huppé</text:p>
          </table:table-cell>
          <table:table-cell table:style-name="ce23"/>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number-columns-repeated="3"/>
          <table:table-cell table:style-name="ce24" office:value-type="string">
            <text:p>huppe</text:p>
          </table:table-cell>
          <table:table-cell table:style-name="ce24" office:value-type="string">
            <text:p>gris</text:p>
          </table:table-cell>
          <table:table-cell table:style-name="ce24" office:value-type="string">
            <text:p>noir</text:p>
          </table:table-cell>
          <table:table-cell table:style-name="ce24" office:value-type="string">
            <text:p>Tête noire avec reflets verts. Collier blanc. Gorge rousse. Flancs gris. Dos noir et blanc. La femelle est grise avec la tête rousse. Bec orange, long et pointu.</text:p>
          </table:table-cell>
          <table:table-cell table:number-columns-repeated="1007"/>
        </table:table-row>
        <table:table-row table:style-name="ro2">
          <table:table-cell table:style-name="ce23" office:value-type="string">
            <text:p>Harle piette</text:p>
          </table:table-cell>
          <table:table-cell table:style-name="ce23"/>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cou blancs délimités par des traits noirs. Tache noire autour de l'oeil et sur les ailes. La femelle a une calotte brune, les joues blanches, le dos et la gorge gris. Pattes grisâtres. Bec grisâtre.</text:p>
          </table:table-cell>
          <table:table-cell table:number-columns-repeated="1007"/>
        </table:table-row>
        <table:table-row table:style-name="ro10">
          <table:table-cell table:style-name="ce23" office:value-type="string">
            <text:p>Macreuse brune</text:p>
          </table:table-cell>
          <table:table-cell table:style-name="ce23"/>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e à l'exception quelques taches blanches sous l'oeil et au bout des ailes. La femelle a la tête partiellement rousse. Bec noir.</text:p>
          </table:table-cell>
          <table:table-cell table:number-columns-repeated="1007"/>
        </table:table-row>
        <table:table-row table:style-name="ro3">
          <table:table-cell table:style-name="ce23" office:value-type="string">
            <text:p>Macreuse noire</text:p>
          </table:table-cell>
          <table:table-cell table:style-name="ce23"/>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noir</text:p>
          </table:table-cell>
          <table:table-cell/>
          <table:table-cell table:style-name="ce24" office:value-type="string">
            <text:p>Le mâle est entièrement noir, à l'exception de la partie jaune du bec. La femelle est brune avec une tache blanche sur la joue.</text:p>
          </table:table-cell>
          <table:table-cell table:number-columns-repeated="1007"/>
        </table:table-row>
        <table:table-row table:style-name="ro11">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brun</text:p>
          </table:table-cell>
          <table:table-cell/>
          <table:table-cell table:style-name="ce24" office:value-type="string">
            <text:p>Dos brun. Gorge et flancs blanchâtres, le tout marbré de taches blanches et noires. Joues blanches, dessus de la tête brun, bec noir.</text:p>
          </table:table-cell>
          <table:table-cell table:number-columns-repeated="1007"/>
        </table:table-row>
        <table:table-row table:style-name="ro25">
          <table:table-cell table:style-name="ce23" office:value-type="string">
            <text:p>Nette rousse</text:p>
          </table:table-cell>
          <table:table-cell table:style-name="ce23"/>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Chez le mâle, dos brun, gorge, nuque et croupion noirs, tête rousse au plumage ébouriffé, flancs blancs, bec rouge. Femelle brune avec les joues blanches et un bec noirâtre.</text:p>
          </table:table-cell>
          <table:table-cell table:number-columns-repeated="1007"/>
        </table:table-row>
        <table:table-row table:style-name="ro14">
          <table:table-cell table:style-name="ce23" office:value-type="string">
            <text:p>Oie à bec court</text:p>
          </table:table-cell>
          <table:table-cell table:style-name="ce23"/>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number-columns-repeated="1007"/>
        </table:table-row>
        <table:table-row table:style-name="ro19">
          <table:table-cell table:style-name="ce23" office:value-type="string">
            <text:p>Oie cendrée</text:p>
          </table:table-cell>
          <table:table-cell table:style-name="ce23"/>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4" office:value-type="float" office:value="80.0">
            <text:p>8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Corps gris-brun, bec orange, pattes roses, croupion blanc</text:p>
          </table:table-cell>
          <table:table-cell table:number-columns-repeated="1007"/>
        </table:table-row>
        <table:table-row table:style-name="ro10">
          <table:table-cell table:style-name="ce23" office:value-type="string">
            <text:p>Oie des moissons</text:p>
          </table:table-cell>
          <table:table-cell table:style-name="ce23"/>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4" office:value-type="float" office:value="75.0">
            <text:p>7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rès semblable à l'oie à bec court. Dos brun-gris, tête et ventre bruns, croupion blanc, bec noir et orange, pattes orange.</text:p>
          </table:table-cell>
          <table:table-cell table:number-columns-repeated="1007"/>
        </table:table-row>
        <table:table-row table:style-name="ro16">
          <table:table-cell table:style-name="ce23" office:value-type="string">
            <text:p>Oie naine</text:p>
          </table:table-cell>
          <table:table-cell table:style-name="ce23"/>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4" office:value-type="float" office:value="60.0">
            <text:p>6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Entièrement brun sombre sauf le croupion blanc et la tache blanche au-dessus du bec rose.</text:p>
          </table:table-cell>
          <table:table-cell table:number-columns-repeated="1007"/>
        </table:table-row>
        <table:table-row table:style-name="ro10">
          <table:table-cell table:style-name="ce23" office:value-type="string">
            <text:p>Oie rieuse</text:p>
          </table:table-cell>
          <table:table-cell table:style-name="ce23"/>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Tête, cou et dos brun-gris, tache blanche au-dessus du bec rose, barres noires sur le ventre pâle, pattes orangées.</text:p>
          </table:table-cell>
          <table:table-cell table:number-columns-repeated="1007"/>
        </table:table-row>
        <table:table-row table:style-name="ro7">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brun clair avec une tache plus sombre autour de l'oeil. Ventre blanchâtre, avec une tache brune, dos brun. Ailes blanches et noires avec quelques plumes vertes.</text:p>
          </table:table-cell>
          <table:table-cell table:number-columns-repeated="1007"/>
        </table:table-row>
        <table:table-row table:style-name="ro2">
          <table:table-cell table:style-name="ce23" office:value-type="string">
            <text:p>Sarcelle d'été</text:p>
          </table:table-cell>
          <table:table-cell table:style-name="ce23"/>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4" office:value-type="float" office:value="38.0">
            <text:p>3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cou et gorge bruns avec un large sourcil blanc qui descend sur la nuque. Flancs gris marbrés surmontés de plumes effilées rayées noir et blanc. Croupion moucheté. Bec noirâtre.</text:p>
          </table:table-cell>
          <table:table-cell table:number-columns-repeated="1007"/>
        </table:table-row>
        <table:table-row table:style-name="ro20">
          <table:table-cell table:style-name="ce23" office:value-type="string">
            <text:p>Sarcelle d'hiver</text:p>
          </table:table-cell>
          <table:table-cell table:style-name="ce23"/>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4" office:value-type="float" office:value="35.0">
            <text:p>3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vert</text:p>
          </table:table-cell>
          <table:table-cell table:style-name="ce24" office:value-type="string">
            <text:p>Tête rousse avec un bandeau vert sur l'oeil. Gorge crème mouchetée. Flancs gris marbré coupés par une bande blanche. Dos gris. Croupion blanc. Miroir vert. Bec noir. La femelle est brune avec un miroir vert.</text:p>
          </table:table-cell>
          <table:table-cell table:number-columns-repeated="1007"/>
        </table:table-row>
        <table:table-row table:style-name="ro16">
          <table:table-cell table:style-name="ce23" office:value-type="string">
            <text:p>Tadorne casarca</text:p>
          </table:table-cell>
          <table:table-cell table:style-name="ce23"/>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4" office:value-type="float" office:value="64.0">
            <text:p>64</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Tête brun pâle. Corps entièrement roux. Bout des ailes noir. Petit collier noir pour le mâle. Miroir vert et bec noir.</text:p>
          </table:table-cell>
          <table:table-cell table:number-columns-repeated="1007"/>
        </table:table-row>
        <table:table-row table:style-name="ro11">
          <table:table-cell table:style-name="ce23" office:value-type="string">
            <text:p>Tadorne de Belon</text:p>
          </table:table-cell>
          <table:table-cell table:style-name="ce23"/>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4" office:value-type="float" office:value="61.0">
            <text:p>6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table-cell table:style-name="ce24" office:value-type="string">
            <text:p>ros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Corps blanc sauf la tête vert foncé, le collier roux et le bout des ailes noirs. Le mâle a un renflement au-dessus du bec rouge. Pattes rose.</text:p>
          </table:table-cell>
          <table:table-cell table:number-columns-repeated="1007"/>
        </table:table-row>
        <table:table-row table:style-name="ro26">
          <table:table-cell table:style-name="ce23" office:value-type="string">
            <text:p>Cormoran huppé</text:p>
          </table:table-cell>
          <table:table-cell table:style-name="ce23"/>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4" office:value-type="float" office:value="76.0">
            <text:p>7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number-columns-repeated="1007"/>
        </table:table-row>
        <table:table-row table:style-name="ro23">
          <table:table-cell table:style-name="ce23" office:value-type="string">
            <text:p>Cormoran pygmée</text:p>
          </table:table-cell>
          <table:table-cell table:style-name="ce23"/>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4" office:value-type="float" office:value="46.0">
            <text:p>4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noir, tête brune, pattes noires, bec gris noir.</text:p>
          </table:table-cell>
          <table:table-cell table:number-columns-repeated="1007"/>
        </table:table-row>
        <table:table-row table:style-name="ro6">
          <table:table-cell table:style-name="ce23" office:value-type="string">
            <text:p>Fou de Bassan</text:p>
          </table:table-cell>
          <table:table-cell table:style-name="ce23"/>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noir</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tièrement blanc à l'exception du bout des ailes noir et de la tête légèrement rousse. Yeux bleus. Juvéniles mouchetés de noir. Bec épais et gris, pattes noires.</text:p>
          </table:table-cell>
          <table:table-cell table:number-columns-repeated="1007"/>
        </table:table-row>
        <table:table-row table:style-name="ro11">
          <table:table-cell table:style-name="ce23" office:value-type="string">
            <text:p>Grand Cormoran</text:p>
          </table:table-cell>
          <table:table-cell table:style-name="ce23"/>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et ventre noirs. Dos brun sombre, irisé. Bec épais, blanchâtre, jaune à la base. Tache blanche au niveau de la joue. Oeil vert.</text:p>
          </table:table-cell>
          <table:table-cell table:number-columns-repeated="1007"/>
        </table:table-row>
        <table:table-row table:style-name="ro12">
          <table:table-cell table:style-name="ce23" office:value-type="string">
            <text:p>Pélican blanc</text:p>
          </table:table-cell>
          <table:table-cell table:style-name="ce23"/>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4" office:value-type="float" office:value="160.0">
            <text:p>16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Entièrement blanc, à l'exception de quelques plumes noires visibles en vol au bord des ailes. Huppe blanche sur la tête. Grande poche jaune sous le bec. Pattes roses à rougeâtres. Europe de l'est.</text:p>
          </table:table-cell>
          <table:table-cell table:number-columns-repeated="1007"/>
        </table:table-row>
        <table:table-row table:style-name="ro17">
          <table:table-cell table:style-name="ce23" office:value-type="string">
            <text:p>Pélican frisé</text:p>
          </table:table-cell>
          <table:table-cell table:style-name="ce23"/>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4" office:value-type="float" office:value="170.0">
            <text:p>17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gris</text:p>
          </table:table-cell>
          <table:table-cell table:number-columns-repeated="2"/>
          <table:table-cell table:style-name="ce24" office:value-type="string">
            <text:p>blanc</text:p>
          </table:table-cell>
          <table:table-cell/>
          <table:table-cell table:style-name="ce24" office:value-type="string">
            <text:p>Plumage d'un blanc grisâtre, huppe sur la tête. La poche sous le bec est rouge orangée. Balkans.</text:p>
          </table:table-cell>
          <table:table-cell table:number-columns-repeated="1007"/>
        </table:table-row>
        <table:table-row table:style-name="ro12">
          <table:table-cell table:style-name="ce23" office:value-type="string">
            <text:p>Caille des blés</text:p>
          </table:table-cell>
          <table:table-cell table:style-name="ce23"/>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4" office:value-type="float" office:value="18.0">
            <text:p>18</text:p>
          </table:table-cell>
          <table:table-cell table:style-name="ce24" office:value-type="string">
            <text:p>Gallinacé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mêlé de noir et de crème, flancs mêlés de blanc, ventre blanc. Grand sourcil crème allant jusqu'à la nuque. Tache noire sous le menton, gorge blanchâtre, moustache blanche.</text:p>
          </table:table-cell>
          <table:table-cell table:number-columns-repeated="1007"/>
        </table:table-row>
        <table:table-row table:style-name="ro7">
          <table:table-cell table:style-name="ce23" office:value-type="string">
            <text:p>Faisan de Colchide</text:p>
          </table:table-cell>
          <table:table-cell table:style-name="ce23"/>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4" office:value-type="float" office:value="82.0">
            <text:p>82</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roux</text:p>
          </table:table-cell>
          <table:table-cell table:style-name="ce24" office:value-type="string">
            <text:p>vert</text:p>
          </table:table-cell>
          <table:table-cell table:style-name="ce24" office:value-type="string">
            <text:p>Tête bleu vert, barbe rouge autour de l'oeil. Collier blanc. Corps brun avec des taches couleur crème sur le dos et noires sur le ventre. Longue queue. Bec blanchâtre.</text:p>
          </table:table-cell>
          <table:table-cell table:number-columns-repeated="1007"/>
        </table:table-row>
        <table:table-row table:style-name="ro21">
          <table:table-cell table:style-name="ce23" office:value-type="string">
            <text:p>Faisan de Lady Amherst</text:p>
          </table:table-cell>
          <table:table-cell table:style-name="ce23"/>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number-columns-repeated="2"/>
          <table:table-cell table:style-name="ce24" office:value-type="string">
            <text:p>Gorge verte. Ventre blanc. Ailes partiellement bleu-vert. Tache rouge sur la tête. Croupion jaune et rouge. Plumage à écailles blanc/vert/bleu. Queue très longue. Bec grisâtre. Espèce introduite en Grande-Bretagne.</text:p>
          </table:table-cell>
          <table:table-cell table:number-columns-repeated="1007"/>
        </table:table-row>
        <table:table-row table:style-name="ro21">
          <table:table-cell table:style-name="ce23" office:value-type="string">
            <text:p>Faisan doré</text:p>
          </table:table-cell>
          <table:table-cell table:style-name="ce23"/>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jaune</text:p>
          </table:table-cell>
          <table:table-cell/>
          <table:table-cell table:style-name="ce24" office:value-type="string">
            <text:p>queue longue</text:p>
          </table:table-cell>
          <table:table-cell table:style-name="ce24" office:value-type="string">
            <text:p>rouge</text:p>
          </table:table-cell>
          <table:table-cell table:style-name="ce24" office:value-type="string">
            <text:p>jaune</text:p>
          </table:table-cell>
          <table:table-cell table:style-name="ce24" office:value-type="string">
            <text:p>Calotte et croupion jaune. Ventre rouge. Plumes vertes sur le dos. Plumes rouges et bleues sur les flancs. Nuque orange strié de noir. Très longue queue noire et brune. Espèce introduite en Grande-Bretagne.</text:p>
          </table:table-cell>
          <table:table-cell table:number-columns-repeated="1007"/>
        </table:table-row>
        <table:table-row table:style-name="ro12">
          <table:table-cell table:style-name="ce23" office:value-type="string">
            <text:p>Gélinotte des bois</text:p>
          </table:table-cell>
          <table:table-cell table:style-name="ce23"/>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ache noire bordée de blanc au niveau du menton. Sourcils rouges, discrets. Ventre à écailles brunes, noires et blanches. Dos gris brun. Bec noir, court et épais. La femelle n'a pas de tache noire et est plus terne.</text:p>
          </table:table-cell>
          <table:table-cell table:number-columns-repeated="1007"/>
        </table:table-row>
        <table:table-row table:style-name="ro15">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4" office:value-type="float" office:value="86.0">
            <text:p>86</text:p>
          </table:table-cell>
          <table:table-cell table:style-name="ce24" office:value-type="string">
            <text:p>Gallinacés</text:p>
          </table:table-cell>
          <table:table-cell/>
          <table:table-cell table:style-name="ce24" office:value-type="string">
            <text:p>épais</text:p>
          </table:table-cell>
          <table:table-cell table:style-name="ce24" office:value-type="string">
            <text:p>blanc</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u et tête noirs. Sourcil rouge chez le mâle. Reflets bruns sur le dos et les ailes et bleu-vert sur la gorge. Bec blanchâtre. Femelle brune mouchetée noir, blanc et roux,  avec la gorge rousse.</text:p>
          </table:table-cell>
          <table:table-cell table:number-columns-repeated="1007"/>
        </table:table-row>
        <table:table-row table:style-name="ro22">
          <table:table-cell table:style-name="ce23" office:value-type="string">
            <text:p>Lagopède alpin</text:p>
          </table:table-cell>
          <table:table-cell table:style-name="ce23"/>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number-columns-repeated="1007"/>
        </table:table-row>
        <table:table-row table:style-name="ro2">
          <table:table-cell table:style-name="ce23" office:value-type="string">
            <text:p>Lagopède des saules</text:p>
          </table:table-cell>
          <table:table-cell table:style-name="ce23"/>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4" office:value-type="float" office:value="40.0">
            <text:p>4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Adulte mâle : blanc avec le bout de la queue noir l'hiver, brun-roux et une crête rouge au dessus de l'oeil l'été. Femelle : identique au mâle l'hiver, plumage brun à la belle saison.</text:p>
          </table:table-cell>
          <table:table-cell table:number-columns-repeated="1007"/>
        </table:table-row>
        <table:table-row table:style-name="ro4">
          <table:table-cell table:style-name="ce23" office:value-type="string">
            <text:p>Perdrix bartavelle</text:p>
          </table:table-cell>
          <table:table-cell table:style-name="ce23"/>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brun noir, joues et gorge blanches cernées de noir. Difficile à distinguer de la perdrix choukar. Alpes, Balkans.</text:p>
          </table:table-cell>
          <table:table-cell table:number-columns-repeated="1007"/>
        </table:table-row>
        <table:table-row table:style-name="ro4">
          <table:table-cell table:style-name="ce23" office:value-type="string">
            <text:p>Perdrix choukar</text:p>
          </table:table-cell>
          <table:table-cell table:style-name="ce23"/>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noir, joues et gorge blanches cernées de noir. Ventre brun. Difficile à distinguer de la perdrix bartavelle. Balkans.</text:p>
          </table:table-cell>
          <table:table-cell table:number-columns-repeated="1007"/>
        </table:table-row>
        <table:table-row table:style-name="ro14">
          <table:table-cell table:style-name="ce23" office:value-type="string">
            <text:p>Perdrix gambra</text:p>
          </table:table-cell>
          <table:table-cell table:style-name="ce23"/>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gris, flancs barrés de noir et de brun. Calotte brune, joues et gorge grises. Demi collier brun à taches blanches. Bec et pattes rouge, cercle oculaire rouge. Seulement dans le sud de l'Espagne et en Sardaigne.</text:p>
          </table:table-cell>
          <table:table-cell table:number-columns-repeated="1007"/>
        </table:table-row>
        <table:table-row table:style-name="ro5">
          <table:table-cell table:style-name="ce23" office:value-type="string">
            <text:p>Perdrix grise</text:p>
          </table:table-cell>
          <table:table-cell table:style-name="ce23"/>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4" office:value-type="float" office:value="30.0">
            <text:p>3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tête et gorge gris, face rousse. Tache rouille sur le ventre chez le mâle. Flancs barrés de brun.</text:p>
          </table:table-cell>
          <table:table-cell table:number-columns-repeated="1007"/>
        </table:table-row>
        <table:table-row table:style-name="ro14">
          <table:table-cell table:style-name="ce23" office:value-type="string">
            <text:p>Perdrix rouge</text:p>
          </table:table-cell>
          <table:table-cell table:style-name="ce23"/>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4" office:value-type="float" office:value="34.0">
            <text:p>34</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number-columns-repeated="1007"/>
        </table:table-row>
        <table:table-row table:style-name="ro3">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4" office:value-type="float" office:value="53.0">
            <text:p>53</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Entièrement noir à l'exception de la caroncule rouge et des plumes blanches sous la queue. Femelle brune mouchetée.</text:p>
          </table:table-cell>
          <table:table-cell table:number-columns-repeated="1007"/>
        </table:table-row>
        <table:table-row table:style-name="ro22">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style-name="ce24" office:value-type="string">
            <text:p>gris</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4" office:value-type="string">
            <text:p>Bords de mer et de rivières, zones humides</text:p>
          </table:table-cell>
          <table:table-cell table:number-columns-repeated="1005"/>
        </table:table-row>
        <table:table-row table:style-name="ro5">
          <table:table-cell table:style-name="ce23" office:value-type="string">
            <text:p>Aigrette garzette</text:p>
          </table:table-cell>
          <table:table-cell table:style-name="ce23"/>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chassier entièrement blanc, avec les pattes noires, et les doigts jaunes. Le bec, fin et long, est noir également.</text:p>
          </table:table-cell>
          <table:table-cell/>
          <table:table-cell table:style-name="ce24" office:value-type="string">
            <text:p>Bords de mer et de rivières, zones humides</text:p>
          </table:table-cell>
          <table:table-cell table:number-columns-repeated="1005"/>
        </table:table-row>
        <table:table-row table:style-name="ro2">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noir</text:p>
          </table:table-cell>
          <table:table-cell/>
          <table:table-cell table:style-name="ce24" office:value-type="string">
            <text:p>Dos et calotte gris/noirs. Cou et ventre blancs. Ailes grises. Deux longues plumes blanches derrière la tête. Pattes jaunâtres. Oeil rouge. Bec long, épais et noir.</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Blongios nain</text:p>
          </table:table-cell>
          <table:table-cell table:style-name="ce23"/>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4" office:value-type="float" office:value="35.0">
            <text:p>35</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Calotte, dos et bord des ailes noirs. Ventre blanc. Cou et ventre blanchâtres. Pattes jaunes. Long bec jaune, noirâtre sur le dessus.</text:p>
          </table:table-cell>
          <table:table-cell/>
          <table:table-cell table:style-name="ce24" office:value-type="string">
            <text:p>Bords de mer et de rivières, zones humides</text:p>
          </table:table-cell>
          <table:table-cell table:number-columns-repeated="1005"/>
        </table:table-row>
        <table:table-row table:style-name="ro17">
          <table:table-cell table:style-name="ce23" office:value-type="string">
            <text:p>Butor étoilé</text:p>
          </table:table-cell>
          <table:table-cell table:style-name="ce23"/>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4" office:value-type="float" office:value="76.0">
            <text:p>76</text:p>
          </table:table-cell>
          <table:table-cell table:style-name="ce24" office:value-type="string">
            <text:p>Grands échassiers</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Corps brun. Dos strié de noir. Calotte noire. Bec jaunâtre, épais et long. Pattes verdâtres.</text:p>
          </table:table-cell>
          <table:table-cell/>
          <table:table-cell table:style-name="ce24" office:value-type="string">
            <text:p>Bords de mer et de rivières, zones humides</text:p>
          </table:table-cell>
          <table:table-cell table:number-columns-repeated="1005"/>
        </table:table-row>
        <table:table-row table:style-name="ro5">
          <table:table-cell table:style-name="ce23" office:value-type="string">
            <text:p>Cigogne blanche</text:p>
          </table:table-cell>
          <table:table-cell table:style-name="ce23"/>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4" office:value-type="float" office:value="102.0">
            <text:p>102</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tièrement blanche, à l'exception du bout des ailes noir. Long bec orange, longues pattes orange.</text:p>
          </table:table-cell>
          <table:table-cell/>
          <table:table-cell table:style-name="ce24" office:value-type="string">
            <text:p>Villes, villages, jardins</text:p>
          </table:table-cell>
          <table:table-cell table:style-name="ce24" office:value-type="string">
            <text:p>Champs et bocages</text:p>
          </table:table-cell>
          <table:table-cell table:number-columns-repeated="1004"/>
        </table:table-row>
        <table:table-row table:style-name="ro10">
          <table:table-cell table:style-name="ce23" office:value-type="string">
            <text:p>Cigogne noire</text:p>
          </table:table-cell>
          <table:table-cell table:style-name="ce23"/>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long bec orange et noirâtre, longues pattes orange, tour de l'oeil orange également.</text:p>
          </table:table-cell>
          <table:table-cell/>
          <table:table-cell table:style-name="ce24" office:value-type="string">
            <text:p>Bords de mer et de rivières, zones humides</text:p>
          </table:table-cell>
          <table:table-cell table:number-columns-repeated="1005"/>
        </table:table-row>
        <table:table-row table:style-name="ro22">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4" office:value-type="float" office:value="44.0">
            <text:p>44</text:p>
          </table:table-cell>
          <table:table-cell table:style-name="ce24" office:value-type="string">
            <text:p>Grands échassier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4" office:value-type="string">
            <text:p>Bords de mer et de rivières, zones humides</text:p>
          </table:table-cell>
          <table:table-cell table:number-columns-repeated="1005"/>
        </table:table-row>
        <table:table-row table:style-name="ro1">
          <table:table-cell table:style-name="ce23" office:value-type="string">
            <text:p>Flamant rose</text:p>
          </table:table-cell>
          <table:table-cell table:style-name="ce23"/>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4" office:value-type="float" office:value="137.0">
            <text:p>137</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ros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rose</text:p>
          </table:table-cell>
          <table:table-cell/>
          <table:table-cell table:style-name="ce24" office:value-type="string">
            <text:p>Corps rose pâle. Ailes rose vif et noires. Pattes rose. Bec rose à bout noir.</text:p>
          </table:table-cell>
          <table:table-cell/>
          <table:table-cell table:style-name="ce24" office:value-type="string">
            <text:p>Bords de mer et de rivières, zones humides</text:p>
          </table:table-cell>
          <table:table-cell table:number-columns-repeated="1005"/>
        </table:table-row>
        <table:table-row table:style-name="ro6">
          <table:table-cell table:style-name="ce23" office:value-type="string">
            <text:p>Grande Aigrette</text:p>
          </table:table-cell>
          <table:table-cell table:style-name="ce23"/>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Corps entièrement blanc. Le bec est normalement jaune, mais peut virer de l'orange au noir en période nuptiale, avec des lores verts à la base. Pattes noires.</text:p>
          </table:table-cell>
          <table:table-cell/>
          <table:table-cell table:style-name="ce24" office:value-type="string">
            <text:p>Bords de mer et de rivières, zones humides</text:p>
          </table:table-cell>
          <table:table-cell table:number-columns-repeated="1005"/>
        </table:table-row>
        <table:table-row table:style-name="ro17">
          <table:table-cell table:style-name="ce23" office:value-type="string">
            <text:p>Grue cendrée</text:p>
          </table:table-cell>
          <table:table-cell table:style-name="ce23"/>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4" office:value-type="float" office:value="115.0">
            <text:p>11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Longues pattes noires. Tête et cou noir et blanc. Peau rouge sur le dessus de la tête.</text:p>
          </table:table-cell>
          <table:table-cell/>
          <table:table-cell table:style-name="ce24" office:value-type="string">
            <text:p>Bords de mer et de rivières, zones humides</text:p>
          </table:table-cell>
          <table:table-cell table:style-name="ce24" office:value-type="string">
            <text:p>Champs et bocages</text:p>
          </table:table-cell>
          <table:table-cell table:number-columns-repeated="1004"/>
        </table:table-row>
        <table:table-row table:style-name="ro10">
          <table:table-cell table:style-name="ce23" office:value-type="string">
            <text:p>Grue demoiselle</text:p>
          </table:table-cell>
          <table:table-cell table:style-name="ce23"/>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4" office:value-type="float" office:value="95.0">
            <text:p>9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Tête et cou noirs. Quelques plumes blanches partent de l'oeil vers l'arrière de la tête. Pattes gris noir. Oeil rouge. Bec jaunâtre.</text:p>
          </table:table-cell>
          <table:table-cell/>
          <table:table-cell table:style-name="ce24" office:value-type="string">
            <text:p>Champs et bocages</text:p>
          </table:table-cell>
          <table:table-cell table:number-columns-repeated="1005"/>
        </table:table-row>
        <table:table-row table:style-name="ro2">
          <table:table-cell table:style-name="ce23" office:value-type="string">
            <text:p>Héron cendré</text:p>
          </table:table-cell>
          <table:table-cell table:style-name="ce23"/>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Dos et nuque gris. Gorge et ventre blancs avec quelques stries noires. Joues blanches. Dessus de la tête gris noir. Bec jaune, gris et épais. Quelques aigrettes à l'arrière de la tête.</text:p>
          </table:table-cell>
          <table:table-cell/>
          <table:table-cell table:style-name="ce24" office:value-type="string">
            <text:p>Bords de mer et de rivières, zones humides</text:p>
          </table:table-cell>
          <table:table-cell table:number-columns-repeated="1005"/>
        </table:table-row>
        <table:table-row table:style-name="ro7">
          <table:table-cell table:style-name="ce23" office:value-type="string">
            <text:p>Héron garde-boeufs</text:p>
          </table:table-cell>
          <table:table-cell table:style-name="ce23"/>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4" office:value-type="float" office:value="51.0">
            <text:p>51</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 période hivernale, le plumage est entièrement blanc. En période nuptiale, plumes orangées sur le dessus de la tête, le ventre et le dos. Bec jaune, long et puissant.</text:p>
          </table:table-cell>
          <table:table-cell/>
          <table:table-cell table:style-name="ce24" office:value-type="string">
            <text:p>Bords de mer et de rivières, zones humides</text:p>
          </table:table-cell>
          <table:table-cell table:number-columns-repeated="1005"/>
        </table:table-row>
        <table:table-row table:style-name="ro2">
          <table:table-cell table:style-name="ce23" office:value-type="string">
            <text:p>Héron pourpré</text:p>
          </table:table-cell>
          <table:table-cell table:style-name="ce23"/>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4" office:value-type="float" office:value="80.0">
            <text:p>8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4" office:value-type="string">
            <text:p>Bords de mer et de rivières, zones humides</text:p>
          </table:table-cell>
          <table:table-cell table:number-columns-repeated="1005"/>
        </table:table-row>
        <table:table-row table:style-name="ro16">
          <table:table-cell table:style-name="ce23" office:value-type="string">
            <text:p>Ibis falcinelle</text:p>
          </table:table-cell>
          <table:table-cell table:style-name="ce23"/>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Tête cou, ventre et dos brun roux. Ailes et queue gris noir. Long bec courbé. Niche dans les Balkans.</text:p>
          </table:table-cell>
          <table:table-cell/>
          <table:table-cell table:style-name="ce24" office:value-type="string">
            <text:p>Bords de mer et de rivières, zones humides</text:p>
          </table:table-cell>
          <table:table-cell table:number-columns-repeated="1005"/>
        </table:table-row>
        <table:table-row table:style-name="ro6">
          <table:table-cell table:style-name="ce23" office:value-type="string">
            <text:p>Ibis sacré</text:p>
          </table:table-cell>
          <table:table-cell table:style-name="ce23"/>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4" office:value-type="float" office:value="70.0">
            <text:p>70</text:p>
          </table:table-cell>
          <table:table-cell table:style-name="ce24" office:value-type="string">
            <text:p>Grands échassier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cou et bout des ailes noirs. Le reste du plumage est blanc. Long bec courbé et noir. Pattes noires. En France, individus échappés de captivité vivant sur la côte Atlantique.</text:p>
          </table:table-cell>
          <table:table-cell/>
          <table:table-cell table:style-name="ce24" office:value-type="string">
            <text:p>Bords de mer et de rivières, zones humides</text:p>
          </table:table-cell>
          <table:table-cell table:number-columns-repeated="1005"/>
        </table:table-row>
        <table:table-row table:style-name="ro8">
          <table:table-cell table:style-name="ce23" office:value-type="string">
            <text:p>Spatule blanche</text:p>
          </table:table-cell>
          <table:table-cell table:style-name="ce23"/>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4" office:value-type="float" office:value="86.0">
            <text:p>86</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Grèbe à cou noir</text:p>
          </table:table-cell>
          <table:table-cell table:style-name="ce23"/>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4" office:value-type="float" office:value="30.0">
            <text:p>30</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cou et dos noirs. Flancs et croupion roux. Quelques plumes crème ébouriffées sur les joues. Oeil rouge. Bec noir. </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Grèbe castagneux</text:p>
          </table:table-cell>
          <table:table-cell table:style-name="ce23"/>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4" office:value-type="float" office:value="27.0">
            <text:p>27</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Joue et cou roux. Tête et dos d'un brun plus sombre. Flan et croupion légèrement plus pâles. Tache blanc jaunâtre à la base du bec.</text:p>
          </table:table-cell>
          <table:table-cell/>
          <table:table-cell table:style-name="ce24" office:value-type="string">
            <text:p>Bords de mer et de rivières, zones humides</text:p>
          </table:table-cell>
          <table:table-cell table:number-columns-repeated="1005"/>
        </table:table-row>
        <table:table-row table:style-name="ro6">
          <table:table-cell table:style-name="ce23" office:value-type="string">
            <text:p>Grèbe esclavon</text:p>
          </table:table-cell>
          <table:table-cell table:style-name="ce23"/>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4" office:value-type="float" office:value="33.0">
            <text:p>3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dos noirs. Cou et flanc bruns. Plumage de la tête volumineux et agrémenté de deux touffes de plumes crème, parfois hérissées. Oeil rouge. Bec noir.</text:p>
          </table:table-cell>
          <table:table-cell/>
          <table:table-cell table:style-name="ce24" office:value-type="string">
            <text:p>Bords de mer et de rivières, zones humides</text:p>
          </table:table-cell>
          <table:table-cell table:number-columns-repeated="1005"/>
        </table:table-row>
        <table:table-row table:style-name="ro13">
          <table:table-cell table:style-name="ce23" office:value-type="string">
            <text:p>Grèbe huppé</text:p>
          </table:table-cell>
          <table:table-cell table:style-name="ce23"/>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4" office:value-type="float" office:value="48.0">
            <text:p>48</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huppe</text:p>
          </table:table-cell>
          <table:table-cell table:style-name="ce24" office:value-type="string">
            <text:p>brun</text:p>
          </table:table-cell>
          <table:table-cell/>
          <table:table-cell table:style-name="ce24"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4" office:value-type="string">
            <text:p>Bords de mer et de rivières, zones humides</text:p>
          </table:table-cell>
          <table:table-cell table:number-columns-repeated="1005"/>
        </table:table-row>
        <table:table-row table:style-name="ro11">
          <table:table-cell table:style-name="ce23" office:value-type="string">
            <text:p>Grèbe jougris</text:p>
          </table:table-cell>
          <table:table-cell table:style-name="ce23"/>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4" office:value-type="float" office:value="43.0">
            <text:p>4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rouge</text:p>
          </table:table-cell>
          <table:table-cell table:style-name="ce24" office:value-type="string">
            <text:p>L'été, joues blanches, calotte noire et cou brun roux. Dos brun noir. Bec noir avec une tache jaune à la base. Les petits sont tigrés. Gris en hiver.</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Grand Labbe</text:p>
          </table:table-cell>
          <table:table-cell table:style-name="ce23"/>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4" office:value-type="float" office:value="58.0">
            <text:p>5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orps brun. Bout des ailes noir avec une bande blanche. Tête mouchetée de blanc. Bec légèrement crochu noir. Pattes noires.</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Labbe à longue queue</text:p>
          </table:table-cell>
          <table:table-cell table:style-name="ce23"/>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4" office:value-type="float" office:value="38.0">
            <text:p>3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noir</text:p>
          </table:table-cell>
          <table:table-cell table:style-name="ce24" office:value-type="string">
            <text:p>Calotte noire, gorge et cou blancs, reste du corps gris, avec une longue queue effilée. Bec légèrement crochu et noir. Pattes noires.</text:p>
          </table:table-cell>
          <table:table-cell/>
          <table:table-cell table:style-name="ce24" office:value-type="string">
            <text:p>Bords de mer et de rivières, zones humides</text:p>
          </table:table-cell>
          <table:table-cell table:number-columns-repeated="1005"/>
        </table:table-row>
        <table:table-row table:style-name="ro8">
          <table:table-cell table:style-name="ce23" office:value-type="string">
            <text:p>Labbe parasite</text:p>
          </table:table-cell>
          <table:table-cell table:style-name="ce23"/>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4" office:value-type="float" office:value="46.0">
            <text:p>46</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4" office:value-type="string">
            <text:p>Bords de mer et de rivières, zones humides</text:p>
          </table:table-cell>
          <table:table-cell table:number-columns-repeated="1005"/>
        </table:table-row>
        <table:table-row table:style-name="ro16">
          <table:table-cell table:style-name="ce23" office:value-type="string">
            <text:p>Labbe pomarin</text:p>
          </table:table-cell>
          <table:table-cell table:style-name="ce23"/>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4" office:value-type="float" office:value="51.0">
            <text:p>51</text:p>
          </table:table-cell>
          <table:table-cell table:style-name="ce24" office:value-type="string">
            <text:p>Labbe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ertains adultes entièrement gris-brun. D'autres avec le ventre et un collier blanc. Bec et pattes noirs.</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Avocette élégante</text:p>
          </table:table-cell>
          <table:table-cell table:style-name="ce23"/>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Corps blanc, calotte et nuque noires, taches noires sur les ailes noir. Long bec noir, fin et courbé, longues pattes grises.</text:p>
          </table:table-cell>
          <table:table-cell/>
          <table:table-cell table:style-name="ce24" office:value-type="string">
            <text:p>Bords de mer et de rivières, zones humides</text:p>
          </table:table-cell>
          <table:table-cell table:number-columns-repeated="1005"/>
        </table:table-row>
        <table:table-row table:style-name="ro7">
          <table:table-cell table:style-name="ce23" office:value-type="string">
            <text:p>Barge à queue noire</text:p>
          </table:table-cell>
          <table:table-cell table:style-name="ce23"/>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gris, tête et cou roux, ventre pâle strié de noir, queue noire. Long bec fin orangé à bout noir, longues pattes noires. Les parties rousses deviennent grises l'hiver.</text:p>
          </table:table-cell>
          <table:table-cell/>
          <table:table-cell table:style-name="ce24" office:value-type="string">
            <text:p>Bords de mer et de rivières, zones humides</text:p>
          </table:table-cell>
          <table:table-cell table:number-columns-repeated="1005"/>
        </table:table-row>
        <table:table-row table:style-name="ro25">
          <table:table-cell table:style-name="ce23" office:value-type="string">
            <text:p>Barge rousse</text:p>
          </table:table-cell>
          <table:table-cell table:style-name="ce23"/>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number-columns-repeated="2"/>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Dos brun moucheté de noir (écailles), ventre et tête roux l'été. Long bec fin et noir, pattes noires. L'hiver, les parties brunes et rousses virent au gris, et un sourcil blanc apparaît.</text:p>
          </table:table-cell>
          <table:table-cell/>
          <table:table-cell table:style-name="ce24" office:value-type="string">
            <text:p>Bords de mer et de rivières, zones humides</text:p>
          </table:table-cell>
          <table:table-cell table:number-columns-repeated="1005"/>
        </table:table-row>
        <table:table-row table:style-name="ro5">
          <table:table-cell table:style-name="ce23" office:value-type="string">
            <text:p>Bécasse des bois</text:p>
          </table:table-cell>
          <table:table-cell table:style-name="ce23"/>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4" office:value-type="float" office:value="34.0">
            <text:p>34</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style-name="ce24" office:value-type="string">
            <text:p>noir</text:p>
          </table:table-cell>
          <table:table-cell table:style-name="ce24" office:value-type="string">
            <text:p>Dos brun couleur de feuillage, ventre pâle strié horizontalement. Taches noires sur la tête, long bec fin et noirâtre.</text:p>
          </table:table-cell>
          <table:table-cell/>
          <table:table-cell table:style-name="ce24" office:value-type="string">
            <text:p>Forêts et landes</text:p>
          </table:table-cell>
          <table:table-cell table:number-columns-repeated="1005"/>
        </table:table-row>
        <table:table-row table:style-name="ro2">
          <table:table-cell table:style-name="ce23" office:value-type="string">
            <text:p>Bécasseau cocorli</text:p>
          </table:table-cell>
          <table:table-cell table:style-name="ce23"/>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4" office:value-type="string">
            <text:p>Bords de mer et de rivières, zones humides</text:p>
          </table:table-cell>
          <table:table-cell table:number-columns-repeated="1005"/>
        </table:table-row>
        <table:table-row table:style-name="ro7">
          <table:table-cell table:style-name="ce23" office:value-type="string">
            <text:p>Bécasseau de Temminck</text:p>
          </table:table-cell>
          <table:table-cell table:style-name="ce23"/>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4" office:value-type="float" office:value="14.0">
            <text:p>14</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s, ventre blanc. Le dos est légèrement moucheté de noir. En hiver, les parties brunes deviennent grises. Bec fin, long et noir. Pattes jaunes à orangé.</text:p>
          </table:table-cell>
          <table:table-cell/>
          <table:table-cell table:style-name="ce24" office:value-type="string">
            <text:p>Bords de mer et de rivières, zones humides</text:p>
          </table:table-cell>
          <table:table-cell table:number-columns-repeated="1005"/>
        </table:table-row>
        <table:table-row table:style-name="ro14">
          <table:table-cell table:style-name="ce23" office:value-type="string">
            <text:p>Bécasseau falcinelle</text:p>
          </table:table-cell>
          <table:table-cell table:style-name="ce23"/>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4" office:value-type="string">
            <text:p>Bords de mer et de rivières, zones humides</text:p>
          </table:table-cell>
          <table:table-cell table:number-columns-repeated="1005"/>
        </table:table-row>
        <table:table-row table:style-name="ro25">
          <table:table-cell table:style-name="ce23" office:value-type="string">
            <text:p>Bécasseau maubèche</text:p>
          </table:table-cell>
          <table:table-cell table:style-name="ce23"/>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5"/>
          <table:table-cell table:style-name="ce24" office:value-type="string">
            <text:p>roux</text:p>
          </table:table-cell>
          <table:table-cell table:style-name="ce24" office:value-type="string">
            <text:p>En hiver, dos gris et ventre blanc. En été, le ventre et les joues deviennent roux, le dos est gris-brun, tacheté de noir et de blanc (écailles). Long bec fin et noir, pattes noires.</text:p>
          </table:table-cell>
          <table:table-cell/>
          <table:table-cell table:style-name="ce24" office:value-type="string">
            <text:p>Bords de mer et de rivières, zones humides</text:p>
          </table:table-cell>
          <table:table-cell table:number-columns-repeated="1005"/>
        </table:table-row>
        <table:table-row table:style-name="ro4">
          <table:table-cell table:style-name="ce23" office:value-type="string">
            <text:p>Bécasseau minute</text:p>
          </table:table-cell>
          <table:table-cell table:style-name="ce23"/>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4" office:value-type="float" office:value="13.0">
            <text:p>1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et de blanc (écailles), tête brun noirâtre, léger sourcil blanc. Dos gris en hiver. Long bec fin et noir et pattes noirâtres.</text:p>
          </table:table-cell>
          <table:table-cell/>
          <table:table-cell table:style-name="ce24" office:value-type="string">
            <text:p>Bords de mer et de rivières, zones humides</text:p>
          </table:table-cell>
          <table:table-cell table:number-columns-repeated="1005"/>
        </table:table-row>
        <table:table-row table:style-name="ro6">
          <table:table-cell table:style-name="ce23" office:value-type="string">
            <text:p>Bécasseau sanderling</text:p>
          </table:table-cell>
          <table:table-cell table:style-name="ce23"/>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 roux en plumage nuptial, moucheté de noir et de blanc. Gris l'hiver, face presque blanche. Long bec fin et noir, pattes noires.</text:p>
          </table:table-cell>
          <table:table-cell/>
          <table:table-cell table:style-name="ce24" office:value-type="string">
            <text:p>Bords de mer et de rivières, zones humides</text:p>
          </table:table-cell>
          <table:table-cell table:number-columns-repeated="1005"/>
        </table:table-row>
        <table:table-row table:style-name="ro16">
          <table:table-cell table:style-name="ce23" office:value-type="string">
            <text:p>Bécasseau variable</text:p>
          </table:table-cell>
          <table:table-cell table:style-name="ce23"/>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Ventre noir l'été. Gorge striée. En hiver, pas de tache noire sur le ventre et les parties brunes deviennent grises.</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Bécasseau violet</text:p>
          </table:table-cell>
          <table:table-cell table:style-name="ce23"/>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4" office:value-type="float" office:value="21.0">
            <text:p>2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iolacé en été, ventre pâle à la gorge mouchetée. Plus sombre l'hiver. Bec à base orangée et à bout noir, fin et long.</text:p>
          </table:table-cell>
          <table:table-cell/>
          <table:table-cell table:style-name="ce24" office:value-type="string">
            <text:p>Bords de mer et de rivières, zones humides</text:p>
          </table:table-cell>
          <table:table-cell table:number-columns-repeated="1005"/>
        </table:table-row>
        <table:table-row table:style-name="ro15">
          <table:table-cell table:style-name="ce23" office:value-type="string">
            <text:p>Bécassine des marais</text:p>
          </table:table-cell>
          <table:table-cell table:style-name="ce23"/>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table-cell table:style-name="ce24" office:value-type="string">
            <text:p>jaune</text:p>
          </table:table-cell>
          <table:table-cell/>
          <table:table-cell table:style-name="ce24" office:value-type="string">
            <text:p>brun</text:p>
          </table:table-cell>
          <table:table-cell/>
          <table:table-cell table:style-name="ce24"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4" office:value-type="string">
            <text:p>Bords de mer et de rivières, zones humides</text:p>
          </table:table-cell>
          <table:table-cell table:number-columns-repeated="1005"/>
        </table:table-row>
        <table:table-row table:style-name="ro21">
          <table:table-cell table:style-name="ce23" office:value-type="string">
            <text:p>Bécassine double</text:p>
          </table:table-cell>
          <table:table-cell table:style-name="ce23"/>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couleur de feuillage, avec des bandes crèmes et quelques barres blanches sur les ailes. Ventre blanc aux flancs striés de brun et à la gorge mouchetée. Très long bec fin et noirâtre. Rare en Europe occidentale.</text:p>
          </table:table-cell>
          <table:table-cell/>
          <table:table-cell table:style-name="ce24" office:value-type="string">
            <text:p>Bords de mer et de rivières, zones humides</text:p>
          </table:table-cell>
          <table:table-cell table:number-columns-repeated="1005"/>
        </table:table-row>
        <table:table-row table:style-name="ro7">
          <table:table-cell table:style-name="ce23" office:value-type="string">
            <text:p>Bécassine sourde</text:p>
          </table:table-cell>
          <table:table-cell table:style-name="ce23"/>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brunes, couleur de feuillage sombre, avec des bandes crèmes. Ventre blanc, gorge mouchetée. Très long bec fin, à base jaune et à bout noir. Pattes jaunâtres.</text:p>
          </table:table-cell>
          <table:table-cell/>
          <table:table-cell table:style-name="ce24" office:value-type="string">
            <text:p>Bords de mer et de rivières, zones humides</text:p>
          </table:table-cell>
          <table:table-cell table:number-columns-repeated="1005"/>
        </table:table-row>
        <table:table-row table:style-name="ro24">
          <table:table-cell table:style-name="ce23" office:value-type="string">
            <text:p>Chevalier aboyeur</text:p>
          </table:table-cell>
          <table:table-cell table:style-name="ce23"/>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4" office:value-type="float" office:value="31.0">
            <text:p>3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gris</text:p>
          </table:table-cell>
          <table:table-cell/>
          <table:table-cell table:style-name="ce24" office:value-type="string">
            <text:p>Dos gris-brun, ventre blanc, long bec fin et noir.</text:p>
          </table:table-cell>
          <table:table-cell/>
          <table:table-cell table:style-name="ce24" office:value-type="string">
            <text:p>Bords de mer et de rivières, zones humides</text:p>
          </table:table-cell>
          <table:table-cell table:style-name="ce24" office:value-type="string">
            <text:p>Forêts et landes</text:p>
          </table:table-cell>
          <table:table-cell table:number-columns-repeated="1004"/>
        </table:table-row>
        <table:table-row table:style-name="ro25">
          <table:table-cell table:style-name="ce23" office:value-type="string">
            <text:p>Chevalier arlequin</text:p>
          </table:table-cell>
          <table:table-cell table:style-name="ce23"/>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2"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brun-noir l'été, dos à écailles, pattes noirâtres. Dos gris et ventre blanc l'hiver, avec des pattes orange. Long bec fin, noir dessus et à base orange dessous.</text:p>
          </table:table-cell>
          <table:table-cell/>
          <table:table-cell table:style-name="ce24" office:value-type="string">
            <text:p>Bords de mer et de rivières, zones humides</text:p>
          </table:table-cell>
          <table:table-cell table:style-name="ce24" office:value-type="string">
            <text:p>Forêts et landes</text:p>
          </table:table-cell>
          <table:table-cell table:number-columns-repeated="1004"/>
        </table:table-row>
        <table:table-row table:style-name="ro12">
          <table:table-cell table:style-name="ce23" office:value-type="string">
            <text:p>Chevalier cul-blanc</text:p>
          </table:table-cell>
          <table:table-cell table:style-name="ce23"/>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gris</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Chevalier gambette</text:p>
          </table:table-cell>
          <table:table-cell table:style-name="ce23"/>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Dos et tête brune, gorge plus pâle densément mouchetée de brun. Pattes oranges, long bec fin, orange à bout noirâtre.</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Chevalier guignette</text:p>
          </table:table-cell>
          <table:table-cell table:style-name="ce23"/>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tête, cou et gorge brun-gris, long bec fin et noir, pattes verdâtres, ventre blanc. En vol, bande blanche sur les ailes.</text:p>
          </table:table-cell>
          <table:table-cell/>
          <table:table-cell table:style-name="ce24" office:value-type="string">
            <text:p>Bords de mer et de rivières, zones humides</text:p>
          </table:table-cell>
          <table:table-cell table:number-columns-repeated="1005"/>
        </table:table-row>
        <table:table-row table:style-name="ro16">
          <table:table-cell table:style-name="ce23" office:value-type="string">
            <text:p>Chevalier stagnatile</text:p>
          </table:table-cell>
          <table:table-cell table:style-name="ce23"/>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noirâtre l'été, plus pâle l'hiver, ventre blanc, long bec fin et noir, très effilé, pattes noires.</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Chevalier sylvain</text:p>
          </table:table-cell>
          <table:table-cell table:style-name="ce23"/>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brun</text:p>
          </table:table-cell>
          <table:table-cell/>
          <table:table-cell table:style-name="ce24" office:value-type="string">
            <text:p>Dos brun moucheté de blanc, cou et poitrine blanchâtre striés de brun, ventre blanc, sourcil, bec noirâtre, pattes jaunâtres.</text:p>
          </table:table-cell>
          <table:table-cell/>
          <table:table-cell table:style-name="ce24" office:value-type="string">
            <text:p>Bords de mer et de rivières, zones humides</text:p>
          </table:table-cell>
          <table:table-cell table:number-columns-repeated="1005"/>
        </table:table-row>
        <table:table-row table:style-name="ro22">
          <table:table-cell table:style-name="ce23" office:value-type="string">
            <text:p>Combattant varié</text:p>
          </table:table-cell>
          <table:table-cell table:style-name="ce23"/>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4" office:value-type="float" office:value="29.0">
            <text:p>29</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4" office:value-type="string">
            <text:p>Bords de mer et de rivières, zones humides</text:p>
          </table:table-cell>
          <table:table-cell table:number-columns-repeated="1005"/>
        </table:table-row>
        <table:table-row table:style-name="ro11">
          <table:table-cell table:style-name="ce23" office:value-type="string">
            <text:p>Courlis cendré</text:p>
          </table:table-cell>
          <table:table-cell table:style-name="ce23"/>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4" office:value-type="float" office:value="55.0">
            <text:p>55</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text:p>
          </table:table-cell>
          <table:table-cell/>
          <table:table-cell table:style-name="ce24" office:value-type="string">
            <text:p>Bords de mer et de rivières, zones humides</text:p>
          </table:table-cell>
          <table:table-cell table:number-columns-repeated="1005"/>
        </table:table-row>
        <table:table-row table:style-name="ro22">
          <table:table-cell table:style-name="ce23" office:value-type="string">
            <text:p>Courlis corlieu</text:p>
          </table:table-cell>
          <table:table-cell table:style-name="ce23"/>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style-name="ce24" office:value-type="string">
            <text:p>rouge</text:p>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4" office:value-type="string">
            <text:p>Bords de mer et de rivières, zones humides</text:p>
          </table:table-cell>
          <table:table-cell table:number-columns-repeated="1005"/>
        </table:table-row>
        <table:table-row table:style-name="ro8">
          <table:table-cell table:style-name="ce23" office:value-type="string">
            <text:p>Courvite isabelle</text:p>
          </table:table-cell>
          <table:table-cell table:style-name="ce23"/>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noir</text:p>
          </table:table-cell>
          <table:table-cell table:style-name="ce24"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4" office:value-type="string">
            <text:p>Champs et bocages</text:p>
          </table:table-cell>
          <table:table-cell table:number-columns-repeated="1005"/>
        </table:table-row>
        <table:table-row table:style-name="ro16">
          <table:table-cell table:style-name="ce23" office:value-type="string">
            <text:p>Échasse blanche</text:p>
          </table:table-cell>
          <table:table-cell table:style-name="ce23"/>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Ailes noires. Marque noire sur la nuque. Calotte noire plus ou moins marquée (parfois absente)</text:p>
          </table:table-cell>
          <table:table-cell/>
          <table:table-cell table:style-name="ce24" office:value-type="string">
            <text:p>Bords de mer et de rivières, zones humides</text:p>
          </table:table-cell>
          <table:table-cell table:number-columns-repeated="1005"/>
        </table:table-row>
        <table:table-row table:style-name="ro10">
          <table:table-cell table:style-name="ce23" office:value-type="string">
            <text:p>Glaréole à collier</text:p>
          </table:table-cell>
          <table:table-cell table:style-name="ce23"/>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et tête brun-gris. Ventre blanc. Au niveau du menton, tache crème cernée de noir. Petite marque rouge sous le bec. Bec noir.</text:p>
          </table:table-cell>
          <table:table-cell/>
          <table:table-cell table:style-name="ce24" office:value-type="string">
            <text:p>Bords de mer et de rivières, zones humides</text:p>
          </table:table-cell>
          <table:table-cell table:number-columns-repeated="1005"/>
        </table:table-row>
        <table:table-row table:style-name="ro22">
          <table:table-cell table:style-name="ce23" office:value-type="string">
            <text:p>Grand gravelot</text:p>
          </table:table-cell>
          <table:table-cell table:style-name="ce23"/>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court</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4"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4" office:value-type="string">
            <text:p>Bords de mer et de rivières, zones humides</text:p>
          </table:table-cell>
          <table:table-cell table:number-columns-repeated="1005"/>
        </table:table-row>
        <table:table-row table:style-name="ro11">
          <table:table-cell table:style-name="ce23" office:value-type="string">
            <text:p>Gravelot à collier interrompu</text:p>
          </table:table-cell>
          <table:table-cell table:style-name="ce23"/>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Calotte brune avec une tache noire à l'avant. Front blanc. Collier blanc. Demi-collier noir. Ventre blanc. Bec noir.</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Huîtrier pie</text:p>
          </table:table-cell>
          <table:table-cell table:style-name="ce23"/>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en vol, marques blanches sur les ailes. Bec, pattes et oeil rouge orangé.</text:p>
          </table:table-cell>
          <table:table-cell/>
          <table:table-cell table:style-name="ce24" office:value-type="string">
            <text:p>Bords de mer et de rivières, zones humides</text:p>
          </table:table-cell>
          <table:table-cell table:number-columns-repeated="1005"/>
        </table:table-row>
        <table:table-row table:style-name="ro4">
          <table:table-cell table:style-name="ce23" office:value-type="string">
            <text:p>Oedicnème criard</text:p>
          </table:table-cell>
          <table:table-cell table:style-name="ce23"/>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bout des ailes noirs, gorge pâle striée de noir. Sourcils et moustache blancs. Grandes pattes jaunes, bec jaune à la base et noir à l'extrémité.</text:p>
          </table:table-cell>
          <table:table-cell/>
          <table:table-cell table:style-name="ce24" office:value-type="string">
            <text:p>Champs et bocages</text:p>
          </table:table-cell>
          <table:table-cell table:number-columns-repeated="1005"/>
        </table:table-row>
        <table:table-row table:style-name="ro22">
          <table:table-cell table:style-name="ce23" office:value-type="string">
            <text:p>Petit gravelot</text:p>
          </table:table-cell>
          <table:table-cell table:style-name="ce23"/>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4" office:value-type="float" office:value="15.0">
            <text:p>15</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4"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4" office:value-type="string">
            <text:p>Bords de mer et de rivières, zones humides</text:p>
          </table:table-cell>
          <table:table-cell table:number-columns-repeated="1005"/>
        </table:table-row>
        <table:table-row table:style-name="ro22">
          <table:table-cell table:style-name="ce23" office:value-type="string">
            <text:p>Phalarope à bec étroit</text:p>
          </table:table-cell>
          <table:table-cell table:style-name="ce23"/>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4" office:value-type="string">
            <text:p>Bords de mer et de rivières, zones humides</text:p>
          </table:table-cell>
          <table:table-cell table:number-columns-repeated="1005"/>
        </table:table-row>
        <table:table-row table:style-name="ro21">
          <table:table-cell table:style-name="ce23" office:value-type="string">
            <text:p>Phalarope à bec large</text:p>
          </table:table-cell>
          <table:table-cell table:style-name="ce23"/>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rouge</text:p>
          </table:table-cell>
          <table:table-cell table:style-name="ce24" office:value-type="string">
            <text:p>noir</text:p>
          </table:table-cell>
          <table:table-cell table:style-name="ce24"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4" office:value-type="string">
            <text:p>Bords de mer et de rivières, zones humides</text:p>
          </table:table-cell>
          <table:table-cell table:number-columns-repeated="1005"/>
        </table:table-row>
        <table:table-row table:style-name="ro8">
          <table:table-cell table:style-name="ce23" office:value-type="string">
            <text:p>Pluvier argenté</text:p>
          </table:table-cell>
          <table:table-cell table:style-name="ce23"/>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Pluvier doré</text:p>
          </table:table-cell>
          <table:table-cell table:style-name="ce23"/>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Joues, gorge et ventre noirs, séparés du dos brun moucheté de jaune par une bande blanche. Petit bec noir.</text:p>
          </table:table-cell>
          <table:table-cell/>
          <table:table-cell table:style-name="ce24" office:value-type="string">
            <text:p>Bords de mer et de rivières, zones humides</text:p>
          </table:table-cell>
          <table:table-cell table:number-columns-repeated="1005"/>
        </table:table-row>
        <table:table-row table:style-name="ro3">
          <table:table-cell table:style-name="ce23" office:value-type="string">
            <text:p>Pluvier guignard</text:p>
          </table:table-cell>
          <table:table-cell table:style-name="ce23"/>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Ventre roux. Demi collier blanc. Gorge grise. Joues et sourcils blancs. Calotte noire et bec noirâtre.</text:p>
          </table:table-cell>
          <table:table-cell/>
          <table:table-cell table:style-name="ce24" office:value-type="string">
            <text:p>Montagnes et roches</text:p>
          </table:table-cell>
          <table:table-cell table:number-columns-repeated="1005"/>
        </table:table-row>
        <table:table-row table:style-name="ro25">
          <table:table-cell table:style-name="ce23" office:value-type="string">
            <text:p>Tournepierre à collier</text:p>
          </table:table-cell>
          <table:table-cell table:style-name="ce23"/>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noir et roux. Collier noir et blanc. Gorge noire. Ventre blanc. Calotte blanche en été. En hiver, tête et gorge brunes. Pattes orange. Bec fin noir.</text:p>
          </table:table-cell>
          <table:table-cell/>
          <table:table-cell table:style-name="ce24" office:value-type="string">
            <text:p>Bords de mer et de rivières, zones humides</text:p>
          </table:table-cell>
          <table:table-cell table:number-columns-repeated="1005"/>
        </table:table-row>
        <table:table-row table:style-name="ro11">
          <table:table-cell table:style-name="ce23" office:value-type="string">
            <text:p>Vanneau éperonné</text:p>
          </table:table-cell>
          <table:table-cell table:style-name="ce23"/>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Calotte, ventre, épaules et queue noirs. Bande noire entre le bec et le ventre. Joue et cou blancs. Bas du ventre blanc. Bec fin noir.</text:p>
          </table:table-cell>
          <table:table-cell/>
          <table:table-cell table:style-name="ce24" office:value-type="string">
            <text:p>Bords de mer et de rivières, zones humides</text:p>
          </table:table-cell>
          <table:table-cell table:number-columns-repeated="1005"/>
        </table:table-row>
        <table:table-row table:style-name="ro12">
          <table:table-cell table:style-name="ce23" office:value-type="string">
            <text:p>Vanneau huppé</text:p>
          </table:table-cell>
          <table:table-cell table:style-name="ce23"/>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4" office:value-type="string">
            <text:p>Bords de mer et de rivières, zones humides</text:p>
          </table:table-cell>
          <table:table-cell table:number-columns-repeated="1005"/>
        </table:table-row>
        <table:table-row table:style-name="ro5">
          <table:table-cell table:style-name="ce23" office:value-type="string">
            <text:p>Martinet à ventre blanc</text:p>
          </table:table-cell>
          <table:table-cell table:style-name="ce23"/>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4" office:value-type="float" office:value="21.0">
            <text:p>21</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noir, tête noirâtre, ventre blanc avec un collier noir. Occupe des zones montagneuses, des falaises.</text:p>
          </table:table-cell>
          <table:table-cell table:number-columns-repeated="1007"/>
        </table:table-row>
        <table:table-row table:style-name="ro9">
          <table:table-cell table:style-name="ce23" office:value-type="string">
            <text:p>Martinet cafre</text:p>
          </table:table-cell>
          <table:table-cell table:style-name="ce23"/>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âtre, sauf gorge blanche et tache blanche au croupion. (Sud de l'Espagne).</text:p>
          </table:table-cell>
          <table:table-cell table:number-columns-repeated="1007"/>
        </table:table-row>
        <table:table-row table:style-name="ro7">
          <table:table-cell table:style-name="ce23" office:value-type="string">
            <text:p>Martinet noir</text:p>
          </table:table-cell>
          <table:table-cell table:style-name="ce23"/>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 dessous parfois plus pâle). Tache blanche sous le bec. Queue bifide. Passe tout son temps en vol. Très fréquent en zone urbaine au printemps et en été.</text:p>
          </table:table-cell>
          <table:table-cell table:number-columns-repeated="1007"/>
        </table:table-row>
        <table:table-row table:style-name="ro9">
          <table:table-cell table:style-name="ce23" office:value-type="string">
            <text:p>Martinet pâle</text:p>
          </table:table-cell>
          <table:table-cell table:style-name="ce23"/>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gris</text:p>
          </table:table-cell>
          <table:table-cell/>
          <table:table-cell table:style-name="ce24" office:value-type="string">
            <text:p>Entièrement brun-gris. Ventre à écailles. Tache blanche au bec. Queue légèrement bifide.</text:p>
          </table:table-cell>
          <table:table-cell table:number-columns-repeated="1007"/>
        </table:table-row>
        <table:table-row table:style-name="ro19">
          <table:table-cell table:style-name="ce23" office:value-type="string">
            <text:p>Martinet unicolore</text:p>
          </table:table-cell>
          <table:table-cell table:style-name="ce23"/>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e tache blanche sous le bec presque invisible.</text:p>
          </table:table-cell>
          <table:table-cell table:number-columns-repeated="1007"/>
        </table:table-row>
        <table:table-row table:style-name="ro23">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4" office:value-type="float" office:value="47.0">
            <text:p>4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gris</text:p>
          </table:table-cell>
          <table:table-cell/>
          <table:table-cell table:style-name="ce24" office:value-type="string">
            <text:p>Tête et ventre blancs. Dos gris. Bec jaunâtre.</text:p>
          </table:table-cell>
          <table:table-cell table:number-columns-repeated="1007"/>
        </table:table-row>
        <table:table-row table:style-name="ro9">
          <table:table-cell table:style-name="ce23" office:value-type="string">
            <text:p>Goéland à ailes blanches</text:p>
          </table:table-cell>
          <table:table-cell table:style-name="ce23"/>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number-columns-repeated="5"/>
          <table:table-cell table:style-name="ce24" office:value-type="string">
            <text:p>blanc</text:p>
          </table:table-cell>
          <table:table-cell/>
          <table:table-cell table:style-name="ce24" office:value-type="string">
            <text:p>Les jeunes sont brun clair. Les adultes sont blanc crème. Bec noirâtre. Pattes jaunes.</text:p>
          </table:table-cell>
          <table:table-cell table:number-columns-repeated="1007"/>
        </table:table-row>
        <table:table-row table:style-name="ro7">
          <table:table-cell table:style-name="ce23" office:value-type="string">
            <text:p>Goéland argenté</text:p>
          </table:table-cell>
          <table:table-cell table:style-name="ce23"/>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gris</text:p>
          </table:table-cell>
          <table:table-cell/>
          <table:table-cell table:style-name="ce24" office:value-type="string">
            <text:p>Tête, nuque et ventre blancs. Dos et ailes gris. Bouts des ailes noirs avec des taches blanches. Bec jaune avec une marque rouge sur la mandibule inférieure. Oeil jaune.</text:p>
          </table:table-cell>
          <table:table-cell table:number-columns-repeated="1007"/>
        </table:table-row>
        <table:table-row table:style-name="ro4">
          <table:table-cell table:style-name="ce23" office:value-type="string">
            <text:p>Goéland bourgmestre</text:p>
          </table:table-cell>
          <table:table-cell table:style-name="ce23"/>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4" office:value-type="float" office:value="73.0">
            <text:p>7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Corps majoritairement blanc. Ailes gris pâle sans marque noire. Bec jaune avec une tache sur la mandibule inférieure. Pattes roses. Oeil jaune.</text:p>
          </table:table-cell>
          <table:table-cell table:number-columns-repeated="1007"/>
        </table:table-row>
        <table:table-row table:style-name="ro12">
          <table:table-cell table:style-name="ce23" office:value-type="string">
            <text:p>Goéland brun</text:p>
          </table:table-cell>
          <table:table-cell table:style-name="ce23"/>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4" office:value-type="float" office:value="55.0">
            <text:p>5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number-columns-repeated="1007"/>
        </table:table-row>
        <table:table-row table:style-name="ro3">
          <table:table-cell table:style-name="ce23" office:value-type="string">
            <text:p>Goéland cendré</text:p>
          </table:table-cell>
          <table:table-cell table:style-name="ce23"/>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avec des taches blanches. Pas de rouge sur le bec. Pattes jaunes.</text:p>
          </table:table-cell>
          <table:table-cell table:number-columns-repeated="1007"/>
        </table:table-row>
        <table:table-row table:style-name="ro3">
          <table:table-cell table:style-name="ce23" office:value-type="string">
            <text:p>Goéland d'Audouin</text:p>
          </table:table-cell>
          <table:table-cell table:style-name="ce23"/>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4" office:value-type="float" office:value="50.0">
            <text:p>5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rouge</text:p>
          </table:table-cell>
          <table:table-cell table:style-name="ce24" office:value-type="string">
            <text:p>noir</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presque sans taches blanches. Bec rouge à bout noirâtre.</text:p>
          </table:table-cell>
          <table:table-cell table:number-columns-repeated="1007"/>
        </table:table-row>
        <table:table-row table:style-name="ro16">
          <table:table-cell table:style-name="ce23" office:value-type="string">
            <text:p>Goéland ichthyaète</text:p>
          </table:table-cell>
          <table:table-cell table:style-name="ce23"/>
          <table:table-cell table:style-name="ce23" office:value-type="string">
            <text:p>Ichthyaetus ichthyaetus</text:p>
          </table:table-cell>
          <table:table-cell table:style-name="ce23" office:value-type="string">
            <text:p>Pallas's Gull</text:p>
          </table:table-cell>
          <table:table-cell table:style-name="ce23" office:value-type="string">
            <text:p>CHARADRIIFORMES: Laridae</text:p>
          </table:table-cell>
          <table:table-cell table:style-name="ce24" office:value-type="float" office:value="59.0">
            <text:p>59</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noire, ventre blanc, dos gris. Bout des ailes noires avec des tâches blanches. Bec jaune à bout rouge.</text:p>
          </table:table-cell>
          <table:table-cell table:number-columns-repeated="1007"/>
        </table:table-row>
        <table:table-row table:style-name="ro2">
          <table:table-cell table:style-name="ce23" office:value-type="string">
            <text:p>Goéland marin</text:p>
          </table:table-cell>
          <table:table-cell table:style-name="ce23"/>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4" office:value-type="float" office:value="70.0">
            <text:p>7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noir</text:p>
          </table:table-cell>
          <table:table-cell/>
          <table:table-cell table:style-name="ce24" office:value-type="string">
            <text:p>Tête et ventre blancs. Dos gris noir, bord des ailes blanc. Bec jaune avec une tache rouge sur la mandibule inférieure. Diffère du goéland brun par ses pattes rosâtres et sa grande taille.</text:p>
          </table:table-cell>
          <table:table-cell table:style-name="ce24" office:value-type="string">
            <text:p>Côtes, îles rocheuses et plages. Migrateur partiel.</text:p>
          </table:table-cell>
          <table:table-cell table:number-columns-repeated="1006"/>
        </table:table-row>
        <table:table-row table:style-name="ro15">
          <table:table-cell table:style-name="ce23" office:value-type="string">
            <text:p>Mouette de Sabine</text:p>
          </table:table-cell>
          <table:table-cell table:style-name="ce23"/>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Ventre blanc. Dos gris. En plumage nuptial, capuchon gris bordée d'un bandeau noir, dont il reste des vestiges tout au long de l'année. Bout des ailes noir. Bec noir à bout jaune. Rare à observer.</text:p>
          </table:table-cell>
          <table:table-cell table:number-columns-repeated="1007"/>
        </table:table-row>
        <table:table-row table:style-name="ro21">
          <table:table-cell table:style-name="ce23" office:value-type="string">
            <text:p>Mouette mélanocéphale</text:p>
          </table:table-cell>
          <table:table-cell table:style-name="ce23"/>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4" office:value-type="float" office:value="39.0">
            <text:p>39</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number-columns-repeated="1007"/>
        </table:table-row>
        <table:table-row table:style-name="ro13">
          <table:table-cell table:style-name="ce23" office:value-type="string">
            <text:p>Mouette pygmée</text:p>
          </table:table-cell>
          <table:table-cell table:style-name="ce23"/>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4" office:value-type="float" office:value="28.0">
            <text:p>28</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number-columns-repeated="1007"/>
        </table:table-row>
        <table:table-row table:style-name="ro20">
          <table:table-cell table:style-name="ce23" office:value-type="string">
            <text:p>Mouette rieuse</text:p>
          </table:table-cell>
          <table:table-cell table:style-name="ce23"/>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4" office:value-type="float" office:value="36.0">
            <text:p>3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style-name="ce24" office:value-type="string">
            <text:p>noir</text:p>
          </table:table-cell>
          <table:table-cell table:number-columns-repeated="3"/>
          <table:table-cell table:style-name="ce24" office:value-type="string">
            <text:p>blanc</text:p>
          </table:table-cell>
          <table:table-cell table:style-name="ce24" office:value-type="string">
            <text:p>noir</text:p>
          </table:table-cell>
          <table:table-cell table:style-name="ce24"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number-columns-repeated="1007"/>
        </table:table-row>
        <table:table-row table:style-name="ro1">
          <table:table-cell table:style-name="ce23" office:value-type="string">
            <text:p>Mouette tridactyle</text:p>
          </table:table-cell>
          <table:table-cell table:style-name="ce23"/>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entièrement noir. Bec jaune.</text:p>
          </table:table-cell>
          <table:table-cell table:number-columns-repeated="1007"/>
        </table:table-row>
        <table:table-row table:style-name="ro24">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4" office:value-type="float" office:value="20.0">
            <text:p>2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number-columns-repeated="1007"/>
        </table:table-row>
        <table:table-row table:style-name="ro6">
          <table:table-cell table:style-name="ce23" office:value-type="string">
            <text:p>Océanite frégate</text:p>
          </table:table-cell>
          <table:table-cell table:style-name="ce23"/>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brun noirâtre, bout des ailes et de la queue noir, ventre et dessous des ailes blancs. Joues blanches avec une tâche noire autour de l'oeil. Bec et pattes noires.</text:p>
          </table:table-cell>
          <table:table-cell table:number-columns-repeated="1007"/>
        </table:table-row>
        <table:table-row table:style-name="ro24">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4" office:value-type="float" office:value="15.0">
            <text:p>1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number-columns-repeated="1007"/>
        </table:table-row>
        <table:table-row table:style-name="ro1">
          <table:table-cell table:style-name="ce23" office:value-type="string">
            <text:p>Pétrel de Madère</text:p>
          </table:table-cell>
          <table:table-cell table:style-name="ce23"/>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et ailes gris, ventre blanc, tache brun grisâtre au niveau de la tête.</text:p>
          </table:table-cell>
          <table:table-cell table:number-columns-repeated="1007"/>
        </table:table-row>
        <table:table-row table:style-name="ro17">
          <table:table-cell table:style-name="ce23" office:value-type="string">
            <text:p>Puffin cendré</text:p>
          </table:table-cell>
          <table:table-cell table:style-name="ce23"/>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et tête brun gris. Ventre et dessous des ailes blancs. Bec jaune à bout noirâtre sur le dessus.</text:p>
          </table:table-cell>
          <table:table-cell table:number-columns-repeated="1007"/>
        </table:table-row>
        <table:table-row table:style-name="ro19">
          <table:table-cell table:style-name="ce23" office:value-type="string">
            <text:p>Puffin des Anglais</text:p>
          </table:table-cell>
          <table:table-cell table:style-name="ce23"/>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4" office:value-type="float" office:value="35.0">
            <text:p>3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Dos et tête noirs. Ventre et dessous des ailes blancs. Bec noir.</text:p>
          </table:table-cell>
          <table:table-cell table:number-columns-repeated="1007"/>
        </table:table-row>
        <table:table-row table:style-name="ro18">
          <table:table-cell table:style-name="ce23" office:value-type="string">
            <text:p>Puffin des Baléares</text:p>
          </table:table-cell>
          <table:table-cell table:style-name="ce23"/>
          <table:table-cell table:style-name="ce23" office:value-type="string">
            <text:p>Puffinus mauretanicus</text:p>
          </table:table-cell>
          <table:table-cell table:style-name="ce23" office:value-type="string">
            <text:p>Balearic Shearwater</text:p>
          </table:table-cell>
          <table:table-cell table:style-name="ce23" office:value-type="string">
            <text:p>PROCELLARIIFORMES: Procellariidae</text:p>
          </table:table-cell>
          <table:table-cell table:style-name="ce25" office:value-type="float" office:value="34.0">
            <text:p>34</text:p>
          </table:table-cell>
          <table:table-cell table:style-name="ce24" office:value-type="string">
            <text:p>Mouettes, goéland, fulmars</text:p>
          </table:table-cell>
          <table:table-cell table:style-name="ce25"/>
          <table:table-cell table:style-name="ce24" office:value-type="string">
            <text:p>mouette</text:p>
          </table:table-cell>
          <table:table-cell table:style-name="ce25" office:value-type="string">
            <text:p>noir</text:p>
          </table:table-cell>
          <table:table-cell table:style-name="ce25"/>
          <table:table-cell table:style-name="ce25" office:value-type="string">
            <text:p>noir</text:p>
          </table:table-cell>
          <table:table-cell table:number-columns-repeated="2" table:style-name="ce25"/>
          <table:table-cell table:style-name="ce25" office:value-type="string">
            <text:p>gris</text:p>
          </table:table-cell>
          <table:table-cell table:style-name="ce25"/>
          <table:table-cell table:style-name="ce25" office:value-type="string">
            <text:p>Dos et tête gris. Ventre blanc. Bec noir.</text:p>
          </table:table-cell>
          <table:table-cell table:number-columns-repeated="1007"/>
        </table:table-row>
        <table:table-row table:style-name="ro27">
          <table:table-cell table:style-name="ce23" office:value-type="string">
            <text:p>Puffin fuligineux</text:p>
          </table:table-cell>
          <table:table-cell table:style-name="ce23"/>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Entièrement brun. Bec noir.</text:p>
          </table:table-cell>
          <table:table-cell table:number-columns-repeated="1007"/>
        </table:table-row>
        <table:table-row table:style-name="ro10">
          <table:table-cell table:style-name="ce23" office:value-type="string">
            <text:p>Puffin majeur</text:p>
          </table:table-cell>
          <table:table-cell table:style-name="ce23"/>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Ailes et dos bruns à écailles. Calotte brune. Collier et dessous blancs. Bec noir.  Marques brunes sur le ventre et sous les ailes.</text:p>
          </table:table-cell>
          <table:table-cell table:number-columns-repeated="1007"/>
        </table:table-row>
        <table:table-row table:style-name="ro17">
          <table:table-cell table:style-name="ce23" office:value-type="string">
            <text:p>Puffin yelkouan</text:p>
          </table:table-cell>
          <table:table-cell table:style-name="ce23"/>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4" office:value-type="float" office:value="37.0">
            <text:p>3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bruns. Ventre et dessous des ailes blancs. Endémique de la Méditerranée.</text:p>
          </table:table-cell>
          <table:table-cell table:number-columns-repeated="1007"/>
        </table:table-row>
        <table:table-row table:style-name="ro4">
          <table:table-cell table:style-name="ce23" office:value-type="string">
            <text:p>Accenteur alpin</text:p>
          </table:table-cell>
          <table:table-cell table:style-name="ce23"/>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brun</text:p>
          </table:table-cell>
          <table:table-cell/>
          <table:table-cell table:style-name="ce24" office:value-type="string">
            <text:p>Corps brun, tache blanche mouchetée de noir sous le bec. Tête et gorge grise. Flancs légèrement roux, ventre roux. Bec jaune à bout noir.</text:p>
          </table:table-cell>
          <table:table-cell table:style-name="ce24" office:value-type="string">
            <text:p>Alpages avec éboulis et rochers, à plus de 1500 mètres. Peut descendre en plaine l'hiver.</text:p>
          </table:table-cell>
          <table:table-cell table:style-name="ce24" office:value-type="string">
            <text:p>Montagnes et roches</text:p>
          </table:table-cell>
          <table:table-cell table:number-columns-repeated="1005"/>
        </table:table-row>
        <table:table-row table:style-name="ro16">
          <table:table-cell table:style-name="ce23" office:value-type="string">
            <text:p>Accenteur mouchet</text:p>
          </table:table-cell>
          <table:table-cell table:style-name="ce23"/>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dos bruns, collier et gorge gris, ventre grisâtre aux flancs légèrement striés de brun. Bec noir.</text:p>
          </table:table-cell>
          <table:table-cell table:style-name="ce24" office:value-type="string">
            <text:p>Buissons, forêts, parc et jardins.</text:p>
          </table:table-cell>
          <table:table-cell table:style-name="ce24" office:value-type="string">
            <text:p>Villes, villages, jardins</text:p>
          </table:table-cell>
          <table:table-cell table:style-name="ce24" office:value-type="string">
            <text:p>Champs et bocages</text:p>
          </table:table-cell>
          <table:table-cell table:number-columns-repeated="1004"/>
        </table:table-row>
        <table:table-row table:style-name="ro2">
          <table:table-cell table:style-name="ce23" office:value-type="string">
            <text:p>Agrobate roux</text:p>
          </table:table-cell>
          <table:table-cell table:style-name="ce23"/>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queue longue</text:p>
          </table:table-cell>
          <table:table-cell table:style-name="ce24" office:value-type="string">
            <text:p>brun</text:p>
          </table:table-cell>
          <table:table-cell/>
          <table:table-cell table:style-name="ce24" office:value-type="string">
            <text:p>Corps brun roux, ventre pâle. Sourcil blanc, joue blanche, bande noir sur l'oeil. Longue queue rousse en éventail, tachetées de brun sombre et de blanc sur le bout. Bec orange et noir.</text:p>
          </table:table-cell>
          <table:table-cell table:style-name="ce24" office:value-type="string">
            <text:p>Vit dans des terrains secs et broussailleux, des oliveraies. On le trouve dans le sud de l'Espagne et de la Grèce. Rare en France.</text:p>
          </table:table-cell>
          <table:table-cell table:style-name="ce24" office:value-type="string">
            <text:p>Milieu méditerranéen</text:p>
          </table:table-cell>
          <table:table-cell table:number-columns-repeated="1005"/>
        </table:table-row>
        <table:table-row table:style-name="ro10">
          <table:table-cell table:style-name="ce23" office:value-type="string">
            <text:p>Alouette calandre</text:p>
          </table:table-cell>
          <table:table-cell table:style-name="ce23"/>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6"/>
          <table:table-cell table:style-name="ce24" office:value-type="string">
            <text:p>noir</text:p>
          </table:table-cell>
          <table:table-cell table:style-name="ce24" office:value-type="string">
            <text:p>Dos brun, ventre blanc, joues brunes surlignées de blanc. Gorge blanche avec une tache noire. Bec conique jaunâtre.</text:p>
          </table:table-cell>
          <table:table-cell table:number-columns-repeated="1007"/>
        </table:table-row>
        <table:table-row table:style-name="ro19">
          <table:table-cell table:style-name="ce23" office:value-type="string">
            <text:p>Alouette calandrelle</text:p>
          </table:table-cell>
          <table:table-cell table:style-name="ce23"/>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et ventre blanc. Sourcil blanc. Bec conique brunâtre.</text:p>
          </table:table-cell>
          <table:table-cell table:number-columns-repeated="1007"/>
        </table:table-row>
        <table:table-row table:style-name="ro11">
          <table:table-cell table:style-name="ce23" office:value-type="string">
            <text:p>Alouette des champs</text:p>
          </table:table-cell>
          <table:table-cell table:style-name="ce23"/>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brun, ventre blanc, zone blanche sous le bec, gorge mouchetée de noir et un sourcil blanc plus ou moins prononcé. Huppe pas toujours visible.</text:p>
          </table:table-cell>
          <table:table-cell table:number-columns-repeated="1007"/>
        </table:table-row>
        <table:table-row table:style-name="ro2">
          <table:table-cell table:style-name="ce23" office:value-type="string">
            <text:p>Alouette hausse-col</text:p>
          </table:table-cell>
          <table:table-cell table:style-name="ce23"/>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brun, ventre blanc. Petites cornes noires sur la tête, bande noire au niveau de l'oeil et de la gorge. Tache jaune plus ou moins marquée sous le bec noir. Pattes noires.</text:p>
          </table:table-cell>
          <table:table-cell table:number-columns-repeated="1007"/>
        </table:table-row>
        <table:table-row table:style-name="ro10">
          <table:table-cell table:style-name="ce23" office:value-type="string">
            <text:p>Alouette lulu</text:p>
          </table:table-cell>
          <table:table-cell table:style-name="ce23"/>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gorge mouchetée. Sourcils blancs qui vont jusqu'à la nuque. Très légère houppe sur l'arrière de la tête.</text:p>
          </table:table-cell>
          <table:table-cell table:number-columns-repeated="1007"/>
        </table:table-row>
        <table:table-row table:style-name="ro22">
          <table:table-cell table:style-name="ce23" office:value-type="string">
            <text:p>Bec-croisé bifascié</text:p>
          </table:table-cell>
          <table:table-cell table:style-name="ce23"/>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 (Europe du Nord)</text:p>
          </table:table-cell>
          <table:table-cell table:number-columns-repeated="1007"/>
        </table:table-row>
        <table:table-row table:style-name="ro22">
          <table:table-cell table:style-name="ce23" office:value-type="string">
            <text:p>Bec-croisé d'Écosse</text:p>
          </table:table-cell>
          <table:table-cell table:style-name="ce23"/>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Seulement en Ecosse.</text:p>
          </table:table-cell>
          <table:table-cell table:number-columns-repeated="1007"/>
        </table:table-row>
        <table:table-row table:style-name="ro26">
          <table:table-cell table:style-name="ce23" office:value-type="string">
            <text:p>Bec-croisé des sapins</text:p>
          </table:table-cell>
          <table:table-cell table:style-name="ce23"/>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number-columns-repeated="1007"/>
        </table:table-row>
        <table:table-row table:style-name="ro22">
          <table:table-cell table:style-name="ce23" office:value-type="string">
            <text:p>Bec-croisé perroquet</text:p>
          </table:table-cell>
          <table:table-cell table:style-name="ce23"/>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number-columns-repeated="5"/>
          <table:table-cell table:style-name="ce24" office:value-type="string">
            <text:p>roux</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 Vit au nord de l'Europe.</text:p>
          </table:table-cell>
          <table:table-cell table:number-columns-repeated="1007"/>
        </table:table-row>
        <table:table-row table:style-name="ro8">
          <table:table-cell table:style-name="ce23" office:value-type="string">
            <text:p>Bergeronnette citrine</text:p>
          </table:table-cell>
          <table:table-cell table:style-name="ce23"/>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jaune</text:p>
          </table:table-cell>
          <table:table-cell table:style-name="ce24"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number-columns-repeated="1007"/>
        </table:table-row>
        <table:table-row table:style-name="ro21">
          <table:table-cell table:style-name="ce23" office:value-type="string">
            <text:p>Bergeronnette des ruisseaux</text:p>
          </table:table-cell>
          <table:table-cell table:style-name="ce23"/>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marron</text:p>
          </table:table-cell>
          <table:table-cell/>
          <table:table-cell table:style-name="ce24" office:value-type="string">
            <text:p>queue longue</text:p>
          </table:table-cell>
          <table:table-cell table:style-name="ce24" office:value-type="string">
            <text:p>gris</text:p>
          </table:table-cell>
          <table:table-cell table:style-name="ce24" office:value-type="string">
            <text:p>jaune</text:p>
          </table:table-cell>
          <table:table-cell table:style-name="ce24" office:value-type="string">
            <text:p>Dos et tête gris sombre, bout des ailes noires, sourcil blanc. Ventre et croupion jaunes. Bec noir, pattes brunes. Très longue queue. Sous le bec, bavette noire chez l'adulte mâle et blanche chez la femelle.</text:p>
          </table:table-cell>
          <table:table-cell table:number-columns-repeated="1007"/>
        </table:table-row>
        <table:table-row table:style-name="ro14">
          <table:table-cell table:style-name="ce23" office:value-type="string">
            <text:p>Bergeronnette grise</text:p>
          </table:table-cell>
          <table:table-cell table:style-name="ce23"/>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table-cell table:style-name="ce24"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number-columns-repeated="1007"/>
        </table:table-row>
        <table:table-row table:style-name="ro5">
          <table:table-cell table:style-name="ce23" office:value-type="string">
            <text:p>Bergeronnette printanière</text:p>
          </table:table-cell>
          <table:table-cell table:style-name="ce23"/>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table-cell table:style-name="ce24" office:value-type="string">
            <text:p>Dos gris olivâtre, tête grise avec un sourcil blanc bien marqué, ventre entièrement jaune, pattes et bec noirs.</text:p>
          </table:table-cell>
          <table:table-cell table:number-columns-repeated="1007"/>
        </table:table-row>
        <table:table-row table:style-name="ro1">
          <table:table-cell table:style-name="ce23" office:value-type="string">
            <text:p>Bouscarle de Cetti</text:p>
          </table:table-cell>
          <table:table-cell table:style-name="ce23"/>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plus clair. Bec et pattes brunâtres. Sourcil clair, peu marqué.</text:p>
          </table:table-cell>
          <table:table-cell table:number-columns-repeated="1007"/>
        </table:table-row>
        <table:table-row table:style-name="ro7">
          <table:table-cell table:style-name="ce23" office:value-type="string">
            <text:p>Bouvreuil pivoine</text:p>
          </table:table-cell>
          <table:table-cell table:style-name="ce23"/>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ge</text:p>
          </table:table-cell>
          <table:table-cell table:style-name="ce24" office:value-type="string">
            <text:p>Calotte noire. Ventre et joue rouges. Queue et bout des ailes noir. Dos gris et croupion blanc. Chez la femelle, les parties rouges sont brunes. Bec épais et noir. </text:p>
          </table:table-cell>
          <table:table-cell table:number-columns-repeated="1007"/>
        </table:table-row>
        <table:table-row table:style-name="ro17">
          <table:table-cell table:style-name="ce23" office:value-type="string">
            <text:p>Bruant cendrillard</text:p>
          </table:table-cell>
          <table:table-cell table:style-name="ce23"/>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5" office:value-type="float" office:value="16.0">
            <text:p>16</text:p>
          </table:table-cell>
          <table:table-cell table:style-name="ce25" office:value-type="string">
            <text:p>passereaux</text:p>
          </table:table-cell>
          <table:table-cell table:style-name="ce25"/>
          <table:table-cell table:style-name="ce25" office:value-type="string">
            <text:p>épais</text:p>
          </table:table-cell>
          <table:table-cell table:style-name="ce25" office:value-type="string">
            <text:p>jaune</text:p>
          </table:table-cell>
          <table:table-cell table:style-name="ce25"/>
          <table:table-cell table:style-name="ce25" office:value-type="string">
            <text:p>jaune</text:p>
          </table:table-cell>
          <table:table-cell table:number-columns-repeated="2" table:style-name="ce25"/>
          <table:table-cell table:style-name="ce25" office:value-type="string">
            <text:p>brun</text:p>
          </table:table-cell>
          <table:table-cell table:style-name="ce25" office:value-type="string">
            <text:p>roux</text:p>
          </table:table-cell>
          <table:table-cell table:style-name="ce25" office:value-type="string">
            <text:p>Tête et gorge grises. Ventre roux. Dos brun. Bavette rousse. Bec épais et jaune.</text:p>
          </table:table-cell>
          <table:table-cell table:number-columns-repeated="1007"/>
        </table:table-row>
        <table:table-row table:style-name="ro4">
          <table:table-cell table:style-name="ce23" office:value-type="string">
            <text:p>Bruant des neiges</text:p>
          </table:table-cell>
          <table:table-cell table:style-name="ce23"/>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Dos et queue noirs. Tête et ventre blancs. Bec épais et noir.  Marques blanches sur les ailes. En hiver, le plumage est brun et le bec est jaune. </text:p>
          </table:table-cell>
          <table:table-cell table:number-columns-repeated="1007"/>
        </table:table-row>
        <table:table-row table:style-name="ro3">
          <table:table-cell table:style-name="ce23" office:value-type="string">
            <text:p>Bruant des roseaux</text:p>
          </table:table-cell>
          <table:table-cell table:style-name="ce23"/>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ayé de noir. Tête et gorge noires. Moustaches blanches. Ventre blanc. Collier blanc. Bec épais et noir.</text:p>
          </table:table-cell>
          <table:table-cell table:number-columns-repeated="1007"/>
        </table:table-row>
        <table:table-row table:style-name="ro9">
          <table:table-cell table:style-name="ce23" office:value-type="string">
            <text:p>Bruant fou</text:p>
          </table:table-cell>
          <table:table-cell table:style-name="ce23"/>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Tête grise, rayée noir. Gorge grise. Ventre roux. Bec épais noirâtre.</text:p>
          </table:table-cell>
          <table:table-cell table:number-columns-repeated="1007"/>
        </table:table-row>
        <table:table-row table:style-name="ro19">
          <table:table-cell table:style-name="ce23" office:value-type="string">
            <text:p>Bruant jaune</text:p>
          </table:table-cell>
          <table:table-cell table:style-name="ce23"/>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Tête et gorge jaunes. Dos brun jaunâtre. Bec épais noirâtre.</text:p>
          </table:table-cell>
          <table:table-cell table:number-columns-repeated="1007"/>
        </table:table-row>
        <table:table-row table:style-name="ro22">
          <table:table-cell table:style-name="ce23" office:value-type="string">
            <text:p>Bruant lapon</text:p>
          </table:table-cell>
          <table:table-cell table:style-name="ce23"/>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number-columns-repeated="1007"/>
        </table:table-row>
        <table:table-row table:style-name="ro15">
          <table:table-cell table:style-name="ce23" office:value-type="string">
            <text:p>Bruant mélanocéphale</text:p>
          </table:table-cell>
          <table:table-cell table:style-name="ce23"/>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style-name="ce24" office:value-type="string">
            <text:p>noir</text:p>
          </table:table-cell>
          <table:table-cell table:style-name="ce24" office:value-type="string">
            <text:p>Dos brun, extrémités des plumes gris sombre. La calotte et les joues sont noires, le ventre, la gorge sont jaunes, avec un collier qui remonte sur la nuque. Bec épais, brunâtre. Europe du Sud. </text:p>
          </table:table-cell>
          <table:table-cell table:number-columns-repeated="1007"/>
        </table:table-row>
        <table:table-row table:style-name="ro10">
          <table:table-cell table:style-name="ce23" office:value-type="string">
            <text:p>Bruant ortolan</text:p>
          </table:table-cell>
          <table:table-cell table:style-name="ce23"/>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brun, tête grise, cercle oculaire blanc, ventre roux pâle. Moustache et gorge jaune pâle. Bec orange épais, pattes orange.</text:p>
          </table:table-cell>
          <table:table-cell table:number-columns-repeated="1007"/>
        </table:table-row>
        <table:table-row table:style-name="ro1">
          <table:table-cell table:style-name="ce23" office:value-type="string">
            <text:p>Bruant proyer</text:p>
          </table:table-cell>
          <table:table-cell table:style-name="ce23"/>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poitrine blanche striée verticalement, bec épais jaunâtre.</text:p>
          </table:table-cell>
          <table:table-cell table:number-columns-repeated="1007"/>
        </table:table-row>
        <table:table-row table:style-name="ro12">
          <table:table-cell table:style-name="ce23" office:value-type="string">
            <text:p>Bruant zizi</text:p>
          </table:table-cell>
          <table:table-cell table:style-name="ce23"/>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Dos brun roux mêlé de noir et de blanc, tête grise avec deux bandes jaunes au-dessus et en-dessous de l'oeil. Bavette gris noir soulignée par une bande jaune. Ventre jaunâtre strié de brun. Bec épais noir.</text:p>
          </table:table-cell>
          <table:table-cell table:number-columns-repeated="1007"/>
        </table:table-row>
        <table:table-row table:style-name="ro22">
          <table:table-cell table:style-name="ce23" office:value-type="string">
            <text:p>Chardonneret élégant</text:p>
          </table:table-cell>
          <table:table-cell table:style-name="ce23"/>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number-columns-repeated="1007"/>
        </table:table-row>
        <table:table-row table:style-name="ro9">
          <table:table-cell table:style-name="ce23" office:value-type="string">
            <text:p>Cincle plongeur</text:p>
          </table:table-cell>
          <table:table-cell table:style-name="ce23"/>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Dos gris, tête et ventre bruns, gorge blanche. Fin bec noir, pattes roses.</text:p>
          </table:table-cell>
          <table:table-cell table:number-columns-repeated="1007"/>
        </table:table-row>
        <table:table-row table:style-name="ro8">
          <table:table-cell table:style-name="ce23" office:value-type="string">
            <text:p>Cisticole des joncs</text:p>
          </table:table-cell>
          <table:table-cell table:style-name="ce23"/>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des plumes noires, ventre pâle, croupion roux (discret). Bord de la queue blanc. Petit bec fin et noirâtre, pattes roses. Tête brune marquée de sourcils crème et de barres plus sombres sur le dessus.</text:p>
          </table:table-cell>
          <table:table-cell table:number-columns-repeated="1007"/>
        </table:table-row>
        <table:table-row table:style-name="ro7">
          <table:table-cell table:style-name="ce23" office:value-type="string">
            <text:p>Cochevis huppé</text:p>
          </table:table-cell>
          <table:table-cell table:style-name="ce23"/>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et tête bruns, bavette blanche sous le bec, gorge mouchetée de brun, ventre blanc. Petite huppe sur la tête. Petit bec fin brunâtre, pattes de même.</text:p>
          </table:table-cell>
          <table:table-cell table:number-columns-repeated="1007"/>
        </table:table-row>
        <table:table-row table:style-name="ro17">
          <table:table-cell table:style-name="ce23" office:value-type="string">
            <text:p>Durbec des sapins</text:p>
          </table:table-cell>
          <table:table-cell table:style-name="ce23"/>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Ailes et queue noires. Présent uniquement en Scandinavie. La femelle est jaune.</text:p>
          </table:table-cell>
          <table:table-cell table:number-columns-repeated="1007"/>
        </table:table-row>
        <table:table-row table:style-name="ro1">
          <table:table-cell table:style-name="ce23" office:value-type="string">
            <text:p>Étourneau roselin</text:p>
          </table:table-cell>
          <table:table-cell table:style-name="ce23"/>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7"/>
          <table:table-cell table:style-name="ce24" office:value-type="string">
            <text:p>noir</text:p>
          </table:table-cell>
          <table:table-cell/>
          <table:table-cell table:style-name="ce24" office:value-type="string">
            <text:p>Dos et ventre brun rosé. Tête, ailes et queue noires. Bec et pattes roses.</text:p>
          </table:table-cell>
          <table:table-cell table:number-columns-repeated="1007"/>
        </table:table-row>
        <table:table-row table:style-name="ro22">
          <table:table-cell table:style-name="ce23" office:value-type="string">
            <text:p>Étourneau sansonnet</text:p>
          </table:table-cell>
          <table:table-cell table:style-name="ce23"/>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2"/>
          <table:table-cell table:style-name="ce24" office:value-type="string">
            <text:p>jaune</text:p>
          </table:table-cell>
          <table:table-cell/>
          <table:table-cell table:style-name="ce24" office:value-type="string">
            <text:p>rose</text:p>
          </table:table-cell>
          <table:table-cell/>
          <table:table-cell table:style-name="ce24" office:value-type="string">
            <text:p>moucheté</text:p>
          </table:table-cell>
          <table:table-cell table:style-name="ce24" office:value-type="string">
            <text:p>noir</text:p>
          </table:table-cell>
          <table:table-cell/>
          <table:table-cell table:style-name="ce24"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number-columns-repeated="1007"/>
        </table:table-row>
        <table:table-row table:style-name="ro1">
          <table:table-cell table:style-name="ce23" office:value-type="string">
            <text:p>Étourneau unicolore</text:p>
          </table:table-cell>
          <table:table-cell table:style-name="ce23"/>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Intégralement noir. Bec jaune, parfois noirâtre. Présent en Corse et en Espagne.</text:p>
          </table:table-cell>
          <table:table-cell table:number-columns-repeated="1007"/>
        </table:table-row>
        <table:table-row table:style-name="ro17">
          <table:table-cell table:style-name="ce23" office:value-type="string">
            <text:p>Fauvette à lunettes</text:p>
          </table:table-cell>
          <table:table-cell table:style-name="ce23"/>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grise, menton blanc. Ailes légèrement rousses et poitrine rosée. Bec fin noirâtre. Pattes brunes.</text:p>
          </table:table-cell>
          <table:table-cell table:number-columns-repeated="1007"/>
        </table:table-row>
        <table:table-row table:style-name="ro16">
          <table:table-cell table:style-name="ce23" office:value-type="string">
            <text:p>Fauvette à tête noire</text:p>
          </table:table-cell>
          <table:table-cell table:style-name="ce23"/>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style-name="ce24" office:value-type="string">
            <text:p>noir</text:p>
          </table:table-cell>
          <table:table-cell table:style-name="ce24" office:value-type="string">
            <text:p>Calotte noire pour le mâle, rousse pour la femelle. Tête et cou gris. Dos gris brun. Pattes et bec noirs.</text:p>
          </table:table-cell>
          <table:table-cell table:number-columns-repeated="1007"/>
        </table:table-row>
        <table:table-row table:style-name="ro24">
          <table:table-cell table:style-name="ce23" office:value-type="string">
            <text:p>Fauvette babillarde</text:p>
          </table:table-cell>
          <table:table-cell table:style-name="ce23"/>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Gorge et ventre blanc et tête et gris. Pattes et bec noirs.</text:p>
          </table:table-cell>
          <table:table-cell table:number-columns-repeated="1007"/>
        </table:table-row>
        <table:table-row table:style-name="ro17">
          <table:table-cell table:style-name="ce23" office:value-type="string">
            <text:p>Fauvette de Chypre</text:p>
          </table:table-cell>
          <table:table-cell table:style-name="ce23"/>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Tête noire. Poitrine tachetée. Menton blanc. Dos gris. Bec noirâtre. Essentiellement à Chypre.</text:p>
          </table:table-cell>
          <table:table-cell table:number-columns-repeated="1007"/>
        </table:table-row>
        <table:table-row table:style-name="ro14">
          <table:table-cell table:style-name="ce23" office:value-type="string">
            <text:p>Fauvette de Rüppell</text:p>
          </table:table-cell>
          <table:table-cell table:style-name="ce23"/>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number-columns-repeated="1007"/>
        </table:table-row>
        <table:table-row table:style-name="ro19">
          <table:table-cell table:style-name="ce23" office:value-type="string">
            <text:p>Fauvette des jardins</text:p>
          </table:table-cell>
          <table:table-cell table:style-name="ce23"/>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et dos bruns. Dessous plus pâle. Sourcil pâle peu marqué.</text:p>
          </table:table-cell>
          <table:table-cell table:number-columns-repeated="1007"/>
        </table:table-row>
        <table:table-row table:style-name="ro23">
          <table:table-cell table:style-name="ce23" office:value-type="string">
            <text:p>Fauvette épervière</text:p>
          </table:table-cell>
          <table:table-cell table:style-name="ce23"/>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noire. Gorge et ventre rayés. Dos gris brun.</text:p>
          </table:table-cell>
          <table:table-cell table:number-columns-repeated="1007"/>
        </table:table-row>
        <table:table-row table:style-name="ro11">
          <table:table-cell table:style-name="ce23" office:value-type="string">
            <text:p>Fauvette grisette</text:p>
          </table:table-cell>
          <table:table-cell table:style-name="ce23"/>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gorge blanche, tête grise et quelques plumes bordées de roux. Pattes orangées. Bec noir dessus et orangé dessous.</text:p>
          </table:table-cell>
          <table:table-cell table:number-columns-repeated="1007"/>
        </table:table-row>
        <table:table-row table:style-name="ro10">
          <table:table-cell table:style-name="ce23" office:value-type="string">
            <text:p>Fauvette mélanocéphale</text:p>
          </table:table-cell>
          <table:table-cell table:style-name="ce23"/>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 gris. Ventre gris pâle. Calotte et joues noires, oeil cerclé de rouge, gorge blanche. Petit bec fin noir. Pattes orangées.</text:p>
          </table:table-cell>
          <table:table-cell table:number-columns-repeated="1007"/>
        </table:table-row>
        <table:table-row table:style-name="ro19">
          <table:table-cell table:style-name="ce23" office:value-type="string">
            <text:p>Fauvette orphée</text:p>
          </table:table-cell>
          <table:table-cell table:style-name="ce23"/>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Calotte et joues noires. Dos gris. Gorge et ventre blancs. Bec fin, noir.</text:p>
          </table:table-cell>
          <table:table-cell table:number-columns-repeated="1007"/>
        </table:table-row>
        <table:table-row table:style-name="ro5">
          <table:table-cell table:style-name="ce23" office:value-type="string">
            <text:p>Fauvette passerinette</text:p>
          </table:table-cell>
          <table:table-cell table:style-name="ce23"/>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tête et dos gris, gorge rousse, moustache blanche, ventre pâle. Bec noirâtre. Pattes orangées.</text:p>
          </table:table-cell>
          <table:table-cell table:number-columns-repeated="1007"/>
        </table:table-row>
        <table:table-row table:style-name="ro11">
          <table:table-cell table:style-name="ce23" office:value-type="string">
            <text:p>Fauvette pitchou</text:p>
          </table:table-cell>
          <table:table-cell table:style-name="ce23"/>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Ventre roux chez le mâle. Tête grise, dos gris-brun. Pas de moustache blanche. Bec noirâtre. Pattes orangées.</text:p>
          </table:table-cell>
          <table:table-cell table:number-columns-repeated="1007"/>
        </table:table-row>
        <table:table-row table:style-name="ro24">
          <table:table-cell table:style-name="ce23" office:value-type="string">
            <text:p>Fauvette sarde</text:p>
          </table:table-cell>
          <table:table-cell table:style-name="ce23"/>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Entièrement grise. Oeil rouge. Bec noirâtre. Pattes orangées.</text:p>
          </table:table-cell>
          <table:table-cell table:number-columns-repeated="1007"/>
        </table:table-row>
        <table:table-row table:style-name="ro25">
          <table:table-cell table:style-name="ce23" office:value-type="string">
            <text:p>Gobemouche à collier</text:p>
          </table:table-cell>
          <table:table-cell table:style-name="ce23"/>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Large collier blanc. Ventre blanc. Marques blanches sur les ailes, dont le bout est brun. Bec et pattes noirs.</text:p>
          </table:table-cell>
          <table:table-cell table:number-columns-repeated="1007"/>
        </table:table-row>
        <table:table-row table:style-name="ro25">
          <table:table-cell table:style-name="ce23" office:value-type="string">
            <text:p>Gobemouche à demi-collier</text:p>
          </table:table-cell>
          <table:table-cell table:style-name="ce23"/>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Demi-collier blanc. Ventre blanc. Marques blanches sur les ailes, dont le bout est brun. Bec et pattes noirs.</text:p>
          </table:table-cell>
          <table:table-cell table:number-columns-repeated="1007"/>
        </table:table-row>
        <table:table-row table:style-name="ro9">
          <table:table-cell table:style-name="ce23" office:value-type="string">
            <text:p>Gobemouche gris</text:p>
          </table:table-cell>
          <table:table-cell table:style-name="ce23"/>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Corps brun gris. Ventre plus pâle que le dos. Tête légèrement striée. Bec et pattes noirs. </text:p>
          </table:table-cell>
          <table:table-cell table:number-columns-repeated="1007"/>
        </table:table-row>
        <table:table-row table:style-name="ro3">
          <table:table-cell table:style-name="ce23" office:value-type="string">
            <text:p>Gobemouche nain</text:p>
          </table:table-cell>
          <table:table-cell table:style-name="ce23"/>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brun. Ventre blanc. Joues et tour de l'oeil gris. Gorge rousse. Petit bec noir et fin. Pattes noires.</text:p>
          </table:table-cell>
          <table:table-cell table:number-columns-repeated="1007"/>
        </table:table-row>
        <table:table-row table:style-name="ro16">
          <table:table-cell table:style-name="ce23" office:value-type="string">
            <text:p>Gobemouche noir</text:p>
          </table:table-cell>
          <table:table-cell table:style-name="ce23"/>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rps brun sombre. Tache blanche au-dessus du bec. Ventre et gorge blancs. Bout des ailes blanc.</text:p>
          </table:table-cell>
          <table:table-cell table:number-columns-repeated="1007"/>
        </table:table-row>
        <table:table-row table:style-name="ro14">
          <table:table-cell table:style-name="ce23" office:value-type="string">
            <text:p>Gorgebleue à miroir</text:p>
          </table:table-cell>
          <table:table-cell table:style-name="ce23"/>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bleu</text:p>
          </table:table-cell>
          <table:table-cell table:style-name="ce24"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number-columns-repeated="1007"/>
        </table:table-row>
        <table:table-row table:style-name="ro25">
          <table:table-cell table:style-name="ce23" office:value-type="string">
            <text:p>Grimpereau des bois</text:p>
          </table:table-cell>
          <table:table-cell table:style-name="ce23"/>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jardins, dont il se distingue par le chant.</text:p>
          </table:table-cell>
          <table:table-cell table:number-columns-repeated="1007"/>
        </table:table-row>
        <table:table-row table:style-name="ro25">
          <table:table-cell table:style-name="ce23" office:value-type="string">
            <text:p>Grimpereau des jardins</text:p>
          </table:table-cell>
          <table:table-cell table:style-name="ce23"/>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bois, dont il se distingue par le chant.</text:p>
          </table:table-cell>
          <table:table-cell table:number-columns-repeated="1007"/>
        </table:table-row>
        <table:table-row table:style-name="ro2">
          <table:table-cell table:style-name="ce23" office:value-type="string">
            <text:p>Grive draine</text:p>
          </table:table-cell>
          <table:table-cell table:style-name="ce23"/>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4" office:value-type="float" office:value="27.0">
            <text:p>2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gris. Dessous blanc, densément moucheté de noir. Bec noirâtre. Pattes rosées.  Contrairement à la grive musicienne, les taches pectorales ne sont pas alignées.</text:p>
          </table:table-cell>
          <table:table-cell table:number-columns-repeated="1007"/>
        </table:table-row>
        <table:table-row table:style-name="ro7">
          <table:table-cell table:style-name="ce23" office:value-type="string">
            <text:p>Grive litorne</text:p>
          </table:table-cell>
          <table:table-cell table:style-name="ce23"/>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4" office:value-type="float" office:value="26.0">
            <text:p>2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moucheté</text:p>
          </table:table-cell>
          <table:table-cell table:style-name="ce24" office:value-type="string">
            <text:p>brun</text:p>
          </table:table-cell>
          <table:table-cell/>
          <table:table-cell table:style-name="ce24" office:value-type="string">
            <text:p>Dos brun. Tête grise. Ventre et croupion blancs. Dessous de l'aile blanc. Gorge brune mouchetée. Léger sourcil blanc. Cercle oculaire jaune. Bec jaune.</text:p>
          </table:table-cell>
          <table:table-cell table:number-columns-repeated="1007"/>
        </table:table-row>
        <table:table-row table:style-name="ro17">
          <table:table-cell table:style-name="ce23" office:value-type="string">
            <text:p>Grive mauvis</text:p>
          </table:table-cell>
          <table:table-cell table:style-name="ce23"/>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x</text:p>
          </table:table-cell>
          <table:table-cell table:style-name="ce24" office:value-type="string">
            <text:p>Tête et dos bruns. Dessous blanc strié de brun. Flanc et dessous de l'aile roux. Sourcils blancs.</text:p>
          </table:table-cell>
          <table:table-cell table:number-columns-repeated="1007"/>
        </table:table-row>
        <table:table-row table:style-name="ro25">
          <table:table-cell table:style-name="ce23" office:value-type="string">
            <text:p>Grive musicienne</text:p>
          </table:table-cell>
          <table:table-cell table:style-name="ce23"/>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Tête et dos gris brun. Dessous blanc densément moucheté de noir. Bec noir dessus et blanchâtre dessous. Contrairement à la grive draine, les taches pectorales sont alignées.</text:p>
          </table:table-cell>
          <table:table-cell table:number-columns-repeated="1007"/>
        </table:table-row>
        <table:table-row table:style-name="ro15">
          <table:table-cell table:style-name="ce23" office:value-type="string">
            <text:p>Gros-bec casse-noyaux</text:p>
          </table:table-cell>
          <table:table-cell table:style-name="ce23"/>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et dos brun roux, dessous plus pâle. Marque blanche sur les ailes noires et sur la queue. Collier gris. Bec épais et court bleu-noir en été, rosâtre l'hiver. Tâche noire sous ou autour du bec.</text:p>
          </table:table-cell>
          <table:table-cell table:number-columns-repeated="1007"/>
        </table:table-row>
        <table:table-row table:style-name="ro25">
          <table:table-cell table:style-name="ce23" office:value-type="string">
            <text:p>Hirondelle de fenêtre</text:p>
          </table:table-cell>
          <table:table-cell table:style-name="ce23"/>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blanc</text:p>
          </table:table-cell>
          <table:table-cell/>
          <table:table-cell table:style-name="ce24" office:value-type="string">
            <text:p>queue bifide</text:p>
          </table:table-cell>
          <table:table-cell table:style-name="ce24" office:value-type="string">
            <text:p>noir</text:p>
          </table:table-cell>
          <table:table-cell/>
          <table:table-cell table:style-name="ce24" office:value-type="string">
            <text:p>Tête, ailes et dos noir (reflets bleus). Gorge et ventre blancs. Croupion blanc caractéristique. Pattes couvertes de plumes blanches. Queue bifide noire, peu échancrée. Bec noir.</text:p>
          </table:table-cell>
          <table:table-cell table:number-columns-repeated="1007"/>
        </table:table-row>
        <table:table-row table:style-name="ro5">
          <table:table-cell table:style-name="ce23" office:value-type="string">
            <text:p>Hirondelle de rivage</text:p>
          </table:table-cell>
          <table:table-cell table:style-name="ce23"/>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brun</text:p>
          </table:table-cell>
          <table:table-cell/>
          <table:table-cell table:style-name="ce24" office:value-type="string">
            <text:p>Calotte, dos et ailes brun-gris. Gorge et ventre blancs. Bande pectorale brune. Queue bifide. Bec brunâtre.</text:p>
          </table:table-cell>
          <table:table-cell table:number-columns-repeated="1007"/>
        </table:table-row>
        <table:table-row table:style-name="ro17">
          <table:table-cell table:style-name="ce23" office:value-type="string">
            <text:p>Hirondelle de rochers</text:p>
          </table:table-cell>
          <table:table-cell table:style-name="ce23"/>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Tête et dos brun-gris. Dessous pâle. Taches blanches au niveau de la queue. Bec noir.</text:p>
          </table:table-cell>
          <table:table-cell table:number-columns-repeated="1007"/>
        </table:table-row>
        <table:table-row table:style-name="ro2">
          <table:table-cell table:style-name="ce23" office:value-type="string">
            <text:p>Hirondelle rousseline</text:p>
          </table:table-cell>
          <table:table-cell table:style-name="ce23"/>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x</text:p>
          </table:table-cell>
          <table:table-cell table:style-name="ce24" office:value-type="string">
            <text:p>Calotte, nuque et croupion roux. Dos et ailes noires à reflets bleus. Gorge et ventre blancs. Queue bifide très échancrée. Bec noir. Espèce méditerranéenne uniquement.</text:p>
          </table:table-cell>
          <table:table-cell table:number-columns-repeated="1007"/>
        </table:table-row>
        <table:table-row table:style-name="ro21">
          <table:table-cell table:style-name="ce23" office:value-type="string">
            <text:p>Hirondelle rustique</text:p>
          </table:table-cell>
          <table:table-cell table:style-name="ce23"/>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ge</text:p>
          </table:table-cell>
          <table:table-cell table:style-name="ce24" office:value-type="string">
            <text:p>Tache rouge au-dessus et au-dessous du bec. Bavette noire. Dos et ailes noires à reflets bleus. Ventre blanc. Tache blanche au niveau de la queue bifide très échancrée. Pattes couvertes de plumes blanches. Bec noir.</text:p>
          </table:table-cell>
          <table:table-cell table:number-columns-repeated="1007"/>
        </table:table-row>
        <table:table-row table:style-name="ro5">
          <table:table-cell table:style-name="ce23" office:value-type="string">
            <text:p>Hypolaïs des oliviers</text:p>
          </table:table-cell>
          <table:table-cell table:style-name="ce23"/>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essus gris brun, dessous pâle. Petit bec fin. Pattes grisâtres. Vit surtout au sud-est de l'Europe (Balkans, Grèce).</text:p>
          </table:table-cell>
          <table:table-cell table:number-columns-repeated="1007"/>
        </table:table-row>
        <table:table-row table:style-name="ro9">
          <table:table-cell table:style-name="ce23" office:value-type="string">
            <text:p>Hypolaïs ictérine</text:p>
          </table:table-cell>
          <table:table-cell table:style-name="ce23"/>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est.</text:p>
          </table:table-cell>
          <table:table-cell table:number-columns-repeated="1007"/>
        </table:table-row>
        <table:table-row table:style-name="ro9">
          <table:table-cell table:style-name="ce23" office:value-type="string">
            <text:p>Hypolaïs pâle</text:p>
          </table:table-cell>
          <table:table-cell table:style-name="ce23"/>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gris brun, dessous pâle. Bec grisâtre. Autour de la Méditerranée.</text:p>
          </table:table-cell>
          <table:table-cell table:number-columns-repeated="1007"/>
        </table:table-row>
        <table:table-row table:style-name="ro9">
          <table:table-cell table:style-name="ce23" office:value-type="string">
            <text:p>Hypolaïs polyglotte</text:p>
          </table:table-cell>
          <table:table-cell table:style-name="ce23"/>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ouest.</text:p>
          </table:table-cell>
          <table:table-cell table:number-columns-repeated="1007"/>
        </table:table-row>
        <table:table-row table:style-name="ro14">
          <table:table-cell table:style-name="ce23" office:value-type="string">
            <text:p>Jaseur boréal</text:p>
          </table:table-cell>
          <table:table-cell table:style-name="ce23"/>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style-name="ce24" office:value-type="string">
            <text:p>jaune</text:p>
          </table:table-cell>
          <table:table-cell table:style-name="ce24"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number-columns-repeated="1007"/>
        </table:table-row>
        <table:table-row table:style-name="ro4">
          <table:table-cell table:style-name="ce23" office:value-type="string">
            <text:p>Linotte à bec jaune</text:p>
          </table:table-cell>
          <table:table-cell table:style-name="ce23"/>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sombre, dessous pâle avec quelques rayures au niveau de la gorge et sur le front. Bec jaune en plumage internuptial et noir en plumage nuptial.</text:p>
          </table:table-cell>
          <table:table-cell table:number-columns-repeated="1007"/>
        </table:table-row>
        <table:table-row table:style-name="ro6">
          <table:table-cell table:style-name="ce23" office:value-type="string">
            <text:p>Linotte mélodieuse</text:p>
          </table:table-cell>
          <table:table-cell table:style-name="ce23"/>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brun roux, bout des ailes noir, tête brun-gris avec une tache rouge sur le front. Deux grandes taches rougeâtres sur la poitrine, ventre blanchâtre.</text:p>
          </table:table-cell>
          <table:table-cell table:number-columns-repeated="1007"/>
        </table:table-row>
        <table:table-row table:style-name="ro17">
          <table:table-cell table:style-name="ce23" office:value-type="string">
            <text:p>Locustelle fluviatile</text:p>
          </table:table-cell>
          <table:table-cell table:style-name="ce23"/>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taches brun-olivâtre sur le menton et la poitrine.</text:p>
          </table:table-cell>
          <table:table-cell table:number-columns-repeated="1007"/>
        </table:table-row>
        <table:table-row table:style-name="ro16">
          <table:table-cell table:style-name="ce23" office:value-type="string">
            <text:p>Locustelle luscinioïde</text:p>
          </table:table-cell>
          <table:table-cell table:style-name="ce23"/>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Léger sourcil blanc. Bec fin et grisâtre. Pattes rosées.</text:p>
          </table:table-cell>
          <table:table-cell table:number-columns-repeated="1007"/>
        </table:table-row>
        <table:table-row table:style-name="ro17">
          <table:table-cell table:style-name="ce23" office:value-type="string">
            <text:p>Locustelle tachetée</text:p>
          </table:table-cell>
          <table:table-cell table:style-name="ce23"/>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un motif d'écailles, dessous pâle. Bec fin, jaune dessous et noirâtre dessus.</text:p>
          </table:table-cell>
          <table:table-cell table:number-columns-repeated="1007"/>
        </table:table-row>
        <table:table-row table:style-name="ro25">
          <table:table-cell table:style-name="ce23" office:value-type="string">
            <text:p>Loriot d'Europe</text:p>
          </table:table-cell>
          <table:table-cell table:style-name="ce23"/>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rouge</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Mâle à dominante jaune, avec les ailes et une partie de la queue noires. Tache noire près de l'oeil. Femelle au dos brun, tête et dessous verdâtres. Puissant bec rosâtre.</text:p>
          </table:table-cell>
          <table:table-cell table:number-columns-repeated="1007"/>
        </table:table-row>
        <table:table-row table:style-name="ro3">
          <table:table-cell table:style-name="ce23" office:value-type="string">
            <text:p>Lusciniole à moustaches</text:p>
          </table:table-cell>
          <table:table-cell table:style-name="ce23"/>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Sourcil blanc, souligné d'un trait noir sur l'oeil. Dessus de la tête noir. Bec fin noirâtre.</text:p>
          </table:table-cell>
          <table:table-cell table:number-columns-repeated="1007"/>
        </table:table-row>
        <table:table-row table:style-name="ro25">
          <table:table-cell table:style-name="ce23" office:value-type="string">
            <text:p>Merle à plastron</text:p>
          </table:table-cell>
          <table:table-cell table:style-name="ce23"/>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Brun très sombre, avec une bande pectorale blanche. Les plumes des ailes et du ventre présentent un liseré plus clair, formant un motif d'écailles. Bec jaunâtre et pattes noires.</text:p>
          </table:table-cell>
          <table:table-cell table:number-columns-repeated="1007"/>
        </table:table-row>
        <table:table-row table:style-name="ro25">
          <table:table-cell table:style-name="ce23" office:value-type="string">
            <text:p>Merle noir</text:p>
          </table:table-cell>
          <table:table-cell table:style-name="ce23"/>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Mâle adulte noir, avec le bec jaune orangé, et le tour de l'oeil jaune. La femelle est brune, son bec est souvent noirâtre à la base. Chez le jeune, le corps et le bec sont plutôt bruns.</text:p>
          </table:table-cell>
          <table:table-cell table:number-columns-repeated="1007"/>
        </table:table-row>
        <table:table-row table:style-name="ro21">
          <table:table-cell table:style-name="ce23" office:value-type="string">
            <text:p>Mésange à longue queue</text:p>
          </table:table-cell>
          <table:table-cell table:style-name="ce23"/>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table-cell table:style-name="ce24" office:value-type="string">
            <text:p>Dos brun et noir. Ventre d'un brun très pâle. Tête noire avec une raie blanche au milieu. Joues blanches. Longue queue noire bordée de blanc. Quelques plumes blanches sur les ailes noires. Petit bec noir.</text:p>
          </table:table-cell>
          <table:table-cell table:number-columns-repeated="1007"/>
        </table:table-row>
        <table:table-row table:style-name="ro7">
          <table:table-cell table:style-name="ce23" office:value-type="string">
            <text:p>Mésange azurée</text:p>
          </table:table-cell>
          <table:table-cell table:style-name="ce23"/>
          <table:table-cell table:style-name="ce23" office:value-type="string">
            <text:p>Cyanistes cyanus</text:p>
          </table:table-cell>
          <table:table-cell table:style-name="ce23" office:value-type="string">
            <text:p>Azu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bleu</text:p>
          </table:table-cell>
          <table:table-cell table:style-name="ce24" office:value-type="string">
            <text:p>Tête et ventre blanc, dos gris, trait noir bleuté sur l'oeil et sur la nuque, plumes bleues au niveau des ailes et de la queue. Tache noire au milieu du ventre. Petit bec noir.</text:p>
          </table:table-cell>
          <table:table-cell table:number-columns-repeated="1007"/>
        </table:table-row>
        <table:table-row table:style-name="ro6">
          <table:table-cell table:style-name="ce23" office:value-type="string">
            <text:p>Mésange bleue</text:p>
          </table:table-cell>
          <table:table-cell table:style-name="ce23"/>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e</text:p>
          </table:table-cell>
          <table:table-cell/>
          <table:table-cell table:style-name="ce24" office:value-type="string">
            <text:p>Calotte, nuque, queue et bout des ailes bleus. Dos verdâtre. Ventre jaune. Fine barre noire sur le ventre et l'oeil. Joues blanches. Petit bec et pattes noirâtres.</text:p>
          </table:table-cell>
          <table:table-cell table:number-columns-repeated="1007"/>
        </table:table-row>
        <table:table-row table:style-name="ro7">
          <table:table-cell table:style-name="ce23" office:value-type="string">
            <text:p>Mésange boréale</text:p>
          </table:table-cell>
          <table:table-cell table:style-name="ce23"/>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bavette noire plus ou moins étendue, joues blanches. Petit bec noir. Ressemble beaucoup à la mésange nonnette.</text:p>
          </table:table-cell>
          <table:table-cell table:number-columns-repeated="1007"/>
        </table:table-row>
        <table:table-row table:style-name="ro25">
          <table:table-cell table:style-name="ce23" office:value-type="string">
            <text:p>Mésange charbonnière</text:p>
          </table:table-cell>
          <table:table-cell table:style-name="ce23"/>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Dos verdâtre, bout des ailes bleuté, queue noire. Joues blanches. Calotte, collier et gorge noirs. Ventre jaune divisé par une large bande noire. Petit bec noir.</text:p>
          </table:table-cell>
          <table:table-cell table:number-columns-repeated="1007"/>
        </table:table-row>
        <table:table-row table:style-name="ro16">
          <table:table-cell table:style-name="ce23" office:value-type="string">
            <text:p>Mésange huppée</text:p>
          </table:table-cell>
          <table:table-cell table:style-name="ce23"/>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huppe</text:p>
          </table:table-cell>
          <table:table-cell table:style-name="ce24" office:value-type="string">
            <text:p>brun</text:p>
          </table:table-cell>
          <table:table-cell table:style-name="ce24" office:value-type="string">
            <text:p>noir</text:p>
          </table:table-cell>
          <table:table-cell table:style-name="ce24" office:value-type="string">
            <text:p>Dos brun-gris, ventre pâle. Petite bavette noire. Tête et huppe grises. Collier blanc et noir. Petit bec noir.</text:p>
          </table:table-cell>
          <table:table-cell table:number-columns-repeated="1007"/>
        </table:table-row>
        <table:table-row table:style-name="ro6">
          <table:table-cell table:style-name="ce23" office:value-type="string">
            <text:p>Mésange lapone</text:p>
          </table:table-cell>
          <table:table-cell table:style-name="ce23"/>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ventre pâle aux flancs roux. Calotte et bavette noires, bout des ailes noir. Joues blanches. Petit bec noir. Uniquement en Scandinavie.</text:p>
          </table:table-cell>
          <table:table-cell table:number-columns-repeated="1007"/>
        </table:table-row>
        <table:table-row table:style-name="ro2">
          <table:table-cell table:style-name="ce23" office:value-type="string">
            <text:p>Mésange lugubre</text:p>
          </table:table-cell>
          <table:table-cell table:style-name="ce23"/>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alotte et gorge noires, joues blanches, dos gris, dessous blanchâtre. La calotte de la femelle est moins sombre et contrastée. Petit bec noir. Europe du Sud-Est (Balkans, Roumanie)</text:p>
          </table:table-cell>
          <table:table-cell table:number-columns-repeated="1007"/>
        </table:table-row>
        <table:table-row table:style-name="ro25">
          <table:table-cell table:style-name="ce23" office:value-type="string">
            <text:p>Mésange noire</text:p>
          </table:table-cell>
          <table:table-cell table:style-name="ce23"/>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noire avec des joues blanches et une tache blanche sur la nuque. Le dos et les ailes sont gris foncé, avec des deux barres blanches sur le bord des ailes. Dessous pâle. Petit bec noir.</text:p>
          </table:table-cell>
          <table:table-cell table:number-columns-repeated="1007"/>
        </table:table-row>
        <table:table-row table:style-name="ro8">
          <table:table-cell table:style-name="ce23" office:value-type="string">
            <text:p>Mésange nonnette</text:p>
          </table:table-cell>
          <table:table-cell table:style-name="ce23"/>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petite bavette noire, joues blanches. Ressemble beaucoup à la mésange boréale, mais la bavette est moins étendue. La queue est également moins étagée. Petit bec noir.</text:p>
          </table:table-cell>
          <table:table-cell table:number-columns-repeated="1007"/>
        </table:table-row>
        <table:table-row table:style-name="ro20">
          <table:table-cell table:style-name="ce23" office:value-type="string">
            <text:p>Moineau domestique</text:p>
          </table:table-cell>
          <table:table-cell table:style-name="ce23"/>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number-columns-repeated="1007"/>
        </table:table-row>
        <table:table-row table:style-name="ro26">
          <table:table-cell table:style-name="ce23" office:value-type="string">
            <text:p>Moineau espagnol</text:p>
          </table:table-cell>
          <table:table-cell table:style-name="ce23"/>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number-columns-repeated="1007"/>
        </table:table-row>
        <table:table-row table:style-name="ro22">
          <table:table-cell table:style-name="ce23" office:value-type="string">
            <text:p>Moineau friquet</text:p>
          </table:table-cell>
          <table:table-cell table:style-name="ce23"/>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number-columns-repeated="1007"/>
        </table:table-row>
        <table:table-row table:style-name="ro11">
          <table:table-cell table:style-name="ce23" office:value-type="string">
            <text:p>Moineau soulcie</text:p>
          </table:table-cell>
          <table:table-cell table:style-name="ce23"/>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jaune</text:p>
          </table:table-cell>
          <table:table-cell table:style-name="ce24" office:value-type="string">
            <text:p>Dos brun pâle. Sourcil blanc et collier blanc peu marqué. Petite tache jaune au niveau de la gorge. Ventre rayé. Bec épais.</text:p>
          </table:table-cell>
          <table:table-cell table:number-columns-repeated="1007"/>
        </table:table-row>
        <table:table-row table:style-name="ro5">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text:p>
          </table:table-cell>
          <table:table-cell/>
          <table:table-cell table:style-name="ce24" office:value-type="string">
            <text:p>Entièrement bleu sombre, avec les ailes et la queue noirâtres. La femelle est brune. Bec noir. Pattes noires.</text:p>
          </table:table-cell>
          <table:table-cell table:number-columns-repeated="1007"/>
        </table:table-row>
        <table:table-row table:style-name="ro5">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5"/>
          <table:table-cell table:style-name="ce24" office:value-type="string">
            <text:p>bleu</text:p>
          </table:table-cell>
          <table:table-cell table:style-name="ce24" office:value-type="string">
            <text:p>Dos noir. Ventre et gorge roux. Tête et cou bleu sombre. Bord de la queue orange. La femelle est brune. Bec fin noir.</text:p>
          </table:table-cell>
          <table:table-cell table:number-columns-repeated="1007"/>
        </table:table-row>
        <table:table-row table:style-name="ro11">
          <table:table-cell table:style-name="ce23" office:value-type="string">
            <text:p>Niverolle alpine</text:p>
          </table:table-cell>
          <table:table-cell table:style-name="ce23"/>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brun, tête grise. Bout des ailes noir, avec une barre alaire blanche. Bec jaune en période internuptiale, noir le reste du temps. Vit en haute montagne.</text:p>
          </table:table-cell>
          <table:table-cell table:number-columns-repeated="1007"/>
        </table:table-row>
        <table:table-row table:style-name="ro22">
          <table:table-cell table:style-name="ce23" office:value-type="string">
            <text:p>Panure à moustaches</text:p>
          </table:table-cell>
          <table:table-cell table:style-name="ce23"/>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noir</text:p>
          </table:table-cell>
          <table:table-cell table:style-name="ce24"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number-columns-repeated="1007"/>
        </table:table-row>
        <table:table-row table:style-name="ro4">
          <table:table-cell table:style-name="ce23" office:value-type="string">
            <text:p>Phragmite aquatique</text:p>
          </table:table-cell>
          <table:table-cell table:style-name="ce23"/>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avec quelques plumes plus sombres. Sourcil clair. Dessus de la tête rayé noir et blanchâtre. Ventre blanc. Bec fin. Europe de l'est.</text:p>
          </table:table-cell>
          <table:table-cell table:number-columns-repeated="1007"/>
        </table:table-row>
        <table:table-row table:style-name="ro10">
          <table:table-cell table:style-name="ce23" office:value-type="string">
            <text:p>Phragmite des joncs</text:p>
          </table:table-cell>
          <table:table-cell table:style-name="ce23"/>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bout des ailes noirâtres, bavette blanche, ventre blanchâtre. Sourcil clair. Calotte striée. Petit bec noirâtre.</text:p>
          </table:table-cell>
          <table:table-cell table:number-columns-repeated="1007"/>
        </table:table-row>
        <table:table-row table:style-name="ro7">
          <table:table-cell table:style-name="ce23" office:value-type="string">
            <text:p>Pie-grièche à poitrine rose</text:p>
          </table:table-cell>
          <table:table-cell table:style-name="ce23"/>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4" office:value-type="float" office:value="20.0">
            <text:p>20</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dessous légèrement rosé. Bande noire sur l'oeil, joues blanches. Ailes noires avec une petite marque blanche. Bec épais, jaunâtre à la base et noir au bout.</text:p>
          </table:table-cell>
          <table:table-cell table:number-columns-repeated="1007"/>
        </table:table-row>
        <table:table-row table:style-name="ro6">
          <table:table-cell table:style-name="ce23" office:value-type="string">
            <text:p>Pie-grièche à tête rousse</text:p>
          </table:table-cell>
          <table:table-cell table:style-name="ce23"/>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noir avec quelques plumes blanches, ventre et joues blancs, calotte et nuque rousses, bande noire sur l'oeil. Bec épais et noir. Pattes noires.</text:p>
          </table:table-cell>
          <table:table-cell table:number-columns-repeated="1007"/>
        </table:table-row>
        <table:table-row table:style-name="ro10">
          <table:table-cell table:style-name="ce23" office:value-type="string">
            <text:p>Pie-grièche écorcheur</text:p>
          </table:table-cell>
          <table:table-cell table:style-name="ce23"/>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oux, tête et croupion gris, ventre blanchâtre. Queue noire sur le dessus. Bande noire sur l'oeil. Bec grisâtre, épais et crochu.</text:p>
          </table:table-cell>
          <table:table-cell table:number-columns-repeated="1007"/>
        </table:table-row>
        <table:table-row table:style-name="ro4">
          <table:table-cell table:style-name="ce23" office:value-type="string">
            <text:p>Pie-grièche grise</text:p>
          </table:table-cell>
          <table:table-cell table:style-name="ce23"/>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et tête gris clair. Aile et queue noires, avec des taches blanches sur les ailes. Bandeau noir sur l'oeil. Bec noirâtre, épais et crochu.</text:p>
          </table:table-cell>
          <table:table-cell table:number-columns-repeated="1007"/>
        </table:table-row>
        <table:table-row table:style-name="ro4">
          <table:table-cell table:style-name="ce23" office:value-type="string">
            <text:p>Pie-grièche masquée</text:p>
          </table:table-cell>
          <table:table-cell table:style-name="ce23"/>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noir, tête noire, bande noire sur l'oeil. Ailes noires avec de grandes taches blanches. Front et bavette blancs. Ventre roux. Bec noir épais et crochu.</text:p>
          </table:table-cell>
          <table:table-cell table:number-columns-repeated="1007"/>
        </table:table-row>
        <table:table-row table:style-name="ro11">
          <table:table-cell table:style-name="ce23" office:value-type="string">
            <text:p>Pinson bleu</text:p>
          </table:table-cell>
          <table:table-cell table:style-name="ce23"/>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gris</text:p>
          </table:table-cell>
          <table:table-cell table:number-columns-repeated="4"/>
          <table:table-cell table:style-name="ce24" office:value-type="string">
            <text:p>gris</text:p>
          </table:table-cell>
          <table:table-cell/>
          <table:table-cell table:style-name="ce24" office:value-type="string">
            <text:p>Plumage gris bleu sombre, mêlé de quelques plumes noires au niveau de la queue et des ailes. Epais bec gris noir. Endémique des Canaries.</text:p>
          </table:table-cell>
          <table:table-cell table:number-columns-repeated="1007"/>
        </table:table-row>
        <table:table-row table:style-name="ro22">
          <table:table-cell table:style-name="ce23" office:value-type="string">
            <text:p>Pinson des arbres</text:p>
          </table:table-cell>
          <table:table-cell table:style-name="ce23"/>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number-columns-repeated="1007"/>
        </table:table-row>
        <table:table-row table:style-name="ro13">
          <table:table-cell table:style-name="ce23" office:value-type="string">
            <text:p>Pinson du Nord</text:p>
          </table:table-cell>
          <table:table-cell table:style-name="ce23"/>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number-columns-repeated="1007"/>
        </table:table-row>
        <table:table-row table:style-name="ro6">
          <table:table-cell table:style-name="ce23" office:value-type="string">
            <text:p>Pipit à gorge rousse</text:p>
          </table:table-cell>
          <table:table-cell table:style-name="ce23"/>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et noir, tête et gorge légèrement rousses en plumage nuptial, ventre moucheté de manière plus ou moins marquée. Bec fin jaune noirâtre.</text:p>
          </table:table-cell>
          <table:table-cell table:number-columns-repeated="1007"/>
        </table:table-row>
        <table:table-row table:style-name="ro17">
          <table:table-cell table:style-name="ce23" office:value-type="string">
            <text:p>Pipit de Berthelot</text:p>
          </table:table-cell>
          <table:table-cell table:style-name="ce23"/>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5" office:value-type="float" office:value="14.0">
            <text:p>14</text:p>
          </table:table-cell>
          <table:table-cell table:style-name="ce24" office:value-type="string">
            <text:p>passereaux</text:p>
          </table:table-cell>
          <table:table-cell table:style-name="ce25"/>
          <table:table-cell table:style-name="ce24" office:value-type="string">
            <text:p>fin court</text:p>
          </table:table-cell>
          <table:table-cell table:number-columns-repeated="4" table:style-name="ce25"/>
          <table:table-cell table:style-name="ce25" office:value-type="string">
            <text:p>moucheté</text:p>
          </table:table-cell>
          <table:table-cell table:style-name="ce25" office:value-type="string">
            <text:p>brun</text:p>
          </table:table-cell>
          <table:table-cell table:style-name="ce25"/>
          <table:table-cell table:style-name="ce25" office:value-type="string">
            <text:p>Dos brun, ventre blancheâtre légèrement moucheté. Présent aux Canaries et à Madère.</text:p>
          </table:table-cell>
          <table:table-cell table:number-columns-repeated="1007"/>
        </table:table-row>
        <table:table-row table:style-name="ro10">
          <table:table-cell table:style-name="ce23" office:value-type="string">
            <text:p>Pipit de Richard</text:p>
          </table:table-cell>
          <table:table-cell table:style-name="ce23"/>
          <table:table-cell table:style-name="ce23" office:value-type="string">
            <text:p>Anthus richardi</text:p>
          </table:table-cell>
          <table:table-cell table:style-name="ce23" office:value-type="string">
            <text:p>Richard's Pipit</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dessous pâle, sourcils blancs, joues cerclé de blanc (pas toujours très marqué). Gorge mouchetée. Bec fin.</text:p>
          </table:table-cell>
          <table:table-cell table:number-columns-repeated="1007"/>
        </table:table-row>
        <table:table-row table:style-name="ro1">
          <table:table-cell table:style-name="ce23" office:value-type="string">
            <text:p>Pipit des arbres</text:p>
          </table:table-cell>
          <table:table-cell table:style-name="ce23"/>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acheté, sourcil blanc esquissé, poitrine moucheté. Bec fin.</text:p>
          </table:table-cell>
          <table:table-cell table:number-columns-repeated="1007"/>
        </table:table-row>
        <table:table-row table:style-name="ro12">
          <table:table-cell table:style-name="ce23" office:value-type="string">
            <text:p>Pipit farlouse</text:p>
          </table:table-cell>
          <table:table-cell table:style-name="ce23"/>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barré de noir. Bout des ailes et queue noirs, bordés de brun. Pas de sourcil blanc, contrairement à la majorité des pipits, cercle oculaire blanc. Gorge blanche mouchetée. Bec fin jaunâtre.</text:p>
          </table:table-cell>
          <table:table-cell table:number-columns-repeated="1007"/>
        </table:table-row>
        <table:table-row table:style-name="ro25">
          <table:table-cell table:style-name="ce23" office:value-type="string">
            <text:p>Pipit maritime</text:p>
          </table:table-cell>
          <table:table-cell table:style-name="ce23"/>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grisâtre, très vague sourcil blanc (à peine visible), poitrine mouchetée, barre alaire un peu plus claire que le reste du plumage. Fin bec noirâtre, jaune sur le dessous.</text:p>
          </table:table-cell>
          <table:table-cell table:number-columns-repeated="1007"/>
        </table:table-row>
        <table:table-row table:style-name="ro3">
          <table:table-cell table:style-name="ce23" office:value-type="string">
            <text:p>Pipit rousseline</text:p>
          </table:table-cell>
          <table:table-cell table:style-name="ce23"/>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sourcil blanc très marqué, ventre pâle dépourvu de taches noires (contrairement à la plupart des pipits). Bec fin.</text:p>
          </table:table-cell>
          <table:table-cell table:number-columns-repeated="1007"/>
        </table:table-row>
        <table:table-row table:style-name="ro19">
          <table:table-cell table:style-name="ce23" office:value-type="string">
            <text:p>Pipit spioncelle</text:p>
          </table:table-cell>
          <table:table-cell table:style-name="ce23"/>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ventre pâle légèrement moucheté, sourcil blanc. Bec fin.</text:p>
          </table:table-cell>
          <table:table-cell table:number-columns-repeated="1007"/>
        </table:table-row>
        <table:table-row table:style-name="ro16">
          <table:table-cell table:style-name="ce23" office:value-type="string">
            <text:p>Pouillot à grands sourcils</text:p>
          </table:table-cell>
          <table:table-cell table:style-name="ce23"/>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gris verdâtre. Barres blanches sur les ailes. Grands sourcils crème. Petit bec fin.</text:p>
          </table:table-cell>
          <table:table-cell table:number-columns-repeated="1007"/>
        </table:table-row>
        <table:table-row table:style-name="ro6">
          <table:table-cell table:style-name="ce23" office:value-type="string">
            <text:p>Pouillot boréal</text:p>
          </table:table-cell>
          <table:table-cell table:style-name="ce23"/>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et tête brun olivâtre. Ventre blanc sans tache. Grands sourcils blancs. Bec fin, noir dessus et jaune dessous. Régions nordiques (Scandinavie)</text:p>
          </table:table-cell>
          <table:table-cell table:number-columns-repeated="1007"/>
        </table:table-row>
        <table:table-row table:style-name="ro5">
          <table:table-cell table:style-name="ce23" office:value-type="string">
            <text:p>Pouillot brun</text:p>
          </table:table-cell>
          <table:table-cell table:style-name="ce23"/>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bruns. Ventre blanc sans tache. Grands sourcils blancs. Bec fin, noir dessus et jaune dessous. </text:p>
          </table:table-cell>
          <table:table-cell table:number-columns-repeated="1007"/>
        </table:table-row>
        <table:table-row table:style-name="ro10">
          <table:table-cell table:style-name="ce23" office:value-type="string">
            <text:p>Pouillot de Bonelli</text:p>
          </table:table-cell>
          <table:table-cell table:style-name="ce23"/>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brun olivâtre. Ventre blanc. Sourcils blancs moins marqué que chez les pouillots brun et boréal. Bec fin.</text:p>
          </table:table-cell>
          <table:table-cell table:number-columns-repeated="1007"/>
        </table:table-row>
        <table:table-row table:style-name="ro6">
          <table:table-cell table:style-name="ce23" office:value-type="string">
            <text:p>Pouillot des Canaries</text:p>
          </table:table-cell>
          <table:table-cell table:style-name="ce23"/>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olivâtre. Ventre blanc. Sourcils blancs moins marqué que chez les pouillots brun et boréal. Bec fin. Endémique des Canaries.</text:p>
          </table:table-cell>
          <table:table-cell table:number-columns-repeated="1007"/>
        </table:table-row>
        <table:table-row table:style-name="ro5">
          <table:table-cell table:style-name="ce23" office:value-type="string">
            <text:p>Pouillot fitis</text:p>
          </table:table-cell>
          <table:table-cell table:style-name="ce23"/>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brun olivâtre. Ventre blanc sans tache. Sourcils crème. Bec fin, noir dessus et jaune dessous.</text:p>
          </table:table-cell>
          <table:table-cell table:number-columns-repeated="1007"/>
        </table:table-row>
        <table:table-row table:style-name="ro10">
          <table:table-cell table:style-name="ce23" office:value-type="string">
            <text:p>Pouillot ibérique</text:p>
          </table:table-cell>
          <table:table-cell table:style-name="ce23"/>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5" office:value-type="float" office:value="11.0">
            <text:p>11</text:p>
          </table:table-cell>
          <table:table-cell table:style-name="ce24" office:value-type="string">
            <text:p>passereaux</text:p>
          </table:table-cell>
          <table:table-cell table:style-name="ce25"/>
          <table:table-cell table:style-name="ce24" office:value-type="string">
            <text:p>fin court</text:p>
          </table:table-cell>
          <table:table-cell table:number-columns-repeated="5" table:style-name="ce25"/>
          <table:table-cell table:style-name="ce25" office:value-type="string">
            <text:p>brun</text:p>
          </table:table-cell>
          <table:table-cell table:style-name="ce25"/>
          <table:table-cell table:style-name="ce25" office:value-type="string">
            <text:p>Dos brun olivâtre. Ventre blanc. Sourcils blancs moins marqué que chez les pouillots brun et boréal. Bec fin.</text:p>
          </table:table-cell>
          <table:table-cell table:number-columns-repeated="1007"/>
        </table:table-row>
        <table:table-row table:style-name="ro9">
          <table:table-cell table:style-name="ce23" office:value-type="string">
            <text:p>Pouillot siffleur</text:p>
          </table:table-cell>
          <table:table-cell table:style-name="ce23"/>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Tête et dos gris jaunâtre. Sourcils et joues jaunes. Ventre blanc. Bec fin.</text:p>
          </table:table-cell>
          <table:table-cell table:number-columns-repeated="1007"/>
        </table:table-row>
        <table:table-row table:style-name="ro16">
          <table:table-cell table:style-name="ce23" office:value-type="string">
            <text:p>Pouillot véloce</text:p>
          </table:table-cell>
          <table:table-cell table:style-name="ce23"/>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grisâtres. Ventre blanc sans tache. Sourcils crème. Bec fin, noir dessus et jaune dessous. </text:p>
          </table:table-cell>
          <table:table-cell table:number-columns-repeated="1007"/>
        </table:table-row>
        <table:table-row table:style-name="ro1">
          <table:table-cell table:style-name="ce23" office:value-type="string">
            <text:p>Pouillot verdâtre</text:p>
          </table:table-cell>
          <table:table-cell table:style-name="ce23"/>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olivâtre. Ventre blanc. Grand sourcil crème. Bec fin.</text:p>
          </table:table-cell>
          <table:table-cell table:number-columns-repeated="1007"/>
        </table:table-row>
        <table:table-row table:style-name="ro4">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avec le bout des plumes noirâtre. Tête gris-blanc avec une tache noire autour de l'oeil. Gorge blanchâtre, ventre brun très pâle. Bec fin.</text:p>
          </table:table-cell>
          <table:table-cell table:number-columns-repeated="1007"/>
        </table:table-row>
        <table:table-row table:style-name="ro22">
          <table:table-cell table:style-name="ce23" office:value-type="string">
            <text:p>Roitelet à triple bandeau</text:p>
          </table:table-cell>
          <table:table-cell table:style-name="ce23"/>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number-columns-repeated="1007"/>
        </table:table-row>
        <table:table-row table:style-name="ro16">
          <table:table-cell table:style-name="ce23" office:value-type="string">
            <text:p>Roitelet de Ténériffe</text:p>
          </table:table-cell>
          <table:table-cell table:style-name="ce23"/>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Tête grise. Crête jaune cernée de noir sur la tête.  Bec fin noir. Endémique des canaries.</text:p>
          </table:table-cell>
          <table:table-cell table:number-columns-repeated="1007"/>
        </table:table-row>
        <table:table-row table:style-name="ro10">
          <table:table-cell table:style-name="ce23" office:value-type="string">
            <text:p>Roitelet huppé</text:p>
          </table:table-cell>
          <table:table-cell table:style-name="ce23"/>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Dessous blanc. Tête grise. Bande jaune cernée de noir sur la tête. Zone blanche autour de l'oeil. Bec fin noir.</text:p>
          </table:table-cell>
          <table:table-cell table:number-columns-repeated="1007"/>
        </table:table-row>
        <table:table-row table:style-name="ro6">
          <table:table-cell table:style-name="ce23" office:value-type="string">
            <text:p>Roselin cramoisi</text:p>
          </table:table-cell>
          <table:table-cell table:style-name="ce23"/>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Ventre blanchâtre. En plumage nuptial, tête, gorge et croupion rouges. En dehors de la période nuptiale, brun olivâtre, comme la femelle. Bec épais. </text:p>
          </table:table-cell>
          <table:table-cell table:number-columns-repeated="1007"/>
        </table:table-row>
        <table:table-row table:style-name="ro5">
          <table:table-cell table:style-name="ce23" office:value-type="string">
            <text:p>Roselin githagine</text:p>
          </table:table-cell>
          <table:table-cell table:style-name="ce23"/>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gris brun, tête grise, bout des ailes noir. Bec rouge très épais. En Europe, on le trouve essentiellement aux Canaries.</text:p>
          </table:table-cell>
          <table:table-cell table:number-columns-repeated="1007"/>
        </table:table-row>
        <table:table-row table:style-name="ro9">
          <table:table-cell table:style-name="ce23" office:value-type="string">
            <text:p>Rossignol philomèle</text:p>
          </table:table-cell>
          <table:table-cell table:style-name="ce23"/>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rousse assez longue. Bec fin.</text:p>
          </table:table-cell>
          <table:table-cell table:number-columns-repeated="1007"/>
        </table:table-row>
        <table:table-row table:style-name="ro10">
          <table:table-cell table:style-name="ce23" office:value-type="string">
            <text:p>Rossignol progné</text:p>
          </table:table-cell>
          <table:table-cell table:style-name="ce23"/>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moins rousse que pour le rossignol philomèle. Bec fin. Vit en Europe de l'Est et du Nord.</text:p>
          </table:table-cell>
          <table:table-cell table:number-columns-repeated="1007"/>
        </table:table-row>
        <table:table-row table:style-name="ro5">
          <table:table-cell table:style-name="ce23" office:value-type="string">
            <text:p>Rougegorge familier</text:p>
          </table:table-cell>
          <table:table-cell table:style-name="ce23"/>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Vaste tache rouge s'étendant du front au milieu du ventre. Dos brun. Bas du ventre blanchâtre. Bec fin noir.</text:p>
          </table:table-cell>
          <table:table-cell table:number-columns-repeated="1007"/>
        </table:table-row>
        <table:table-row table:style-name="ro4">
          <table:table-cell table:style-name="ce23" office:value-type="string">
            <text:p>Rougequeue à front blanc</text:p>
          </table:table-cell>
          <table:table-cell table:style-name="ce23"/>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tête gris, poitrine et queue rousses, front blanc, joues noires. La femelle n'a pas de tache blanche et a le dos brun. Pattes et bec noirs.</text:p>
          </table:table-cell>
          <table:table-cell table:number-columns-repeated="1007"/>
        </table:table-row>
        <table:table-row table:style-name="ro3">
          <table:table-cell table:style-name="ce23" office:value-type="string">
            <text:p>Rougequeue noir</text:p>
          </table:table-cell>
          <table:table-cell table:style-name="ce23"/>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rps gris-noir, croupion et queue roux, parfois taches blanches au niveau des ailes. Bec fin et pattes noirs.</text:p>
          </table:table-cell>
          <table:table-cell table:number-columns-repeated="1007"/>
        </table:table-row>
        <table:table-row table:style-name="ro1">
          <table:table-cell table:style-name="ce23" office:value-type="string">
            <text:p>Rousserolle des buissons</text:p>
          </table:table-cell>
          <table:table-cell table:style-name="ce23"/>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Dessous blanc. Vague sourcil blanc. Bec fin.</text:p>
          </table:table-cell>
          <table:table-cell table:number-columns-repeated="1007"/>
        </table:table-row>
        <table:table-row table:style-name="ro9">
          <table:table-cell table:style-name="ce23" office:value-type="string">
            <text:p>Rousserolle effarvatte</text:p>
          </table:table-cell>
          <table:table-cell table:style-name="ce23"/>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Bord des ailes plus sombre. Tête brun clair. Dessous pâle. Petit bec fin.</text:p>
          </table:table-cell>
          <table:table-cell table:number-columns-repeated="1007"/>
        </table:table-row>
        <table:table-row table:style-name="ro17">
          <table:table-cell table:style-name="ce23" office:value-type="string">
            <text:p>Rousserolle turdoïde</text:p>
          </table:table-cell>
          <table:table-cell table:style-name="ce23"/>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4" office:value-type="float" office:value="19.0">
            <text:p>1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Gorge blanche. Ventre brun roux. Vague sourcil crème. Bec fin.</text:p>
          </table:table-cell>
          <table:table-cell table:number-columns-repeated="1007"/>
        </table:table-row>
        <table:table-row table:style-name="ro1">
          <table:table-cell table:style-name="ce23" office:value-type="string">
            <text:p>Rousserolle verderolle</text:p>
          </table:table-cell>
          <table:table-cell table:style-name="ce23"/>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olivâtres. Ventre blanchâtre. Très léger sourcil blanc. Bec fin.</text:p>
          </table:table-cell>
          <table:table-cell table:number-columns-repeated="1007"/>
        </table:table-row>
        <table:table-row table:style-name="ro11">
          <table:table-cell table:style-name="ce23" office:value-type="string">
            <text:p>Serin cini</text:p>
          </table:table-cell>
          <table:table-cell table:style-name="ce23"/>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brun sombre strié de jaune. Croupion jaune. Marques jaunes autour de l'oeil, de la joue et de la gorge. Poitrine rayée. Bec épais.</text:p>
          </table:table-cell>
          <table:table-cell table:number-columns-repeated="1007"/>
        </table:table-row>
        <table:table-row table:style-name="ro6">
          <table:table-cell table:style-name="ce23" office:value-type="string">
            <text:p>Serin des Canaries</text:p>
          </table:table-cell>
          <table:table-cell table:style-name="ce23"/>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Le mâle est à dominante jaune verdâtre, avec des ailes brunes. La femelle est plus grise. Bec épais. Présent aux Canaries et en Macaronésie.</text:p>
          </table:table-cell>
          <table:table-cell table:number-columns-repeated="1007"/>
        </table:table-row>
        <table:table-row table:style-name="ro23">
          <table:table-cell table:style-name="ce23" office:value-type="string">
            <text:p>Sirli de Dupont</text:p>
          </table:table-cell>
          <table:table-cell table:style-name="ce23"/>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Poitrine striée. Long bec puissant et courbé.</text:p>
          </table:table-cell>
          <table:table-cell table:number-columns-repeated="1007"/>
        </table:table-row>
        <table:table-row table:style-name="ro7">
          <table:table-cell table:style-name="ce23" office:value-type="string">
            <text:p>Sittelle corse</text:p>
          </table:table-cell>
          <table:table-cell table:style-name="ce23"/>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Ventre beige. Calotte noire. Sourcils blancs. Bande noire sur l'oeil. Bec fin noirâtre. Comme le nom l'indique, vit exclusivement en Corse.</text:p>
          </table:table-cell>
          <table:table-cell table:number-columns-repeated="1007"/>
        </table:table-row>
        <table:table-row table:style-name="ro6">
          <table:table-cell table:style-name="ce23" office:value-type="string">
            <text:p>Sittelle de Neumayer</text:p>
          </table:table-cell>
          <table:table-cell table:style-name="ce23"/>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Calotte grise. Bande noire sur l'oeil. Joues et gorge blanches. Brunâtre autour des pattes. Bec fin et noirâtre. Europe du sud-est (Balkans ...)</text:p>
          </table:table-cell>
          <table:table-cell table:number-columns-repeated="1007"/>
        </table:table-row>
        <table:table-row table:style-name="ro25">
          <table:table-cell table:style-name="ce23" office:value-type="string">
            <text:p>Sittelle torchepot</text:p>
          </table:table-cell>
          <table:table-cell table:style-name="ce23"/>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Dos gris bleu. Bandeau noir sur l'oeil. Ventre roux. Joues blanches.La sittelle torchepot est le seul oiseau capable de descendre les troncs d'arbres la tête en bas. Bec fin noir.</text:p>
          </table:table-cell>
          <table:table-cell table:number-columns-repeated="1007"/>
        </table:table-row>
        <table:table-row table:style-name="ro2">
          <table:table-cell table:style-name="ce23" office:value-type="string">
            <text:p>Sizerin blanchâtre</text:p>
          </table:table-cell>
          <table:table-cell table:style-name="ce23"/>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et tête bruns. Ventre blanc légèrement strié de noir. Tache rouge sur le front. Légèrement plus pâle que le sizerin flammé. Bec épais jaune. Vit plutôt au nord de la Scandinavie.</text:p>
          </table:table-cell>
          <table:table-cell table:number-columns-repeated="1007"/>
        </table:table-row>
        <table:table-row table:style-name="ro5">
          <table:table-cell table:style-name="ce23" office:value-type="string">
            <text:p>Sizerin flammé</text:p>
          </table:table-cell>
          <table:table-cell table:style-name="ce23"/>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brun. Tête brune. Ventre blanc légèrement strié de brun. Tache rouge sur le front. Bec épais jaunâtre.</text:p>
          </table:table-cell>
          <table:table-cell table:number-columns-repeated="1007"/>
        </table:table-row>
        <table:table-row table:style-name="ro3">
          <table:table-cell table:style-name="ce23" office:value-type="string">
            <text:p>Tarier des Canaries</text:p>
          </table:table-cell>
          <table:table-cell table:style-name="ce23"/>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strié de noir. Gorge rousse. Demi-collier blanc. Sourcil blanc. Bec fin noir. Endémique des Canaries.</text:p>
          </table:table-cell>
          <table:table-cell table:number-columns-repeated="1007"/>
        </table:table-row>
        <table:table-row table:style-name="ro6">
          <table:table-cell table:style-name="ce23" office:value-type="string">
            <text:p>Tarier des prés</text:p>
          </table:table-cell>
          <table:table-cell table:style-name="ce23"/>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et noir avec un motif d'écailles. Tête noire striée de brun sur le dessus. Sourcil blanc. Bavette blanche. Poitrine rousse. Bec fin noir.</text:p>
          </table:table-cell>
          <table:table-cell table:number-columns-repeated="1007"/>
        </table:table-row>
        <table:table-row table:style-name="ro10">
          <table:table-cell table:style-name="ce23" office:value-type="string">
            <text:p>Tarier pâtre</text:p>
          </table:table-cell>
          <table:table-cell table:style-name="ce23"/>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he</text:p>
          </table:table-cell>
          <table:table-cell table:style-name="ce24" office:value-type="string">
            <text:p>Tête, gorge et dos brun noir. Blanc au niveau du cou et de l'épaule. Poitrine rousse. Bande blanche sur l'aile. Bec fin noir. Pattes noires.</text:p>
          </table:table-cell>
          <table:table-cell table:number-columns-repeated="1007"/>
        </table:table-row>
        <table:table-row table:style-name="ro9">
          <table:table-cell table:style-name="ce23" office:value-type="string">
            <text:p>Tarin des aulnes</text:p>
          </table:table-cell>
          <table:table-cell table:style-name="ce23"/>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tête et gorge jaunes. Front noir. Ailes et queue barrées de noir. Bec épais.</text:p>
          </table:table-cell>
          <table:table-cell table:number-columns-repeated="1007"/>
        </table:table-row>
        <table:table-row table:style-name="ro19">
          <table:table-cell table:style-name="ce23" office:value-type="string">
            <text:p>Tichodrome échelette</text:p>
          </table:table-cell>
          <table:table-cell table:style-name="ce23"/>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Ailes noires tachées de rouge et de blanc. Bec long, fin et noir.</text:p>
          </table:table-cell>
          <table:table-cell table:number-columns-repeated="1007"/>
        </table:table-row>
        <table:table-row table:style-name="ro15">
          <table:table-cell table:style-name="ce23" office:value-type="string">
            <text:p>Traquet isabelle</text:p>
          </table:table-cell>
          <table:table-cell table:style-name="ce23"/>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marron</text:p>
          </table:table-cell>
          <table:table-cell/>
          <table:table-cell table:style-name="ce24" office:value-type="string">
            <text:p>Tête et dos bruns. Bord des ailes plus sombres. Sourcil blanc. Trait noir entre l'oeil et le bec. Bavette blanche. Gorge brunâtre. Ventre blanc. Pattes noires, bec fin et noir. Europe de l'Est.</text:p>
          </table:table-cell>
          <table:table-cell table:number-columns-repeated="1007"/>
        </table:table-row>
        <table:table-row table:style-name="ro13">
          <table:table-cell table:style-name="ce23" office:value-type="string">
            <text:p>Traquet motteux</text:p>
          </table:table-cell>
          <table:table-cell table:style-name="ce23"/>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number-columns-repeated="1007"/>
        </table:table-row>
        <table:table-row table:style-name="ro11">
          <table:table-cell table:style-name="ce23" office:value-type="string">
            <text:p>Traquet oreillard</text:p>
          </table:table-cell>
          <table:table-cell table:style-name="ce23"/>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dos, cou, ventre et queue blancs. Ailes noires. Bandeau noir sur l'oeil. Petit bec fin. Pattes noires. Queue noire et blanche.</text:p>
          </table:table-cell>
          <table:table-cell table:number-columns-repeated="1007"/>
        </table:table-row>
        <table:table-row table:style-name="ro6">
          <table:table-cell table:style-name="ce23" office:value-type="string">
            <text:p>Traquet pie</text:p>
          </table:table-cell>
          <table:table-cell table:style-name="ce23"/>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alotte et nuque blanches. Ventre blanc. Joues, gorge et dos noirs. Queue blanche avec un T noir. Bec fin noir. Pattes noires. Europe de l'Est.</text:p>
          </table:table-cell>
          <table:table-cell table:number-columns-repeated="1007"/>
        </table:table-row>
        <table:table-row table:style-name="ro5">
          <table:table-cell table:style-name="ce23" office:value-type="string">
            <text:p>Traquet rieur</text:p>
          </table:table-cell>
          <table:table-cell table:style-name="ce23"/>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e la calotte grise et du dessous de la queue blanc. Bec fin noir. Pattes noires.</text:p>
          </table:table-cell>
          <table:table-cell table:number-columns-repeated="1007"/>
        </table:table-row>
        <table:table-row table:style-name="ro12">
          <table:table-cell table:style-name="ce23" office:value-type="string">
            <text:p>Troglodyte mignon</text:p>
          </table:table-cell>
          <table:table-cell table:style-name="ce23"/>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e</text:p>
          </table:table-cell>
          <table:table-cell/>
          <table:table-cell table:style-name="ce24" office:value-type="string">
            <text:p>Dessus brun roux, finement strié de noir. Tête et ventre brun plus pâle. Sourcil blanc. Quelques plumes fines à damier noir et blanc au bord des ailes. Queue souvent relevée. Petit bec fin.</text:p>
          </table:table-cell>
          <table:table-cell table:number-columns-repeated="1007"/>
        </table:table-row>
        <table:table-row table:style-name="ro6">
          <table:table-cell table:style-name="ce23" office:value-type="string">
            <text:p>Venturon corse</text:p>
          </table:table-cell>
          <table:table-cell table:style-name="ce23"/>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brun. Tête grisâtre, sauf le front et les joues jaunes. Bout des ailes jaunes et noir. Dessous des ailes jaunes. Bec épais. Vit en Corse et Sardaigne.</text:p>
          </table:table-cell>
          <table:table-cell table:number-columns-repeated="1007"/>
        </table:table-row>
        <table:table-row table:style-name="ro25">
          <table:table-cell table:style-name="ce23" office:value-type="string">
            <text:p>Venturon montagnard</text:p>
          </table:table-cell>
          <table:table-cell table:style-name="ce23"/>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dessous et face jaunes. Nuque grisâtre. Collier blanchâtre. Bout des ailes noir. Bec épais. Vit dans les forêts de montagne, en général au-dessus de 700 mètres d'altitude.</text:p>
          </table:table-cell>
          <table:table-cell table:number-columns-repeated="1007"/>
        </table:table-row>
        <table:table-row table:style-name="ro5">
          <table:table-cell table:style-name="ce23" office:value-type="string">
            <text:p>Verdier d'Europe</text:p>
          </table:table-cell>
          <table:table-cell table:style-name="ce23"/>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style-name="ce24" office:value-type="string">
            <text:p>jaune</text:p>
          </table:table-cell>
          <table:table-cell table:style-name="ce24" office:value-type="string">
            <text:p>Dos jaune verdâtre. Tête grise et jaune. Dessous jaune. Ailes et queue grises et noires. Croupion jaune. Bec épais.</text:p>
          </table:table-cell>
          <table:table-cell table:number-columns-repeated="1007"/>
        </table:table-row>
        <table:table-row table:style-name="ro26">
          <table:table-cell table:style-name="ce23" office:value-type="string">
            <text:p>Pic à dos blanc</text:p>
          </table:table-cell>
          <table:table-cell table:style-name="ce23"/>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4" office:value-type="float" office:value="25.0">
            <text:p>2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Calotte rouge pour le mâle, noire pour la femelle, joues blanches soulignées de noir. Dos noir avec une vaste tâche blanche, ailes striées de blanc et de noir. Ventre blanc légèrement rayé. Bas du ventre roux. En France, uniquement dans les Pyrénées.</text:p>
          </table:table-cell>
          <table:table-cell table:number-columns-repeated="1007"/>
        </table:table-row>
        <table:table-row table:style-name="ro15">
          <table:table-cell table:style-name="ce23" office:value-type="string">
            <text:p>Pic cendré</text:p>
          </table:table-cell>
          <table:table-cell table:style-name="ce23"/>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4" office:value-type="float" office:value="26.0">
            <text:p>26</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vert</text:p>
          </table:table-cell>
          <table:table-cell table:style-name="ce24" office:value-type="string">
            <text:p>rouge</text:p>
          </table:table-cell>
          <table:table-cell table:style-name="ce24" office:value-type="string">
            <text:p>Dos verdâtre, croupion jaune, tête grise, avec une moustache noire et une petite tache noir près de l'oeil. Chez le mâle, tache rouge sur le front, plus petite que celle du pic vert. Ventre grisâtre.</text:p>
          </table:table-cell>
          <table:table-cell table:number-columns-repeated="1007"/>
        </table:table-row>
        <table:table-row table:style-name="ro20">
          <table:table-cell table:style-name="ce23" office:value-type="string">
            <text:p>Pic épeiche</text:p>
          </table:table-cell>
          <table:table-cell table:style-name="ce23"/>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Collier noir. Bas du ventre rouge.</text:p>
          </table:table-cell>
          <table:table-cell table:number-columns-repeated="1007"/>
        </table:table-row>
        <table:table-row table:style-name="ro21">
          <table:table-cell table:style-name="ce23" office:value-type="string">
            <text:p>Pic épeichette</text:p>
          </table:table-cell>
          <table:table-cell table:style-name="ce23"/>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4" office:value-type="float" office:value="15.0">
            <text:p>1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number-columns-repeated="1007"/>
        </table:table-row>
        <table:table-row table:style-name="ro22">
          <table:table-cell table:style-name="ce23" office:value-type="string">
            <text:p>Pic mar</text:p>
          </table:table-cell>
          <table:table-cell table:style-name="ce23"/>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4" office:value-type="float" office:value="21.0">
            <text:p>21</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number-columns-repeated="1007"/>
        </table:table-row>
        <table:table-row table:style-name="ro18">
          <table:table-cell table:style-name="ce23" office:value-type="string">
            <text:p>Pic noir</text:p>
          </table:table-cell>
          <table:table-cell table:style-name="ce23"/>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4" office:value-type="float" office:value="51.0">
            <text:p>51</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noir</text:p>
          </table:table-cell>
          <table:table-cell table:style-name="ce24" office:value-type="string">
            <text:p>rouge</text:p>
          </table:table-cell>
          <table:table-cell table:style-name="ce24" office:value-type="string">
            <text:p>Entièrement noir avec une calotte rouge.</text:p>
          </table:table-cell>
          <table:table-cell table:number-columns-repeated="1007"/>
        </table:table-row>
        <table:table-row table:style-name="ro22">
          <table:table-cell table:style-name="ce23" office:value-type="string">
            <text:p>Pic syriaque</text:p>
          </table:table-cell>
          <table:table-cell table:style-name="ce23"/>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number-columns-repeated="1007"/>
        </table:table-row>
        <table:table-row table:style-name="ro22">
          <table:table-cell table:style-name="ce23" office:value-type="string">
            <text:p>Pic tridactyle</text:p>
          </table:table-cell>
          <table:table-cell table:style-name="ce23"/>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noir</text:p>
          </table:table-cell>
          <table:table-cell/>
          <table:table-cell table:style-name="ce24"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number-columns-repeated="1007"/>
        </table:table-row>
        <table:table-row table:style-name="ro10">
          <table:table-cell table:style-name="ce23" office:value-type="string">
            <text:p>Pic vert</text:p>
          </table:table-cell>
          <table:table-cell table:style-name="ce23"/>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4" office:value-type="float" office:value="32.0">
            <text:p>32</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vert</text:p>
          </table:table-cell>
          <table:table-cell table:style-name="ce24" office:value-type="string">
            <text:p>rouge</text:p>
          </table:table-cell>
          <table:table-cell table:style-name="ce24" office:value-type="string">
            <text:p>Dos verdâtre, croupion jaune vif. Calotte rouge. Tache noir autour de l'oeil. Ventre pâle. Moustache rouge chez le mâle.</text:p>
          </table:table-cell>
          <table:table-cell table:number-columns-repeated="1007"/>
        </table:table-row>
        <table:table-row table:style-name="ro9">
          <table:table-cell table:style-name="ce23" office:value-type="string">
            <text:p>Torcol fourmilier</text:p>
          </table:table-cell>
          <table:table-cell table:style-name="ce23"/>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4" office:value-type="float" office:value="16.0">
            <text:p>16</text:p>
          </table:table-cell>
          <table:table-cell table:style-name="ce24" office:value-type="string">
            <text:p>Pics</text:p>
          </table:table-cell>
          <table:table-cell/>
          <table:table-cell table:style-name="ce24" office:value-type="string">
            <text:p>épais</text:p>
          </table:table-cell>
          <table:table-cell table:number-columns-repeated="5"/>
          <table:table-cell table:style-name="ce24" office:value-type="string">
            <text:p>gris</text:p>
          </table:table-cell>
          <table:table-cell/>
          <table:table-cell table:style-name="ce24" office:value-type="string">
            <text:p>Globalement gris brun avec un plumage ressemblant à de l'écorce d'arbre. Bec épais.</text:p>
          </table:table-cell>
          <table:table-cell table:number-columns-repeated="1007"/>
        </table:table-row>
        <table:table-row table:style-name="ro22">
          <table:table-cell table:style-name="ce23" office:value-type="string">
            <text:p>Pigeon biset</text:p>
          </table:table-cell>
          <table:table-cell table:style-name="ce23"/>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4" office:value-type="float" office:value="32.0">
            <text:p>32</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number-columns-repeated="1007"/>
        </table:table-row>
        <table:table-row table:style-name="ro12">
          <table:table-cell table:style-name="ce23" office:value-type="string">
            <text:p>Pigeon colombin</text:p>
          </table:table-cell>
          <table:table-cell table:style-name="ce23"/>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4" office:value-type="float" office:value="33.0">
            <text:p>3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Plumage d'un gris uniforme, petites barres noires sur les ailes (bien plus réduites que chez le pigeon biset), tache blanche au-dessus du bec, reflets verts sur la nuque et bordeaux sur la gorge.</text:p>
          </table:table-cell>
          <table:table-cell table:number-columns-repeated="1007"/>
        </table:table-row>
        <table:table-row table:style-name="ro5">
          <table:table-cell table:style-name="ce23" office:value-type="string">
            <text:p>Pigeon de Bolle</text:p>
          </table:table-cell>
          <table:table-cell table:style-name="ce23"/>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4" office:value-type="float" office:value="38.0">
            <text:p>38</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ache bordeaux au niveau de la gorge. Endémique des Canaries.</text:p>
          </table:table-cell>
          <table:table-cell table:number-columns-repeated="1007"/>
        </table:table-row>
        <table:table-row table:style-name="ro17">
          <table:table-cell table:style-name="ce23" office:value-type="string">
            <text:p>Pigeon des lauriers</text:p>
          </table:table-cell>
          <table:table-cell table:style-name="ce23"/>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vert grisâtre, ventre bordeaux. Endémique des Canaries.</text:p>
          </table:table-cell>
          <table:table-cell table:number-columns-repeated="1007"/>
        </table:table-row>
        <table:table-row table:style-name="ro7">
          <table:table-cell table:style-name="ce23" office:value-type="string">
            <text:p>Pigeon ramier</text:p>
          </table:table-cell>
          <table:table-cell table:style-name="ce23"/>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4" office:value-type="float" office:value="43.0">
            <text:p>4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orps gris, reflets verdâtres au niveau du cou, gorge rosée, tache blanche sur le cou. Marques blanches sur les ailes visibles en vol. Bec rouge orangé.</text:p>
          </table:table-cell>
          <table:table-cell table:number-columns-repeated="1007"/>
        </table:table-row>
        <table:table-row table:style-name="ro3">
          <table:table-cell table:style-name="ce23" office:value-type="string">
            <text:p>Pigeon trocaz</text:p>
          </table:table-cell>
          <table:table-cell table:style-name="ce23"/>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âche bordeaux au niveau de la gorge. Collier irisé. Endémique des Canaries.</text:p>
          </table:table-cell>
          <table:table-cell table:number-columns-repeated="1007"/>
        </table:table-row>
        <table:table-row table:style-name="ro10">
          <table:table-cell table:style-name="ce23" office:value-type="string">
            <text:p>Tourterelle des bois</text:p>
          </table:table-cell>
          <table:table-cell table:style-name="ce23"/>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4" office:value-type="float" office:value="27.0">
            <text:p>27</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ête, ventre et dos gris. Ailes avec motif d'écaille noir bordé de brun. Tache noir et blanc sur le cou. Bec noir. Tour de l'oeil rouge.</text:p>
          </table:table-cell>
          <table:table-cell table:number-columns-repeated="1007"/>
        </table:table-row>
        <table:table-row table:style-name="ro5">
          <table:table-cell table:style-name="ce23" office:value-type="string">
            <text:p>Tourterelle turque</text:p>
          </table:table-cell>
          <table:table-cell table:style-name="ce23"/>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4" office:value-type="float" office:value="31.0">
            <text:p>31</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Grise avec le bout des ailes noir. Poitrine légèrement rosée. Marque noire au niveau du cou. Bec et pattes noirs.</text:p>
          </table:table-cell>
          <table:table-cell table:number-columns-repeated="1007"/>
        </table:table-row>
        <table:table-row table:style-name="ro5">
          <table:table-cell table:style-name="ce23" office:value-type="string">
            <text:p>Guillemot à miroir</text:p>
          </table:table-cell>
          <table:table-cell table:style-name="ce23"/>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4" office:value-type="float" office:value="34.0">
            <text:p>34</text:p>
          </table:table-cell>
          <table:table-cell table:style-name="ce24" office:value-type="string">
            <text:p>Pingouins, guillemots, macare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mplètement noir avec deux taches blanches symétriques au niveau des ailes. Gris en hiver. Bec noir, pattes rouges.</text:p>
          </table:table-cell>
          <table:table-cell table:number-columns-repeated="1007"/>
        </table:table-row>
        <table:table-row table:style-name="ro17">
          <table:table-cell table:style-name="ce23" office:value-type="string">
            <text:p>Guillemot de Brünnich</text:p>
          </table:table-cell>
          <table:table-cell table:style-name="ce23"/>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Trait blanc au niveau du bec. Bec noir, pattes noires.</text:p>
          </table:table-cell>
          <table:table-cell table:number-columns-repeated="1007"/>
        </table:table-row>
        <table:table-row table:style-name="ro2">
          <table:table-cell table:style-name="ce23" office:value-type="string">
            <text:p>Guillemot de Troïl</text:p>
          </table:table-cell>
          <table:table-cell table:style-name="ce23"/>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avec une fine bande blanche sur le bas du dos. Ventre blanc. Certains sujets ont une marque blanche en forme de lunette autour de l'oeil. Bec noir. Pattes noires.</text:p>
          </table:table-cell>
          <table:table-cell table:number-columns-repeated="1007"/>
        </table:table-row>
        <table:table-row table:style-name="ro6">
          <table:table-cell table:style-name="ce23" office:value-type="string">
            <text:p>Macareux moine</text:p>
          </table:table-cell>
          <table:table-cell table:style-name="ce23"/>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4" office:value-type="float" office:value="30.0">
            <text:p>3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number-columns-repeated="2"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Joues et ventre blancs. Calotte, collier, dos et ailes noirs. Bec épais aux couleurs vives à dominante orange. Le bec devient plus terne en hiver. Pattes orange.</text:p>
          </table:table-cell>
          <table:table-cell table:number-columns-repeated="1007"/>
        </table:table-row>
        <table:table-row table:style-name="ro21">
          <table:table-cell table:style-name="ce23" office:value-type="string">
            <text:p>Mergule nain</text:p>
          </table:table-cell>
          <table:table-cell table:style-name="ce23"/>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4" office:value-type="float" office:value="20.0">
            <text:p>2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number-columns-repeated="1007"/>
        </table:table-row>
        <table:table-row table:style-name="ro4">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4" office:value-type="float" office:value="41.0">
            <text:p>41</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noirs, ventre blanc. Barre alaire blanche. Le bec noir est marqué d'une fine ligne blanche. Ligne blanche entre le bec et l'oeil.</text:p>
          </table:table-cell>
          <table:table-cell table:number-columns-repeated="1007"/>
        </table:table-row>
        <table:table-row table:style-name="ro15">
          <table:table-cell table:style-name="ce23" office:value-type="string">
            <text:p>Plongeon à bec blanc</text:p>
          </table:table-cell>
          <table:table-cell table:style-name="ce23"/>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4" office:value-type="float" office:value="82.0">
            <text:p>82</text:p>
          </table:table-cell>
          <table:table-cell table:style-name="ce24" office:value-type="string">
            <text:p>Plongeons</text:p>
          </table:table-cell>
          <table:table-cell/>
          <table:table-cell table:style-name="ce24" office:value-type="string">
            <text:p>grèbe</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dos noir à écailles blanche, tête noire, rayures noir et blanc sur le cou. En hiver, le plumage est plus gris, les joues et le cou sont blancs. Le bec est blanc jaunâtre.</text:p>
          </table:table-cell>
          <table:table-cell table:number-columns-repeated="1007"/>
        </table:table-row>
        <table:table-row table:style-name="ro20">
          <table:table-cell table:style-name="ce23" office:value-type="string">
            <text:p>Plongeon arctique</text:p>
          </table:table-cell>
          <table:table-cell table:style-name="ce23"/>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4" office:value-type="float" office:value="65.0">
            <text:p>6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number-columns-repeated="1007"/>
        </table:table-row>
        <table:table-row table:style-name="ro11">
          <table:table-cell table:style-name="ce23" office:value-type="string">
            <text:p>Plongeon catmarin</text:p>
          </table:table-cell>
          <table:table-cell table:style-name="ce23"/>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4" office:value-type="float" office:value="55.0">
            <text:p>5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gris sombre, tête grise clair, stries noires et blanches sur la nuque, tache rouge sur le cou. Bec noir. En hiver, gris avec le cou blanc.</text:p>
          </table:table-cell>
          <table:table-cell table:number-columns-repeated="1007"/>
        </table:table-row>
        <table:table-row table:style-name="ro25">
          <table:table-cell table:style-name="ce23" office:value-type="string">
            <text:p>Plongeon imbrin</text:p>
          </table:table-cell>
          <table:table-cell table:style-name="ce23"/>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4" office:value-type="float" office:value="75.0">
            <text:p>7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tête noire, collier de stries noires et blanches sur le cou, damier noir et blanc sur le dos. Gris en plumage hivernal, avec le cou blanc. Bec noir, oeil rouge.</text:p>
          </table:table-cell>
          <table:table-cell table:number-columns-repeated="1007"/>
        </table:table-row>
        <table:table-row table:style-name="ro9">
          <table:table-cell table:style-name="ce23" office:value-type="string">
            <text:p>Foulque à crête</text:p>
          </table:table-cell>
          <table:table-cell table:style-name="ce23"/>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4" office:value-type="float" office:value="41.0">
            <text:p>41</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Petite crête rouge. Bec blanc. Oeil rouge.</text:p>
          </table:table-cell>
          <table:table-cell table:number-columns-repeated="1007"/>
        </table:table-row>
        <table:table-row table:style-name="ro19">
          <table:table-cell table:style-name="ce23" office:value-type="string">
            <text:p>Foulque macroule</text:p>
          </table:table-cell>
          <table:table-cell table:style-name="ce23"/>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4" office:value-type="float" office:value="38.0">
            <text:p>3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Bec blanc. Oeil rouge.</text:p>
          </table:table-cell>
          <table:table-cell table:number-columns-repeated="1007"/>
        </table:table-row>
        <table:table-row table:style-name="ro5">
          <table:table-cell table:style-name="ce23" office:value-type="string">
            <text:p>Gallinule poule-d'eau</text:p>
          </table:table-cell>
          <table:table-cell table:style-name="ce23"/>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4" office:value-type="float" office:value="35.0">
            <text:p>35</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style-name="ce24" office:value-type="string">
            <text:p>jaune</text:p>
          </table:table-cell>
          <table:table-cell table:style-name="ce24" office:value-type="string">
            <text:p>vert</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sauf le croupion blanc et une ligne blanche sur le flanc. Bec rouge à bout jaune. Pattes verdâtres.</text:p>
          </table:table-cell>
          <table:table-cell table:number-columns-repeated="1007"/>
        </table:table-row>
        <table:table-row table:style-name="ro2">
          <table:table-cell table:style-name="ce23" office:value-type="string">
            <text:p>Marouette de Baillon</text:p>
          </table:table-cell>
          <table:table-cell table:style-name="ce23"/>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4" office:value-type="float" office:value="18.0">
            <text:p>18</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quelques tâches grises. Sourcils et joues gris. Dessus de la tête brun. Gorge et ventre gris. Flancs et croupions rayés noirs et gris. Pattes verdâtres. Bec noirâtre.</text:p>
          </table:table-cell>
          <table:table-cell table:number-columns-repeated="1007"/>
        </table:table-row>
        <table:table-row table:style-name="ro5">
          <table:table-cell table:style-name="ce23" office:value-type="string">
            <text:p>Marouette ponctuée</text:p>
          </table:table-cell>
          <table:table-cell table:style-name="ce23"/>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4" office:value-type="float" office:value="23.0">
            <text:p>23</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Corps brun entièrement moucheté de blanc sur le dessous et de blanc et noir sur le dessus. Bec jaune et pattes verdâtres.</text:p>
          </table:table-cell>
          <table:table-cell table:number-columns-repeated="1007"/>
        </table:table-row>
        <table:table-row table:style-name="ro21">
          <table:table-cell table:style-name="ce23" office:value-type="string">
            <text:p>Marouette poussin</text:p>
          </table:table-cell>
          <table:table-cell table:style-name="ce23"/>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4" office:value-type="float" office:value="19.0">
            <text:p>19</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number-columns-repeated="1007"/>
        </table:table-row>
        <table:table-row table:style-name="ro11">
          <table:table-cell table:style-name="ce23" office:value-type="string">
            <text:p>Râle d'eau</text:p>
          </table:table-cell>
          <table:table-cell table:style-name="ce23"/>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4" office:value-type="float" office:value="28.0">
            <text:p>28</text:p>
          </table:table-cell>
          <table:table-cell table:style-name="ce24" office:value-type="string">
            <text:p>Râles, marouettes, poules d'eau</text:p>
          </table:table-cell>
          <table:table-cell/>
          <table:table-cell table:style-name="ce24" office:value-type="string">
            <text:p>fin long</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brun moucheté de noir. Joues et gorge grises. Flancs et bas du ventre noirs rayés de blanc. Long bec orange et noirâtre. Oeil rouge. </text:p>
          </table:table-cell>
          <table:table-cell table:number-columns-repeated="1007"/>
        </table:table-row>
        <table:table-row table:style-name="ro11">
          <table:table-cell table:style-name="ce23" office:value-type="string">
            <text:p>Râle des genêts</text:p>
          </table:table-cell>
          <table:table-cell table:style-name="ce23"/>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4" office:value-type="float" office:value="27.0">
            <text:p>27</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clair. Taches plus sombres formant un motif d'écailles sur dos et le dessus de la tête.  Gorge grisâtre. Bec épais rosé.</text:p>
          </table:table-cell>
          <table:table-cell table:number-columns-repeated="1007"/>
        </table:table-row>
        <table:table-row table:style-name="ro4">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4" office:value-type="float" office:value="48.0">
            <text:p>4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ête, cou et gorge gris bleu sombre. Ailes noires, croupion blanc. Bec épais rouge avec une plaque frontale rouge également. Méditerranée.</text:p>
          </table:table-cell>
          <table:table-cell table:number-columns-repeated="1007"/>
        </table:table-row>
        <table:table-row table:style-name="ro25">
          <table:table-cell table:style-name="ce23" office:value-type="string">
            <text:p>Aigle botté</text:p>
          </table:table-cell>
          <table:table-cell table:style-name="ce23"/>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Il existe des adultes clairs avec ventre blanc et dessous des ailes blanc bordé de noir, et des adultes foncés entièrement bruns. Bec jaune à bout noir, pattes jaunes.</text:p>
          </table:table-cell>
          <table:table-cell table:style-name="ce24" office:value-type="string">
            <text:p>Vit dans des forêts entourées de zones découvertes (champs, landes, etc). Nidification dans le sud de l'Europe et hiverne en Afrique. Rare en France.</text:p>
          </table:table-cell>
          <table:table-cell table:style-name="ce24" office:value-type="string">
            <text:p>Forêts et landes</text:p>
          </table:table-cell>
          <table:table-cell table:number-columns-repeated="1005"/>
        </table:table-row>
        <table:table-row table:style-name="ro16">
          <table:table-cell table:style-name="ce23" office:value-type="string">
            <text:p>Aigle criard</text:p>
          </table:table-cell>
          <table:table-cell table:style-name="ce23"/>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sombre (avec quelques taches plus claires), bec jaune à bout noir, pattes jaunes.</text:p>
          </table:table-cell>
          <table:table-cell table:style-name="ce24" office:value-type="string">
            <text:p>Europe de l'Est et Balkans.</text:p>
          </table:table-cell>
          <table:table-cell table:style-name="ce24" office:value-type="string">
            <text:p>Forêts et landes</text:p>
          </table:table-cell>
          <table:table-cell table:number-columns-repeated="1005"/>
        </table:table-row>
        <table:table-row table:style-name="ro10">
          <table:table-cell table:style-name="ce23" office:value-type="string">
            <text:p>Aigle de Bonelli</text:p>
          </table:table-cell>
          <table:table-cell table:style-name="ce23"/>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Dos brun sombre, tête plus claire, ventre blanc moucheté. Vu du dessous, la queue est blanche avec une frange noire.</text:p>
          </table:table-cell>
          <table:table-cell table:style-name="ce24" office:value-type="string">
            <text:p>Montagnes rocailleuses de basse altitudes, maquis. Présent en plaine en hiver. Espagne et côte méditerranéenne en France.</text:p>
          </table:table-cell>
          <table:table-cell table:style-name="ce24" office:value-type="string">
            <text:p>Montagnes et roches</text:p>
          </table:table-cell>
          <table:table-cell table:style-name="ce24" office:value-type="string">
            <text:p>Milieu méditerranéen</text:p>
          </table:table-cell>
          <table:table-cell table:number-columns-repeated="1004"/>
        </table:table-row>
        <table:table-row table:style-name="ro5">
          <table:table-cell table:style-name="ce23" office:value-type="string">
            <text:p>Aigle ibérique</text:p>
          </table:table-cell>
          <table:table-cell table:style-name="ce23"/>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5" office:value-type="float" office:value="80.0">
            <text:p>80</text:p>
          </table:table-cell>
          <table:table-cell table:style-name="ce25" office:value-type="string">
            <text:p>Rapaces</text:p>
          </table:table-cell>
          <table:table-cell table:style-name="ce25"/>
          <table:table-cell table:style-name="ce24" office:value-type="string">
            <text:p>crochu</text:p>
          </table:table-cell>
          <table:table-cell table:style-name="ce25" office:value-type="string">
            <text:p>jaune</text:p>
          </table:table-cell>
          <table:table-cell table:style-name="ce25" office:value-type="string">
            <text:p>noir</text:p>
          </table:table-cell>
          <table:table-cell table:style-name="ce25" office:value-type="string">
            <text:p>jaune</text:p>
          </table:table-cell>
          <table:table-cell table:number-columns-repeated="2" table:style-name="ce25"/>
          <table:table-cell table:style-name="ce25" office:value-type="string">
            <text:p>brun</text:p>
          </table:table-cell>
          <table:table-cell table:style-name="ce25" office:value-type="string">
            <text:p>blanc</text:p>
          </table:table-cell>
          <table:table-cell table:style-name="ce24" office:value-type="string">
            <text:p>Dos brun sombre avec la tête plus claire. Tache blanche à l'épaule. Bec noir à base jaune. Pattes jaunes.</text:p>
          </table:table-cell>
          <table:table-cell table:style-name="ce24" office:value-type="string">
            <text:p>Espagne</text:p>
          </table:table-cell>
          <table:table-cell table:style-name="ce24" office:value-type="string">
            <text:p>Montagnes et roches</text:p>
          </table:table-cell>
          <table:table-cell table:number-columns-repeated="1005"/>
        </table:table-row>
        <table:table-row table:style-name="ro4">
          <table:table-cell table:style-name="ce23" office:value-type="string">
            <text:p>Aigle impérial</text:p>
          </table:table-cell>
          <table:table-cell table:style-name="ce23"/>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sombre, tête plus claire, taches blanches sur les épaules (moindres que pour l'aigle ibérique). Bec jaune à bout noir, pattes jaunes.</text:p>
          </table:table-cell>
          <table:table-cell table:style-name="ce24" office:value-type="string">
            <text:p>Balkans</text:p>
          </table:table-cell>
          <table:table-cell table:style-name="ce24" office:value-type="string">
            <text:p>Champs et bocages</text:p>
          </table:table-cell>
          <table:table-cell table:number-columns-repeated="1005"/>
        </table:table-row>
        <table:table-row table:style-name="ro5">
          <table:table-cell table:style-name="ce23" office:value-type="string">
            <text:p>Aigle pomarin</text:p>
          </table:table-cell>
          <table:table-cell table:style-name="ce23"/>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4" office:value-type="float" office:value="64.0">
            <text:p>64</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Entièrement brun sombre. Bec noir à base jaune, pattes jaunes.</text:p>
          </table:table-cell>
          <table:table-cell table:style-name="ce24" office:value-type="string">
            <text:p>On le trouve dans des paysages alternant bois et prairies souvent près de l'eau. Europe de l'Est.</text:p>
          </table:table-cell>
          <table:table-cell table:style-name="ce24" office:value-type="string">
            <text:p>Champs et bocages</text:p>
          </table:table-cell>
          <table:table-cell table:number-columns-repeated="1005"/>
        </table:table-row>
        <table:table-row table:style-name="ro6">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4" office:value-type="float" office:value="81.0">
            <text:p>81</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sombre avec la tête plus claire. Vues de dessous les ailes sont noires avec une zone blanche au centre. De même la queue est blanche frangée de noir.</text:p>
          </table:table-cell>
          <table:table-cell table:style-name="ce24" office:value-type="string">
            <text:p>On le trouve autour du bassin méditerranéen, l'Europe de l'Est et la Scandinavie.</text:p>
          </table:table-cell>
          <table:table-cell table:style-name="ce24" office:value-type="string">
            <text:p>Montagnes et roches</text:p>
          </table:table-cell>
          <table:table-cell table:style-name="ce24" office:value-type="string">
            <text:p>Champs et bocages</text:p>
          </table:table-cell>
          <table:table-cell table:number-columns-repeated="1004"/>
        </table:table-row>
        <table:table-row table:style-name="ro25">
          <table:table-cell table:style-name="ce23" office:value-type="string">
            <text:p>Autour des palombes</text:p>
          </table:table-cell>
          <table:table-cell table:style-name="ce23"/>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brun, ventre pâle strié horizontalement, ailes et queue rayés de noir, tête grise avec une calotte sombre et un sourcil blanc. Bec crochu à base jaune et à bout noir. Pattes jaunes.</text:p>
          </table:table-cell>
          <table:table-cell table:number-columns-repeated="1007"/>
        </table:table-row>
        <table:table-row table:style-name="ro4">
          <table:table-cell table:style-name="ce23" office:value-type="string">
            <text:p>Balbuzard pêcheur</text:p>
          </table:table-cell>
          <table:table-cell table:style-name="ce23"/>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sombre, ventre blanc. Tête blanche avec une bande gris-brun sur l'œil. Bec crochu noir. Pattes couvertes de plumes blanches, aux serres puissantes.</text:p>
          </table:table-cell>
          <table:table-cell table:number-columns-repeated="1007"/>
        </table:table-row>
        <table:table-row table:style-name="ro16">
          <table:table-cell table:style-name="ce23" office:value-type="string">
            <text:p>Bondrée apivore</text:p>
          </table:table-cell>
          <table:table-cell table:style-name="ce23"/>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Poitrine mouchetée. Queue dotée de trois barres sombres. Bec crochu à base jaune et à bout noir.</text:p>
          </table:table-cell>
          <table:table-cell table:number-columns-repeated="1007"/>
        </table:table-row>
        <table:table-row table:style-name="ro15">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4" office:value-type="float" office:value="44.0">
            <text:p>4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Tête, dos et gorge gris. Chez le mâle, bout des ailes noir. Ventre blanc moucheté de brun. Femelle brune. Mâle et femelle ont le croupion blanc. Bec crochu à base jaune et à bout noir. Pattes orange.</text:p>
          </table:table-cell>
          <table:table-cell table:number-columns-repeated="1007"/>
        </table:table-row>
        <table:table-row table:style-name="ro15">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4" office:value-type="float" office:value="52.0">
            <text:p>5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style-name="ce24" office:value-type="string">
            <text:p>jaune</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Le mâle a le ventre roux et le dos brun. Ailes grises et brunes à l'exception du bout noir. Femelle plus sombre avec une tache blanche sous le bec. Bec crochu noirâtre, pattes orange.</text:p>
          </table:table-cell>
          <table:table-cell table:number-columns-repeated="1007"/>
        </table:table-row>
        <table:table-row table:style-name="ro10">
          <table:table-cell table:style-name="ce23" office:value-type="string">
            <text:p>Busard pâle</text:p>
          </table:table-cell>
          <table:table-cell table:style-name="ce23"/>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4" office:value-type="float" office:value="45.0">
            <text:p>4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bout des ailes noir, dessous blanc. Femelle brune. Bec crochu à base jaune et à bout noir. Pattes jaunes.</text:p>
          </table:table-cell>
          <table:table-cell table:number-columns-repeated="1007"/>
        </table:table-row>
        <table:table-row table:style-name="ro25">
          <table:table-cell table:style-name="ce23" office:value-type="string">
            <text:p>Busard Saint-Martin</text:p>
          </table:table-cell>
          <table:table-cell table:style-name="ce23"/>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4" office:value-type="float" office:value="47.0">
            <text:p>4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Dos et tête grises. Chez le mâle, bout des ailes noir. Bout de la queue barré de noir. Femelle brune. Mâle et femelle ont le croupion blanc. Bec crochu noir. Pattes orange.</text:p>
          </table:table-cell>
          <table:table-cell table:number-columns-repeated="1007"/>
        </table:table-row>
        <table:table-row table:style-name="ro25">
          <table:table-cell table:style-name="ce23" office:value-type="string">
            <text:p>Buse féroce</text:p>
          </table:table-cell>
          <table:table-cell table:style-name="ce23"/>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4" office:value-type="float" office:value="57.0">
            <text:p>5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La coloration des adultes est plus ou moins foncée, mais le dos est brun et le dessous du corps est généralement roux. Queue en éventail. Bec crochu à base jaune et à bout noir.</text:p>
          </table:table-cell>
          <table:table-cell table:number-columns-repeated="1007"/>
        </table:table-row>
        <table:table-row table:style-name="ro15">
          <table:table-cell table:style-name="ce23" office:value-type="string">
            <text:p>Buse pattue</text:p>
          </table:table-cell>
          <table:table-cell table:style-name="ce23"/>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loration variable selon les adultes. Dessous des ailes blanc. Bout des ailes et de la queue noir. Queue en éventail. Bec crochu noir à base jaune. Pattes couvertes de plumes jusqu'aux serres jaunes.</text:p>
          </table:table-cell>
          <table:table-cell table:number-columns-repeated="1007"/>
        </table:table-row>
        <table:table-row table:style-name="ro8">
          <table:table-cell table:style-name="ce23" office:value-type="string">
            <text:p>Buse variable</text:p>
          </table:table-cell>
          <table:table-cell table:style-name="ce23"/>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number-columns-repeated="1007"/>
        </table:table-row>
        <table:table-row table:style-name="ro10">
          <table:table-cell table:style-name="ce23" office:value-type="string">
            <text:p>Circaète Jean-le-Blanc</text:p>
          </table:table-cell>
          <table:table-cell table:style-name="ce23"/>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4" office:value-type="float" office:value="66.0">
            <text:p>6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dessous des ailes et corps blancs mouchetés de brun, queue rayée. La tête est un peu plus sombre. Bec crochu gris noir.</text:p>
          </table:table-cell>
          <table:table-cell table:number-columns-repeated="1007"/>
        </table:table-row>
        <table:table-row table:style-name="ro6">
          <table:table-cell table:style-name="ce23" office:value-type="string">
            <text:p>Élanion blanc</text:p>
          </table:table-cell>
          <table:table-cell table:style-name="ce23"/>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4" office:value-type="float" office:value="33.0">
            <text:p>3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s gris avec une tache noire sur l'épaule. Ailes grises à bout noir. Tête blanche avec des yeux rouges. Petit bec crochu et noir. Ventre blanc.</text:p>
          </table:table-cell>
          <table:table-cell table:number-columns-repeated="1007"/>
        </table:table-row>
        <table:table-row table:style-name="ro2">
          <table:table-cell table:style-name="ce23" office:value-type="string">
            <text:p>Épervier à pieds courts</text:p>
          </table:table-cell>
          <table:table-cell table:style-name="ce23"/>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4" office:value-type="float" office:value="35.0">
            <text:p>3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Ventre blanc barré horizontalement de brun. La femelle a la dos un peu plus brun que le mâle et son ventre est plus moucheté. Bec crochu et noir, à base jaune. Pattes jaunes.</text:p>
          </table:table-cell>
          <table:table-cell table:number-columns-repeated="1007"/>
        </table:table-row>
        <table:table-row table:style-name="ro15">
          <table:table-cell table:style-name="ce23" office:value-type="string">
            <text:p>Épervier d'Europe</text:p>
          </table:table-cell>
          <table:table-cell table:style-name="ce23"/>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et tête gris ardoise. Ventre blanc barré de roux. Plumes rousses sous le bec et sur les flancs. Bec crochu noir à base jaune. Oeil orange, pattes jaunes. La femelle est plus grosse que le mâle.</text:p>
          </table:table-cell>
          <table:table-cell table:number-columns-repeated="1007"/>
        </table:table-row>
        <table:table-row table:style-name="ro4">
          <table:table-cell table:style-name="ce23" office:value-type="string">
            <text:p>Faucon crécerelle</text:p>
          </table:table-cell>
          <table:table-cell table:style-name="ce23"/>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roux tacheté de noir. Ventre clair moucheté. Queue grise finie par un bandeau noir. Tête grise. Bec crochu noir à base jaune. Pattes jaunes.</text:p>
          </table:table-cell>
          <table:table-cell table:style-name="ce24" office:value-type="string">
            <text:p>C'est le seul petit rapace à faire régulièrement du vol stationnaire. Commun dans toute l'Europe. </text:p>
          </table:table-cell>
          <table:table-cell table:number-columns-repeated="1006"/>
        </table:table-row>
        <table:table-row table:style-name="ro11">
          <table:table-cell table:style-name="ce23" office:value-type="string">
            <text:p>Faucon crécerellette</text:p>
          </table:table-cell>
          <table:table-cell table:style-name="ce23"/>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roux. Ailes grises à bout noir. Ventre roux plus pâle. Tête et queue grises. Bout de la queue noir. Bec crochu noir à base jaune. Pattes jaunes.</text:p>
          </table:table-cell>
          <table:table-cell table:style-name="ce24" office:value-type="string">
            <text:p>Présent dans le bassin méditerranéen.</text:p>
          </table:table-cell>
          <table:table-cell table:number-columns-repeated="1006"/>
        </table:table-row>
        <table:table-row table:style-name="ro21">
          <table:table-cell table:style-name="ce23" office:value-type="string">
            <text:p>Faucon d'Éléonore</text:p>
          </table:table-cell>
          <table:table-cell table:style-name="ce23"/>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4" office:value-type="float" office:value="38.0">
            <text:p>38</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noir</text:p>
          </table:table-cell>
          <table:table-cell/>
          <table:table-cell table:style-name="ce24" office:value-type="string">
            <text:p>Adultes foncés sont entièrement noirs. Les adultes clairs ont le dos brun/noir, le dessous roux tacheté de noir, les joues blanches. Bec crochu noir et pattes jaunes. Vit dans des îlots rocheux de la Méditerranée.</text:p>
          </table:table-cell>
          <table:table-cell table:number-columns-repeated="1007"/>
        </table:table-row>
        <table:table-row table:style-name="ro20">
          <table:table-cell table:style-name="ce23" office:value-type="string">
            <text:p>Faucon émerillon</text:p>
          </table:table-cell>
          <table:table-cell table:style-name="ce23"/>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dessous et nuque roux tachetés de noir. Chez la femelle, dos brun. Dessous blanc moucheté. Dans les deux cas, bec crochu noir et pattes jaunes. La queue de la femelle est barrée de blanc.</text:p>
          </table:table-cell>
          <table:table-cell table:number-columns-repeated="1007"/>
        </table:table-row>
        <table:table-row table:style-name="ro25">
          <table:table-cell table:style-name="ce23" office:value-type="string">
            <text:p>Faucon gerfaut</text:p>
          </table:table-cell>
          <table:table-cell table:style-name="ce23"/>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4"/>
          <table:table-cell table:style-name="ce24" office:value-type="string">
            <text:p>Dos gris aux plumes bordées de blanc. Dessous blanc moucheté. Bec crochu noirâtre. Pattes blanches. La coloration grise du dos peut être peu marquée. Europe du Nord.</text:p>
          </table:table-cell>
          <table:table-cell table:number-columns-repeated="1007"/>
        </table:table-row>
        <table:table-row table:style-name="ro15">
          <table:table-cell table:style-name="ce23" office:value-type="string">
            <text:p>Faucon hobereau</text:p>
          </table:table-cell>
          <table:table-cell table:style-name="ce23"/>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noir</text:p>
          </table:table-cell>
          <table:table-cell table:style-name="ce24" office:value-type="string">
            <text:p>roux</text:p>
          </table:table-cell>
          <table:table-cell table:style-name="ce24" office:value-type="string">
            <text:p>Tache blanche au niveau du cou. Roux au niveau des pattes et sous la queue chez le mâle. Ventre moucheté. Dos gris. Bec crochu noir à base jaune. Pattes jaunes. Tour des yeux et moustache noirs.</text:p>
          </table:table-cell>
          <table:table-cell table:number-columns-repeated="1007"/>
        </table:table-row>
        <table:table-row table:style-name="ro20">
          <table:table-cell table:style-name="ce23" office:value-type="string">
            <text:p>Faucon kobez</text:p>
          </table:table-cell>
          <table:table-cell table:style-name="ce23"/>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x</text:p>
          </table:table-cell>
          <table:table-cell table:style-name="ce24"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number-columns-repeated="1007"/>
        </table:table-row>
        <table:table-row table:style-name="ro2">
          <table:table-cell table:style-name="ce23" office:value-type="string">
            <text:p>Faucon lanier</text:p>
          </table:table-cell>
          <table:table-cell table:style-name="ce23"/>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4" office:value-type="float" office:value="42.0">
            <text:p>4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style-name="ce24" office:value-type="string">
            <text:p>roux</text:p>
          </table:table-cell>
          <table:table-cell table:style-name="ce24" office:value-type="string">
            <text:p>Calotte rousse. Joues blanches. Ventre moucheté. Dos gris brun. Moustaches noires. Dessous de la queue rayé noir et blanc. Pattes jaunes. Bec crochu noir à base jaune.</text:p>
          </table:table-cell>
          <table:table-cell table:number-columns-repeated="1007"/>
        </table:table-row>
        <table:table-row table:style-name="ro16">
          <table:table-cell table:style-name="ce23" office:value-type="string">
            <text:p>Faucon pèlerin</text:p>
          </table:table-cell>
          <table:table-cell table:style-name="ce23"/>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4" office:value-type="float" office:value="43.0">
            <text:p>4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Ventre blanc strié de noir. Larges moustaches noires. Pattes jaunes. Bec noir à base jaune.</text:p>
          </table:table-cell>
          <table:table-cell table:number-columns-repeated="1007"/>
        </table:table-row>
        <table:table-row table:style-name="ro16">
          <table:table-cell table:style-name="ce23" office:value-type="string">
            <text:p>Faucon sacre</text:p>
          </table:table-cell>
          <table:table-cell table:style-name="ce23"/>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entre blanc moucheté de brun. Moustaches noires. Bec noir à base jaune. Pattes jaunes.</text:p>
          </table:table-cell>
          <table:table-cell table:number-columns-repeated="1007"/>
        </table:table-row>
        <table:table-row table:style-name="ro25">
          <table:table-cell table:style-name="ce23" office:value-type="string">
            <text:p>Gypaète barbu</text:p>
          </table:table-cell>
          <table:table-cell table:style-name="ce23"/>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4" office:value-type="float" office:value="110.0">
            <text:p>11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noir</text:p>
          </table:table-cell>
          <table:table-cell/>
          <table:table-cell table:style-name="ce24" office:value-type="string">
            <text:p>Tête, cou et poitrail roux. Petite barbiche noire et bande noire entre l'œil et le bec. L'œil est cerclé de rouge. Front et joues blanchâtres. Dos brun noir. Bec crochu et pattes brunâtres.</text:p>
          </table:table-cell>
          <table:table-cell table:number-columns-repeated="1007"/>
        </table:table-row>
        <table:table-row table:style-name="ro20">
          <table:table-cell table:style-name="ce23" office:value-type="string">
            <text:p>Milan noir</text:p>
          </table:table-cell>
          <table:table-cell table:style-name="ce23"/>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4" office:value-type="float" office:value="56.0">
            <text:p>5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sombre, avec le bout des ailes noires. Tête d'un brun grisâtre, avec un bec jaune et noir. Vus du dessous, le bord des ailes et la queue sont grisâtres légèrement rayés. La queue est un peu incurvée.</text:p>
          </table:table-cell>
          <table:table-cell table:number-columns-repeated="1007"/>
        </table:table-row>
        <table:table-row table:style-name="ro13">
          <table:table-cell table:style-name="ce23" office:value-type="string">
            <text:p>Milan royal</text:p>
          </table:table-cell>
          <table:table-cell table:style-name="ce23"/>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4" office:value-type="float" office:value="61.0">
            <text:p>61</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number-columns-repeated="1007"/>
        </table:table-row>
        <table:table-row table:style-name="ro7">
          <table:table-cell table:style-name="ce23" office:value-type="string">
            <text:p>Pygargue à queue blanche</text:p>
          </table:table-cell>
          <table:table-cell table:style-name="ce23"/>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queue en losange et blanche. Bec et pattes jaunes. Le plumage des jeunes est plus foncé et s'éclaircit au fil du temps. Rare, sauf en Scandinavie.</text:p>
          </table:table-cell>
          <table:table-cell table:number-columns-repeated="1007"/>
        </table:table-row>
        <table:table-row table:style-name="ro17">
          <table:table-cell table:style-name="ce23" office:value-type="string">
            <text:p>Vautour fauve</text:p>
          </table:table-cell>
          <table:table-cell table:style-name="ce23"/>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4" office:value-type="float" office:value="100.0">
            <text:p>10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Brun à l'exception du bord des ailes et de la queue noirs. Tête et cou gris et nus. Bec crochu.</text:p>
          </table:table-cell>
          <table:table-cell table:number-columns-repeated="1007"/>
        </table:table-row>
        <table:table-row table:style-name="ro23">
          <table:table-cell table:style-name="ce23" office:value-type="string">
            <text:p>Vautour moine</text:p>
          </table:table-cell>
          <table:table-cell table:style-name="ce23"/>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4" office:value-type="float" office:value="104.0">
            <text:p>10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orps brun sombre. Tête nue. Bec crochu.</text:p>
          </table:table-cell>
          <table:table-cell table:number-columns-repeated="1007"/>
        </table:table-row>
        <table:table-row table:style-name="ro1">
          <table:table-cell table:style-name="ce23" office:value-type="string">
            <text:p>Vautour percnoptère</text:p>
          </table:table-cell>
          <table:table-cell table:style-name="ce23"/>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4" office:value-type="float" office:value="62.0">
            <text:p>62</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Blanc, avec le dessous des ailes partiellement noir. Face nue jaune. Bec crochu.</text:p>
          </table:table-cell>
          <table:table-cell table:number-columns-repeated="1007"/>
        </table:table-row>
        <table:table-row table:style-name="ro4">
          <table:table-cell table:style-name="ce23" office:value-type="string">
            <text:p>Guifette leucoptère</text:p>
          </table:table-cell>
          <table:table-cell table:style-name="ce23"/>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ventre et milieu du dos noirs. Dessous des ailes partiellement noir. Dessus des ailes gris. Bec rougeâtre qui paraît plutôt noir. Pattes orange.</text:p>
          </table:table-cell>
          <table:table-cell table:number-columns-repeated="1007"/>
        </table:table-row>
        <table:table-row table:style-name="ro22">
          <table:table-cell table:style-name="ce23" office:value-type="string">
            <text:p>Guifette moustac</text:p>
          </table:table-cell>
          <table:table-cell table:style-name="ce23"/>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4" office:value-type="string">
            <text:p>Vit et niche dans les marais et étangs d'eau douce. Pêche en piqué. Oiseau migrateur qui niche en Europe dans des zones très localisées. En France, 10 % des effectifs nichent dans les étangs de la Brenne.</text:p>
          </table:table-cell>
          <table:table-cell table:number-columns-repeated="1006"/>
        </table:table-row>
        <table:table-row table:style-name="ro9">
          <table:table-cell table:style-name="ce23" office:value-type="string">
            <text:p>Guifette noire</text:p>
          </table:table-cell>
          <table:table-cell table:style-name="ce23"/>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ventre noirs. Dos gris. Le dessous devient blanc en hiver. Bec noir. </text:p>
          </table:table-cell>
          <table:table-cell table:number-columns-repeated="1007"/>
        </table:table-row>
        <table:table-row table:style-name="ro10">
          <table:table-cell table:style-name="ce23" office:value-type="string">
            <text:p>Sterne arctique</text:p>
          </table:table-cell>
          <table:table-cell table:style-name="ce23"/>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Tête noire. Bec fin orange. Pattes orange.</text:p>
          </table:table-cell>
          <table:table-cell table:style-name="ce24" office:value-type="string">
            <text:p>Uniquement dans les zones arctiques. En été, niche sur les côtes d'Europe du Nord, en Islande. Passe l'hiver en Antarctique.</text:p>
          </table:table-cell>
          <table:table-cell table:number-columns-repeated="1006"/>
        </table:table-row>
        <table:table-row table:style-name="ro25">
          <table:table-cell table:style-name="ce23" office:value-type="string">
            <text:p>Sterne caspienne</text:p>
          </table:table-cell>
          <table:table-cell table:style-name="ce23"/>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4" office:value-type="float" office:value="53.0">
            <text:p>53</text:p>
          </table:table-cell>
          <table:table-cell table:style-name="ce24" office:value-type="string">
            <text:p>Sternes</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Joues et gorge blanches. Tête noire. Puissant bec rouge orange à bout noirâtre. Pattes noires.</text:p>
          </table:table-cell>
          <table:table-cell table:style-name="ce24" office:value-type="string">
            <text:p>Niche sur les côtes de la mer Baltique.</text:p>
          </table:table-cell>
          <table:table-cell table:number-columns-repeated="1006"/>
        </table:table-row>
        <table:table-row table:style-name="ro3">
          <table:table-cell table:style-name="ce23" office:value-type="string">
            <text:p>Sterne caugek</text:p>
          </table:table-cell>
          <table:table-cell table:style-name="ce23"/>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noir à bout jaune. Pattes noires.</text:p>
          </table:table-cell>
          <table:table-cell table:style-name="ce24" office:value-type="string">
            <text:p>Niche sur le littoral atlantique et de la mer du Nord. Hivernage sur les côtes turques et grecques et en Afrique.</text:p>
          </table:table-cell>
          <table:table-cell table:number-columns-repeated="1006"/>
        </table:table-row>
        <table:table-row table:style-name="ro17">
          <table:table-cell table:style-name="ce23" office:value-type="string">
            <text:p>Sterne de Dougall</text:p>
          </table:table-cell>
          <table:table-cell table:style-name="ce23"/>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orange à bout noir. Pattes oranges.</text:p>
          </table:table-cell>
          <table:table-cell table:style-name="ce24" office:value-type="string">
            <text:p>Niche dans les îles britanniques. En France, sur les côtes bretonnes et méditerranéennes.</text:p>
          </table:table-cell>
          <table:table-cell table:number-columns-repeated="1006"/>
        </table:table-row>
        <table:table-row table:style-name="ro3">
          <table:table-cell table:style-name="ce23" office:value-type="string">
            <text:p>Sterne hansel</text:p>
          </table:table-cell>
          <table:table-cell table:style-name="ce23"/>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s'étendant sur la nuque. Puissant bec noir. Pattes noires.</text:p>
          </table:table-cell>
          <table:table-cell table:style-name="ce24" office:value-type="string">
            <text:p>Niche en Espagne, Italie, autour de la mer Noire.</text:p>
          </table:table-cell>
          <table:table-cell table:number-columns-repeated="1006"/>
        </table:table-row>
        <table:table-row table:style-name="ro6">
          <table:table-cell table:style-name="ce23" office:value-type="string">
            <text:p>Sterne naine</text:p>
          </table:table-cell>
          <table:table-cell table:style-name="ce23"/>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queue bifide</text:p>
          </table:table-cell>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avec une tache blanche sur le front. Bec fin jaune à bout noirâtre. Pattes orange.</text:p>
          </table:table-cell>
          <table:table-cell table:style-name="ce24" office:value-type="string">
            <text:p>Niche sur les côtes des îles britanniques, d'Europe du Nord, de la Méditerranée, en Ukraine et pays baltes. En France, on la trouve aussi au bord de la Loire.</text:p>
          </table:table-cell>
          <table:table-cell table:number-columns-repeated="1006"/>
        </table:table-row>
        <table:table-row table:style-name="ro21">
          <table:table-cell table:style-name="ce23" office:value-type="string">
            <text:p>Sterne pierregarin</text:p>
          </table:table-cell>
          <table:table-cell table:style-name="ce23"/>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style-name="ce24" office:value-type="string">
            <text:p>noir</text:p>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4" office:value-type="string">
            <text:p>Niche dans les îles britanniques, en Europe du Nord, Scandinavie, Europe de l'Est, sur les côtes méditerranéennes. En France, on la trouve aussi au bord de la Loire.</text:p>
          </table:table-cell>
          <table:table-cell table:number-columns-repeated="1006"/>
        </table:table-row>
        <table:table-row table:style-name="ro0" table:number-rows-repeated="1048128">
          <table:table-cell table:number-columns-repeated="1024"/>
        </table:table-row>
      </table:table>
      <table:table table:name="Feuil2" table:style-name="ta0">
        <table:table-column table:style-name="co18" table:default-cell-style-name="Default"/>
        <table:table-column table:style-name="co19" table:default-cell-style-name="Default"/>
        <table:table-column table:style-name="co13" table:default-cell-style-name="Default" table:number-columns-repeated="4"/>
        <table:table-column table:style-name="co0" table:default-cell-style-name="Default" table:number-columns-repeated="1018"/>
        <table:table-row table:style-name="ro28">
          <table:table-cell table:number-columns-repeated="1024"/>
        </table:table-row>
        <table:table-row table:style-name="ro29">
          <table:table-cell table:style-name="ce26" office:value-type="string">
            <text:p>Signes distinctifs</text:p>
          </table:table-cell>
          <table:table-cell table:style-name="ce26" office:value-type="string">
            <text:p>Couleur dominante</text:p>
          </table:table-cell>
          <table:table-cell table:style-name="ce26" office:value-type="string">
            <text:p>Tâche de couleur</text:p>
          </table:table-cell>
          <table:table-cell table:style-name="ce26" office:value-type="string">
            <text:p>Couleur bec</text:p>
          </table:table-cell>
          <table:table-cell table:style-name="ce26" office:value-type="string">
            <text:p>Couleur pattes</text:p>
          </table:table-cell>
          <table:table-cell table:number-columns-repeated="1019"/>
        </table:table-row>
        <table:table-row table:style-name="ro30">
          <table:table-cell table:style-name="ce24" office:value-type="string">
            <text:p>Huppe</text:p>
          </table:table-cell>
          <table:table-cell table:number-columns-repeated="1023"/>
        </table:table-row>
        <table:table-row table:style-name="ro29">
          <table:table-cell table:style-name="ce24" office:value-type="string">
            <text:p>Queue longue</text:p>
          </table:table-cell>
          <table:table-cell table:number-columns-repeated="1023"/>
        </table:table-row>
        <table:table-row table:style-name="ro29">
          <table:table-cell table:style-name="ce24" office:value-type="string">
            <text:p>Queue bifide</text:p>
          </table:table-cell>
          <table:table-cell table:number-columns-repeated="1023"/>
        </table:table-row>
        <table:table-row table:style-name="ro30">
          <table:table-cell table:style-name="ce24" office:value-type="string">
            <text:p>moucheté</text:p>
          </table:table-cell>
          <table:table-cell table:number-columns-repeated="1023"/>
        </table:table-row>
        <table:table-row table:style-name="ro28" table:number-rows-repeated="4">
          <table:table-cell table:number-columns-repeated="1024"/>
        </table:table-row>
        <table:table-row table:style-name="ro27">
          <table:table-cell table:style-name="ce26" office:value-type="string">
            <text:p>Catégories delachaux</text:p>
          </table:table-cell>
          <table:table-cell table:style-name="ce26" office:value-type="string">
            <text:p>Nos catégories</text:p>
          </table:table-cell>
          <table:table-cell/>
          <table:table-cell table:style-name="ce26" office:value-type="string">
            <text:p>Catégories de becs</text:p>
          </table:table-cell>
          <table:table-cell table:number-columns-repeated="1020"/>
        </table:table-row>
        <table:table-row table:style-name="ro30">
          <table:table-cell table:number-columns-repeated="2" table:style-name="ce24" office:value-type="string">
            <text:p>passereaux</text:p>
          </table:table-cell>
          <table:table-cell/>
          <table:table-cell table:style-name="ce24" office:value-type="string">
            <text:p>crochu</text:p>
          </table:table-cell>
          <table:table-cell table:number-columns-repeated="1020"/>
        </table:table-row>
        <table:table-row table:style-name="ro30">
          <table:table-cell/>
          <table:table-cell table:style-name="ce24" office:value-type="string">
            <text:p>corvidés</text:p>
          </table:table-cell>
          <table:table-cell/>
          <table:table-cell table:style-name="ce24" office:value-type="string">
            <text:p>fin long</text:p>
          </table:table-cell>
          <table:table-cell table:number-columns-repeated="1020"/>
        </table:table-row>
        <table:table-row table:style-name="ro30">
          <table:table-cell table:number-columns-repeated="2" table:style-name="ce24" office:value-type="string">
            <text:p>pigeons</text:p>
          </table:table-cell>
          <table:table-cell/>
          <table:table-cell table:style-name="ce24" office:value-type="string">
            <text:p>grèbe</text:p>
          </table:table-cell>
          <table:table-cell table:number-columns-repeated="1020"/>
        </table:table-row>
        <table:table-row table:style-name="ro30">
          <table:table-cell table:number-columns-repeated="2" table:style-name="ce24" office:value-type="string">
            <text:p>pics</text:p>
          </table:table-cell>
          <table:table-cell/>
          <table:table-cell table:style-name="ce24" office:value-type="string">
            <text:p>autre</text:p>
          </table:table-cell>
          <table:table-cell table:number-columns-repeated="1020"/>
        </table:table-row>
        <table:table-row table:style-name="ro29">
          <table:table-cell table:style-name="ce24" office:value-type="string">
            <text:p>rapaces noctures</text:p>
          </table:table-cell>
          <table:table-cell table:style-name="ce24" office:value-type="string">
            <text:p>chouettes, hiboux</text:p>
          </table:table-cell>
          <table:table-cell/>
          <table:table-cell table:style-name="ce24" office:value-type="string">
            <text:p>courbé</text:p>
          </table:table-cell>
          <table:table-cell table:number-columns-repeated="1020"/>
        </table:table-row>
        <table:table-row table:style-name="ro29">
          <table:table-cell table:style-name="ce24" office:value-type="string">
            <text:p>rapaces diurnes</text:p>
          </table:table-cell>
          <table:table-cell table:style-name="ce24" office:value-type="string">
            <text:p>rapaces</text:p>
          </table:table-cell>
          <table:table-cell/>
          <table:table-cell table:style-name="ce24" office:value-type="string">
            <text:p>mouette</text:p>
          </table:table-cell>
          <table:table-cell table:number-columns-repeated="1020"/>
        </table:table-row>
        <table:table-row table:style-name="ro30">
          <table:table-cell table:number-columns-repeated="2" table:style-name="ce24" office:value-type="string">
            <text:p>gallinacés</text:p>
          </table:table-cell>
          <table:table-cell/>
          <table:table-cell table:style-name="ce24" office:value-type="string">
            <text:p>fin court</text:p>
          </table:table-cell>
          <table:table-cell table:number-columns-repeated="1020"/>
        </table:table-row>
        <table:table-row table:style-name="ro30">
          <table:table-cell table:number-columns-repeated="2" table:style-name="ce24" office:value-type="string">
            <text:p>échassiers</text:p>
          </table:table-cell>
          <table:table-cell/>
          <table:table-cell table:style-name="ce24" office:value-type="string">
            <text:p>épais</text:p>
          </table:table-cell>
          <table:table-cell table:number-columns-repeated="1020"/>
        </table:table-row>
        <table:table-row table:style-name="ro27">
          <table:table-cell table:style-name="ce24" office:value-type="string">
            <text:p>ralidés</text:p>
          </table:table-cell>
          <table:table-cell table:style-name="ce24" office:value-type="string">
            <text:p>oiseaux des rivières et étangs</text:p>
          </table:table-cell>
          <table:table-cell/>
          <table:table-cell table:style-name="ce24" office:value-type="string">
            <text:p>canard</text:p>
          </table:table-cell>
          <table:table-cell table:number-columns-repeated="1020"/>
        </table:table-row>
        <table:table-row table:style-name="ro30">
          <table:table-cell table:number-columns-repeated="2" table:style-name="ce24" office:value-type="string">
            <text:p>limicoles</text:p>
          </table:table-cell>
          <table:table-cell table:number-columns-repeated="1022"/>
        </table:table-row>
        <table:table-row table:style-name="ro29">
          <table:table-cell table:style-name="ce24" office:value-type="string">
            <text:p>laridés</text:p>
          </table:table-cell>
          <table:table-cell table:style-name="ce24" office:value-type="string">
            <text:p>oiseaux de mer</text:p>
          </table:table-cell>
          <table:table-cell table:number-columns-repeated="1022"/>
        </table:table-row>
        <table:table-row table:style-name="ro27">
          <table:table-cell table:style-name="ce24" office:value-type="string">
            <text:p>plongeons et grèbes</text:p>
          </table:table-cell>
          <table:table-cell table:style-name="ce24" office:value-type="string">
            <text:p>oiseaux des rivières et étangs</text:p>
          </table:table-cell>
          <table:table-cell table:number-columns-repeated="1022"/>
        </table:table-row>
        <table:table-row table:style-name="ro27">
          <table:table-cell table:style-name="ce24" office:value-type="string">
            <text:p>anatidés</text:p>
          </table:table-cell>
          <table:table-cell table:style-name="ce24" office:value-type="string">
            <text:p>canards, cygnes, oies</text:p>
          </table:table-cell>
          <table:table-cell table:number-columns-repeated="1022"/>
        </table:table-row>
        <table:table-row table:style-name="ro29">
          <table:table-cell table:style-name="ce24" office:value-type="string">
            <text:p>puffins, pétrels</text:p>
          </table:table-cell>
          <table:table-cell table:style-name="ce24"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28"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